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c@dac-Veriton-M200-H310:~$ cd /bin</text:p>
      <text:p text:style-name="Standard">dac@dac-Veriton-M200-H310:/bin$ ls</text:p>
      <text:p text:style-name="Standard">'[' <text:s text:c="34"/>encguess <text:s text:c="22"/>gzip <text:s text:c="30"/>mkfontdir <text:s text:c="18"/>psfaddtable <text:s text:c="21"/>trust</text:p>
      <text:p text:style-name="Standard"><text:s/>aa-enabled <text:s text:c="26"/>enchant-2 <text:s text:c="21"/>h2ph <text:s text:c="30"/>mkfontscale <text:s text:c="16"/>psfgettable <text:s text:c="21"/>tset</text:p>
      <text:p text:style-name="Standard"><text:s/>aa-exec <text:s text:c="29"/>enchant-lsmod-2 <text:s text:c="15"/>h2xs <text:s text:c="30"/>mkisofs <text:s text:c="20"/>psfstriptable <text:s text:c="19"/>tsort</text:p>
      <text:p text:style-name="Standard"><text:s/>aconnect <text:s text:c="28"/>env <text:s text:c="27"/>hbpldecode <text:s text:c="24"/>mkmanifest <text:s text:c="17"/>psfxtable <text:s text:c="23"/>ttfread</text:p>
      <text:p text:style-name="Standard"><text:s/>acpi_listen <text:s text:c="25"/>envsubst <text:s text:c="22"/>hciattach <text:s text:c="25"/>mk_modmap <text:s text:c="18"/>psicc <text:s text:c="27"/>tty</text:p>
      <text:p text:style-name="Standard"><text:s/>add-apt-repository <text:s text:c="18"/>eog <text:s text:c="27"/>hciconfig <text:s text:c="25"/>mknod <text:s text:c="22"/>pslog <text:s text:c="27"/>tzselect</text:p>
      <text:p text:style-name="Standard"><text:s/>addpart <text:s text:c="29"/>eps2eps <text:s text:c="23"/>hcitool <text:s text:c="27"/>mksquashfs <text:s text:c="17"/>pstree <text:s text:c="26"/>ua</text:p>
      <text:p text:style-name="Standard"><text:s/>addr2line <text:s text:c="27"/>eqn <text:s text:c="27"/>hd <text:s text:c="32"/>mktemp <text:s text:c="21"/>pstree.x11 <text:s text:c="22"/>ubuntu-advantage</text:p>
      <text:p text:style-name="Standard"><text:s/>alsabat <text:s text:c="29"/>esc-m <text:s text:c="25"/>head <text:s text:c="30"/>mkzftree <text:s text:c="19"/>ptar <text:s text:c="28"/>ubuntu-bug</text:p>
      <text:p text:style-name="Standard"><text:s/>alsaloop <text:s text:c="28"/>eutp <text:s text:c="26"/>HEAD <text:s text:c="30"/>mlabel <text:s text:c="21"/>ptardiff <text:s text:c="24"/>ubuntu-core-launcher</text:p>
      <text:p text:style-name="Standard"><text:s/>alsamixer <text:s text:c="27"/>evince <text:s text:c="24"/>helpztags <text:s text:c="25"/>mmcli <text:s text:c="22"/>ptargrep <text:s text:c="24"/>ubuntu-drivers</text:p>
      <text:p text:style-name="Standard"><text:s/>alsatplg <text:s text:c="28"/>evince-previewer <text:s text:c="14"/>hex2hcd <text:s text:c="27"/>mmd <text:s text:c="24"/>ptx <text:s text:c="29"/>ubuntu-report</text:p>
      <text:p text:style-name="Standard"><text:s/>alsaucm <text:s text:c="29"/>evince-thumbnailer <text:s text:c="12"/>hexdump <text:s text:c="27"/>mmdbresolve <text:s text:c="16"/>pulseaudio <text:s text:c="22"/>ubuntu-security-status</text:p>
      <text:p text:style-name="Standard"><text:s/>amidi <text:s text:c="31"/>ex <text:s text:c="28"/>hipercdecode <text:s text:c="22"/>mmount <text:s text:c="21"/>pwd <text:s text:c="29"/>ucf</text:p>
      <text:p text:style-name="Standard"><text:s/>amixer <text:s text:c="30"/>expand <text:s text:c="24"/>host <text:s text:c="30"/>mmove <text:s text:c="22"/>pwdx <text:s text:c="28"/>ucfq</text:p>
      <text:p text:style-name="Standard"><text:s/>amuFormat.sh <text:s text:c="24"/>expiry <text:s text:c="24"/>hostid <text:s text:c="28"/>mokutil <text:s text:c="20"/>py3clean <text:s text:c="24"/>ucfr</text:p>
      <text:p text:style-name="Standard"><text:s/>apg <text:s text:c="33"/>expr <text:s text:c="26"/>hostname <text:s text:c="26"/>monitor-sensor <text:s text:c="13"/>py3compile <text:s text:c="22"/>ucs2any</text:p>
      <text:p text:style-name="Standard"><text:s/>apgbfm <text:s text:c="30"/>extcheck <text:s text:c="22"/>hostnamectl <text:s text:c="23"/>more <text:s text:c="23"/>py3versions <text:s text:c="21"/>udevadm</text:p>
      <text:p text:style-name="Standard"><text:s/>aplay <text:s text:c="31"/>factor <text:s text:c="24"/>hp-align <text:s text:c="26"/>mount <text:s text:c="22"/>pydoc3 <text:s text:c="26"/>udisksctl</text:p>
      <text:p text:style-name="Standard"><text:s/>aplaymidi <text:s text:c="27"/>faillog <text:s text:c="23"/>hp-check <text:s text:c="26"/>mountpoint <text:s text:c="17"/>pydoc3.8 <text:s text:c="24"/>ul</text:p>
      <text:p text:style-name="Standard"><text:s/>appletviewer <text:s text:c="24"/>fallocate <text:s text:c="21"/>hp-clean <text:s text:c="26"/>mousetweaks <text:s text:c="16"/>pygettext3 <text:s text:c="22"/>ulockmgr_server</text:p>
      <text:p text:style-name="Standard"><text:s/>apport-bug <text:s text:c="26"/>false <text:s text:c="25"/>hp-colorcal <text:s text:c="23"/>mpartition <text:s text:c="17"/>pygettext3.8 <text:s text:c="20"/>umax_pp</text:p>
      <text:p text:style-name="Standard"><text:s/>apport-cli <text:s text:c="26"/>fc-cache <text:s text:c="22"/>hp-config_usb_printer <text:s text:c="13"/>mrd <text:s text:c="24"/>pyjwt3 <text:s text:c="26"/>umount</text:p>
      <text:p text:style-name="Standard"><text:s/>apport-collect <text:s text:c="22"/>fc-cat <text:s text:c="24"/>hp-doctor <text:s text:c="25"/>mren <text:s text:c="23"/>python3 <text:s text:c="25"/>uname</text:p>
      <text:p text:style-name="Standard"><text:s/>apport-unpack <text:s text:c="23"/>fc-conflist <text:s text:c="19"/>hp-firmware <text:s text:c="23"/>mscompress <text:s text:c="17"/>python3.8 <text:s text:c="23"/>unattended-upgrade</text:p>
      <text:p text:style-name="Standard"><text:soft-page-break/><text:s/>appres <text:s text:c="30"/>fc-list <text:s text:c="23"/>hp-info <text:s text:c="27"/>msexpand <text:s text:c="19"/>python3-futurize <text:s text:c="16"/>unattended-upgrades</text:p>
      <text:p text:style-name="Standard"><text:s/>appstreamcli <text:s text:c="24"/>fc-match <text:s text:c="22"/>hp-levels <text:s text:c="25"/>mshortname <text:s text:c="17"/>python3-pasteurize <text:s text:c="14"/>uncompress</text:p>
      <text:p text:style-name="Standard"><text:s/>apropos <text:s text:c="29"/>fc-pattern <text:s text:c="20"/>hp-logcapture <text:s text:c="21"/>mshowfat <text:s text:c="19"/>qpdldecode <text:s text:c="22"/>unexpand</text:p>
      <text:p text:style-name="Standard"><text:s/>apt <text:s text:c="33"/>fc-query <text:s text:c="22"/>hp-makeuri <text:s text:c="24"/>ms_print <text:s text:c="19"/>quirks-handler <text:s text:c="18"/>unicode_start</text:p>
      <text:p text:style-name="Standard"><text:s/>apt-add-repository <text:s text:c="18"/>fc-scan <text:s text:c="23"/>hp-pkservice <text:s text:c="22"/>mt <text:s text:c="25"/>randpkt <text:s text:c="25"/>unicode_stop</text:p>
      <text:p text:style-name="Standard"><text:s/>apt-cache <text:s text:c="27"/>fc-validate <text:s text:c="19"/>hp-plugin <text:s text:c="25"/>mt-gnu <text:s text:c="21"/>ranlib <text:s text:c="26"/>uniq</text:p>
      <text:p text:style-name="Standard"><text:s/>apt-cdrom <text:s text:c="27"/>fgconsole <text:s text:c="21"/>hp-plugin-ubuntu <text:s text:c="18"/>mtools <text:s text:c="21"/>rawshark <text:s text:c="24"/>unity-scope-loader</text:p>
      <text:p text:style-name="Standard"><text:s/>apt-config <text:s text:c="26"/>fgrep <text:s text:c="25"/>hp-probe <text:s text:c="26"/>mtoolstest <text:s text:c="17"/>rbash <text:s text:c="27"/>unlink</text:p>
      <text:p text:style-name="Standard"><text:s/>aptdcon <text:s text:c="29"/>file <text:s text:c="26"/>hp-query <text:s text:c="26"/>mtr <text:s text:c="24"/>rcp <text:s text:c="29"/>unlz4</text:p>
      <text:p text:style-name="Standard"><text:s/>apt-extracttemplates <text:s text:c="16"/>file2brl <text:s text:c="22"/>hp-scan <text:s text:c="27"/>mtrace <text:s text:c="21"/>rctest <text:s text:c="26"/>unlzma</text:p>
      <text:p text:style-name="Standard"><text:s/>apt-ftparchive <text:s text:c="22"/>file-roller <text:s text:c="19"/>hp-setup <text:s text:c="26"/>mtr-packet <text:s text:c="17"/>rdiffdir <text:s text:c="24"/>unmkinitramfs</text:p>
      <text:p text:style-name="Standard"><text:s/>apt-get <text:s text:c="29"/>fincore <text:s text:c="23"/>hp-testpage <text:s text:c="23"/>mtype <text:s text:c="22"/>rdma <text:s text:c="28"/>unopkg</text:p>
      <text:p text:style-name="Standard"><text:s/>apt-key <text:s text:c="29"/>find <text:s text:c="26"/>hp-timedate <text:s text:c="23"/>mutter <text:s text:c="21"/>readelf <text:s text:c="25"/>unpack200</text:p>
      <text:p text:style-name="Standard"><text:s/>apt-mark <text:s text:c="28"/>findmnt <text:s text:c="23"/>hsdb <text:s text:c="30"/>mv <text:s text:c="25"/>readlink <text:s text:c="24"/>unshare</text:p>
      <text:p text:style-name="Standard"><text:s/>apt-sortpkgs <text:s text:c="24"/>firefox <text:s text:c="23"/>hwe-support-status <text:s text:c="16"/>mxtar <text:s text:c="22"/>realpath <text:s text:c="24"/>unsquashfs</text:p>
      <text:p text:style-name="Standard"><text:s/>apturl <text:s text:c="30"/>flock <text:s text:c="25"/>i386 <text:s text:c="30"/>myisamchk <text:s text:c="18"/>red <text:s text:c="29"/>unxz</text:p>
      <text:p text:style-name="Standard"><text:s/>apturl-gtk <text:s text:c="26"/>fmt <text:s text:c="27"/>i686-linux-gnu-pkg-config <text:s text:c="9"/>myisam_ftdump <text:s text:c="14"/>remmina <text:s text:c="25"/>unzip</text:p>
      <text:p text:style-name="Standard"><text:s/>ar <text:s text:c="34"/>fold <text:s text:c="26"/>ibd2sdi <text:s text:c="27"/>myisamlog <text:s text:c="18"/>remmina-file-wrapper <text:s text:c="12"/>unzipsfx</text:p>
      <text:p text:style-name="Standard"><text:s/>arch <text:s text:c="32"/>fonttosfnt <text:s text:c="20"/>ibus <text:s text:c="30"/>myisampack <text:s text:c="17"/>remmina-gnome <text:s text:c="19"/>update-alternatives</text:p>
      <text:p text:style-name="Standard"><text:s/>arecord <text:s text:c="29"/>foo2ddst <text:s text:c="22"/>ibus-daemon <text:s text:c="23"/>my_print_defaults <text:s text:c="10"/>rename.ul <text:s text:c="23"/>update-desktop-database</text:p>
      <text:p text:style-name="Standard"><text:s/>arecordmidi <text:s text:c="25"/>foo2ddst-wrapper <text:s text:c="14"/>ibus-setup <text:s text:c="24"/>mysql <text:s text:c="22"/>rendercheck <text:s text:c="21"/>update-manager</text:p>
      <text:p text:style-name="Standard"><text:s/>arm2hpdl <text:s text:c="28"/>foo2hbpl2 <text:s text:c="21"/>ibus-table-createdb <text:s text:c="15"/>mysqladmin <text:s text:c="17"/>renice <text:s text:c="26"/>update-mime-database</text:p>
      <text:p text:style-name="Standard"><text:s/>as <text:s text:c="34"/>foo2hbpl2-wrapper <text:s text:c="13"/>iceauth <text:s text:c="27"/>mysqlanalyze <text:s text:c="15"/>reordercap <text:s text:c="22"/>update-notifier</text:p>
      <text:p text:style-name="Standard"><text:s/>aseqdump <text:s text:c="28"/>foo2hiperc <text:s text:c="20"/>ico <text:s text:c="31"/>mysqlbinlog <text:s text:c="16"/>reset <text:s text:c="27"/>upower</text:p>
      <text:p text:style-name="Standard"><text:s/>aseqnet <text:s text:c="29"/>foo2hiperc-wrapper <text:s text:c="12"/>iconv <text:s text:c="29"/>mysqlcheck <text:s text:c="17"/>resizecons <text:s text:c="22"/>uptime</text:p>
      <text:p text:style-name="Standard"><text:s/>aspell <text:s text:c="30"/>foo2hp <text:s text:c="24"/>id <text:s text:c="32"/>mysql_config_editor <text:s text:c="8"/>resizepart <text:s text:c="22"/>usb-creator-gtk</text:p>
      <text:p text:style-name="Standard"><text:soft-page-break/><text:s/>aspell-import <text:s text:c="23"/>foo2hp2600-wrapper <text:s text:c="12"/>idlj <text:s text:c="30"/>mysqld_multi <text:s text:c="15"/>resolvectl <text:s text:c="22"/>usb-devices</text:p>
      <text:p text:style-name="Standard"><text:s/>atobm <text:s text:c="31"/>foo2lava <text:s text:c="22"/>iecset <text:s text:c="28"/>mysqld_safe <text:s text:c="16"/>rev <text:s text:c="29"/>usbhid-dump</text:p>
      <text:p text:style-name="Standard"><text:s/>avahi-browse <text:s text:c="24"/>foo2lava-wrapper <text:s text:c="14"/>ijs_pxljr <text:s text:c="25"/>mysqldump <text:s text:c="18"/>rfcomm <text:s text:c="26"/>usb_printerid</text:p>
      <text:p text:style-name="Standard"><text:s/>avahi-browse-domains <text:s text:c="16"/>foo2oak <text:s text:c="23"/>im-config <text:s text:c="25"/>mysqldumpslow <text:s text:c="14"/>rgrep <text:s text:c="27"/>usbreset</text:p>
      <text:p text:style-name="Standard"><text:s/>avahi-publish <text:s text:c="23"/>foo2oak-wrapper <text:s text:c="15"/>im-launch <text:s text:c="25"/>mysqlimport <text:s text:c="16"/>rhythmbox <text:s text:c="23"/>users</text:p>
      <text:p text:style-name="Standard"><text:s/>avahi-publish-address <text:s text:c="15"/>foo2qpdl <text:s text:c="22"/>info <text:s text:c="30"/>mysql_migrate_keyring <text:s text:c="6"/>rhythmbox-client <text:s text:c="16"/>utmpdump</text:p>
      <text:p text:style-name="Standard"><text:s/>avahi-publish-service <text:s text:c="15"/>foo2qpdl-wrapper <text:s text:c="14"/>infobrowser <text:s text:c="23"/>mysqloptimize <text:s text:c="14"/>rlogin <text:s text:c="26"/>uuidgen</text:p>
      <text:p text:style-name="Standard"><text:s/>avahi-resolve <text:s text:c="23"/>foo2slx <text:s text:c="23"/>infocmp <text:s text:c="27"/>mysqlpump <text:s text:c="18"/>rm <text:s text:c="30"/>uuidparse</text:p>
      <text:p text:style-name="Standard"><text:s/>avahi-resolve-address <text:s text:c="15"/>foo2slx-wrapper <text:s text:c="15"/>infotocap <text:s text:c="25"/>mysqlrepair <text:s text:c="16"/>rmdir <text:s text:c="27"/>uz</text:p>
      <text:p text:style-name="Standard"><text:s/>avahi-resolve-host-name <text:s text:c="13"/>foo2xqx <text:s text:c="23"/>innochecksum <text:s text:c="22"/>mysqlreport <text:s text:c="16"/>rmic <text:s text:c="28"/>valgrind</text:p>
      <text:p text:style-name="Standard"><text:s/>avahi-set-host-name <text:s text:c="17"/>foo2xqx-wrapper <text:s text:c="15"/>inputattach <text:s text:c="23"/>mysql_secure_installation <text:s text:c="2"/>rmid <text:s text:c="28"/>valgrind.bin</text:p>
      <text:p text:style-name="Standard"><text:s/>awk <text:s text:c="33"/>foo2zjs <text:s text:c="23"/>install <text:s text:c="27"/>mysqlshow <text:s text:c="18"/>rmiregistry <text:s text:c="21"/>valgrind-di-server</text:p>
      <text:p text:style-name="Standard"><text:s/>axfer <text:s text:c="31"/>foo2zjs-icc2ps <text:s text:c="16"/>install-info <text:s text:c="22"/>mysqlslap <text:s text:c="18"/>rnano <text:s text:c="27"/>valgrind-listener</text:p>
      <text:p text:style-name="Standard"><text:s/>b2sum <text:s text:c="31"/>foo2zjs-pstops <text:s text:c="16"/>install-printerdriver <text:s text:c="13"/>mysql_ssl_rsa_setup <text:s text:c="8"/>routef <text:s text:c="26"/>vdir</text:p>
      <text:p text:style-name="Standard"><text:s/>baobab <text:s text:c="30"/>foo2zjs-wrapper <text:s text:c="15"/>instmodsh <text:s text:c="25"/>mysql_tzinfo_to_sql <text:s text:c="8"/>routel <text:s text:c="26"/>vgdb</text:p>
      <text:p text:style-name="Standard"><text:s/>base32 <text:s text:c="30"/>foomatic-rip <text:s text:c="18"/>intel-virtual-output <text:s text:c="14"/>mysql_upgrade <text:s text:c="14"/>rpcgen <text:s text:c="26"/>vi</text:p>
      <text:p text:style-name="Standard"><text:s/>base64 <text:s text:c="30"/>fprintd-delete <text:s text:c="16"/>ionice <text:s text:c="28"/>mzip <text:s text:c="23"/>rrsync <text:s text:c="26"/>view</text:p>
      <text:p text:style-name="Standard"><text:s/>basename <text:s text:c="28"/>fprintd-enroll <text:s text:c="16"/>ip <text:s text:c="32"/>namei <text:s text:c="22"/>rsh <text:s text:c="29"/>viewres</text:p>
      <text:p text:style-name="Standard"><text:s/>bash <text:s text:c="32"/>fprintd-list <text:s text:c="18"/>ipcmk <text:s text:c="29"/>nano <text:s text:c="23"/>rstart <text:s text:c="26"/>vim</text:p>
      <text:p text:style-name="Standard"><text:s/>bashbug <text:s text:c="29"/>fprintd-verify <text:s text:c="16"/>ipcrm <text:s text:c="29"/>native2ascii <text:s text:c="15"/>rstartd <text:s text:c="25"/>vim.basic</text:p>
      <text:p text:style-name="Standard"><text:s/>bc <text:s text:c="34"/>free <text:s text:c="26"/>ipcs <text:s text:c="30"/>nautilus <text:s text:c="19"/>rsync <text:s text:c="27"/>vimdiff</text:p>
      <text:p text:style-name="Standard"><text:s/>bccmd <text:s text:c="31"/>from <text:s text:c="26"/>ipod-read-sysinfo-extended <text:s text:c="8"/>nautilus-autorun-software <text:s text:c="2"/>rtstat <text:s text:c="26"/>vim.tiny</text:p>
      <text:p text:style-name="Standard"><text:s/>bdftopcf <text:s text:c="28"/>ftp <text:s text:c="27"/>ipod-time-sync <text:s text:c="20"/>nautilus-sendto <text:s text:c="12"/>runcon <text:s text:c="26"/>vimtutor</text:p>
      <text:p text:style-name="Standard"><text:s/>bdftruncate <text:s text:c="25"/>funzip <text:s text:c="24"/>ippfind <text:s text:c="27"/>nawk <text:s text:c="23"/>run-mailcap <text:s text:c="21"/>vmstat</text:p>
      <text:p text:style-name="Standard"><text:s/>bitmap <text:s text:c="30"/>fuser <text:s text:c="25"/>ipptool <text:s text:c="27"/>nc <text:s text:c="25"/>run-parts <text:s text:c="23"/>vmwarectrl</text:p>
      <text:p text:style-name="Standard"><text:s/>bluemoon <text:s text:c="28"/>fusermount <text:s text:c="20"/>iptables-xml <text:s text:c="22"/>ncal <text:s text:c="23"/>run-with-aspell <text:s text:c="17"/>volname</text:p>
      <text:p text:style-name="Standard"><text:soft-page-break/><text:s/>bluetoothctl <text:s text:c="24"/>futurize <text:s text:c="22"/>ischroot <text:s text:c="26"/>nc.openbsd <text:s text:c="17"/>rview <text:s text:c="27"/>vstp</text:p>
      <text:p text:style-name="Standard"><text:s/>bluetooth-sendto <text:s text:c="20"/>fwupdagent <text:s text:c="20"/>isdv4-serial-debugger <text:s text:c="13"/>neqn <text:s text:c="23"/>rvim <text:s text:c="28"/>w</text:p>
      <text:p text:style-name="Standard"><text:s/>bmtoa <text:s text:c="31"/>fwupdate <text:s text:c="22"/>isdv4-serial-inputattach <text:s text:c="10"/>netcat <text:s text:c="21"/>rygel <text:s text:c="27"/>wall</text:p>
      <text:p text:style-name="Standard"><text:s/>boltctl <text:s text:c="29"/>fwupdmgr <text:s text:c="22"/>isodump <text:s text:c="27"/>netkit-ftp <text:s text:c="17"/>sane-find-scanner <text:s text:c="15"/>watch</text:p>
      <text:p text:style-name="Standard"><text:s/>bootctl <text:s text:c="29"/>fwupdtool <text:s text:c="21"/>isoinfo <text:s text:c="27"/>networkctl <text:s text:c="17"/>savelog <text:s text:c="25"/>watchgnupg</text:p>
      <text:p text:style-name="Standard"><text:s/>brltty <text:s text:c="30"/>fwupdtpmevlog <text:s text:c="17"/>isovfy <text:s text:c="28"/>networkd-dispatcher <text:s text:c="8"/>sbattach <text:s text:c="24"/>wc</text:p>
      <text:p text:style-name="Standard"><text:s/>brltty-ctb <text:s text:c="26"/>g++ <text:s text:c="27"/>ispell-wrapper <text:s text:c="20"/>newgrp <text:s text:c="21"/>sbkeysync <text:s text:c="23"/>wdctl</text:p>
      <text:p text:style-name="Standard"><text:s/>brltty-trtxt <text:s text:c="24"/>g++-9 <text:s text:c="25"/>jar <text:s text:c="31"/>ngettext <text:s text:c="19"/>sbsiglist <text:s text:c="23"/>wget</text:p>
      <text:p text:style-name="Standard"><text:s/>brltty-ttb <text:s text:c="26"/>gamemoded <text:s text:c="21"/>jarsigner <text:s text:c="25"/>nice <text:s text:c="23"/>sbsign <text:s text:c="26"/>whatis</text:p>
      <text:p text:style-name="Standard"><text:s/>broadwayd <text:s text:c="27"/>gamemoderun <text:s text:c="19"/>java <text:s text:c="30"/>nisdomainname <text:s text:c="14"/>sbvarsign <text:s text:c="23"/>whereis</text:p>
      <text:p text:style-name="Standard"><text:s/>browse <text:s text:c="30"/>gamma4scanimage <text:s text:c="15"/>javac <text:s text:c="29"/>nl <text:s text:c="25"/>sbverify <text:s text:c="24"/>which</text:p>
      <text:p text:style-name="Standard"><text:s/>bsd-from <text:s text:c="28"/>gapplication <text:s text:c="18"/>javadoc <text:s text:c="27"/>nm <text:s text:c="25"/>scanimage <text:s text:c="23"/>whiptail</text:p>
      <text:p text:style-name="Standard"><text:s/>bsd-write <text:s text:c="27"/>gatttool <text:s text:c="22"/>javah <text:s text:c="29"/>nm-applet <text:s text:c="18"/>schemagen <text:s text:c="23"/>who</text:p>
      <text:p text:style-name="Standard"><text:s/>btattach <text:s text:c="28"/>gcalccmd <text:s text:c="22"/>javap <text:s text:c="29"/>nmcli <text:s text:c="22"/>scp <text:s text:c="29"/>whoami</text:p>
      <text:p text:style-name="Standard"><text:s/>btmgmt <text:s text:c="30"/>gcc <text:s text:c="27"/>jcmd <text:s text:c="30"/>nm-connection-editor <text:s text:c="7"/>scp-dbus-service <text:s text:c="16"/>whoopsie</text:p>
      <text:p text:style-name="Standard"><text:s/>btmon <text:s text:c="31"/>gcc-9 <text:s text:c="25"/>jconsole <text:s text:c="26"/>nm-online <text:s text:c="18"/>screendump <text:s text:c="22"/>whoopsie-preferences</text:p>
      <text:p text:style-name="Standard"><text:s/>bunzip2 <text:s text:c="29"/>gcc-ar <text:s text:c="24"/>jdb <text:s text:c="31"/>nmtui <text:s text:c="22"/>script <text:s text:c="26"/>wireshark</text:p>
      <text:p text:style-name="Standard"><text:s/>busctl <text:s text:c="30"/>gcc-ar-9 <text:s text:c="22"/>jdeps <text:s text:c="29"/>nmtui-connect <text:s text:c="14"/>scriptreplay <text:s text:c="20"/>word-list-compress</text:p>
      <text:p text:style-name="Standard"><text:s/>busybox <text:s text:c="29"/>gcc-nm <text:s text:c="24"/>jexec <text:s text:c="29"/>nmtui-edit <text:s text:c="17"/>sdiff <text:s text:c="27"/>wpa_passphrase</text:p>
      <text:p text:style-name="Standard"><text:s/>bwrap <text:s text:c="31"/>gcc-nm-9 <text:s text:c="22"/>jfr <text:s text:c="31"/>nmtui-hostname <text:s text:c="13"/>sdptool <text:s text:c="25"/>w.procps</text:p>
      <text:p text:style-name="Standard"><text:s/>bzcat <text:s text:c="31"/>gcc-ranlib <text:s text:c="20"/>jhat <text:s text:c="30"/>nohup <text:s text:c="22"/>seahorse <text:s text:c="24"/>write</text:p>
      <text:p text:style-name="Standard"><text:s/>bzcmp <text:s text:c="31"/>gcc-ranlib-9 <text:s text:c="18"/>jinfo <text:s text:c="29"/>notify-send <text:s text:c="16"/>sed <text:s text:c="29"/>wsgen</text:p>
      <text:p text:style-name="Standard"><text:s/>bzdiff <text:s text:c="30"/>gcore <text:s text:c="25"/>jjs <text:s text:c="31"/>nproc <text:s text:c="22"/>see <text:s text:c="29"/>wsimport</text:p>
      <text:p text:style-name="Standard"><text:s/>bzegrep <text:s text:c="29"/>gcov <text:s text:c="26"/>jmap <text:s text:c="30"/>nroff <text:s text:c="22"/>select-default-iwrap <text:s text:c="12"/>X</text:p>
      <text:p text:style-name="Standard"><text:s/>bzexe <text:s text:c="31"/>gcov-9 <text:s text:c="24"/>join <text:s text:c="30"/>nsenter <text:s text:c="20"/>select-editor <text:s text:c="19"/>X11</text:p>
      <text:p text:style-name="Standard"><text:s/>bzfgrep <text:s text:c="29"/>gcov-dump <text:s text:c="21"/>journalctl <text:s text:c="24"/>nslookup <text:s text:c="19"/>sensible-browser <text:s text:c="16"/>x11perf</text:p>
      <text:p text:style-name="Standard"><text:soft-page-break/><text:s/>bzgrep <text:s text:c="30"/>gcov-dump-9 <text:s text:c="19"/>jpgicc <text:s text:c="28"/>nstat <text:s text:c="22"/>sensible-editor <text:s text:c="17"/>x11perfcomp</text:p>
      <text:p text:style-name="Standard"><text:s/>bzip2 <text:s text:c="31"/>gcov-tool <text:s text:c="21"/>jps <text:s text:c="31"/>nsupdate <text:s text:c="19"/>sensible-pager <text:s text:c="18"/>x86_64</text:p>
      <text:p text:style-name="Standard"><text:s/>bzip2recover <text:s text:c="24"/>gcov-tool-9 <text:s text:c="19"/>jrunscript <text:s text:c="24"/>ntfs-3g <text:s text:c="20"/>seq <text:s text:c="29"/>x86_64-linux-gnu-addr2line</text:p>
      <text:p text:style-name="Standard"><text:s/>bzless <text:s text:c="30"/>gcr-viewer <text:s text:c="20"/>jsadebugd <text:s text:c="25"/>ntfs-3g.probe <text:s text:c="14"/>serialver <text:s text:c="23"/>x86_64-linux-gnu-ar</text:p>
      <text:p text:style-name="Standard"><text:s/>bzmore <text:s text:c="30"/>gdb <text:s text:c="27"/>json_pp <text:s text:c="27"/>ntfscat <text:s text:c="20"/>servertool <text:s text:c="22"/>x86_64-linux-gnu-as</text:p>
      <text:p text:style-name="Standard"><text:s/>c++ <text:s text:c="33"/>gdb-add-index <text:s text:c="17"/>jstack <text:s text:c="28"/>ntfscluster <text:s text:c="16"/>session-migration <text:s text:c="15"/>x86_64-linux-gnu-c++filt</text:p>
      <text:p text:style-name="Standard"><text:s/>c89 <text:s text:c="33"/>gdbserver <text:s text:c="21"/>jstat <text:s text:c="29"/>ntfscmp <text:s text:c="20"/>sessreg <text:s text:c="25"/>x86_64-linux-gnu-cpp</text:p>
      <text:p text:style-name="Standard"><text:s/>c89-gcc <text:s text:c="29"/>gdbtui <text:s text:c="24"/>jstatd <text:s text:c="28"/>ntfsdecrypt <text:s text:c="16"/>setarch <text:s text:c="25"/>x86_64-linux-gnu-cpp-9</text:p>
      <text:p text:style-name="Standard"><text:s/>c99 <text:s text:c="33"/>gdbus <text:s text:c="25"/>kbdinfo <text:s text:c="27"/>ntfsfallocate <text:s text:c="14"/>setfacl <text:s text:c="25"/>x86_64-linux-gnu-dwp</text:p>
      <text:p text:style-name="Standard"><text:s/>c99-gcc <text:s text:c="29"/>gdialog <text:s text:c="23"/>kbd_mode <text:s text:c="26"/>ntfsfix <text:s text:c="20"/>setfont <text:s text:c="25"/>x86_64-linux-gnu-elfedit</text:p>
      <text:p text:style-name="Standard"><text:s/>cal <text:s text:c="33"/>gdk-pixbuf-csource <text:s text:c="12"/>kbxutil <text:s text:c="27"/>ntfsinfo <text:s text:c="19"/>setkeycodes <text:s text:c="21"/>x86_64-linux-gnu-g++</text:p>
      <text:p text:style-name="Standard"><text:s/>calendar <text:s text:c="28"/>gdk-pixbuf-pixdata <text:s text:c="12"/>kernel-install <text:s text:c="20"/>ntfsls <text:s text:c="21"/>setleds <text:s text:c="25"/>x86_64-linux-gnu-g++-9</text:p>
      <text:p text:style-name="Standard"><text:s/>calibrate_ppa <text:s text:c="23"/>gdk-pixbuf-thumbnailer <text:s text:c="8"/>kerneloops-submit <text:s text:c="17"/>ntfsmove <text:s text:c="19"/>setlogcons <text:s text:c="22"/>x86_64-linux-gnu-gcc</text:p>
      <text:p text:style-name="Standard"><text:s/>callgrind_annotate <text:s text:c="18"/>gdmflexiserver <text:s text:c="16"/>keyring <text:s text:c="27"/>ntfsrecover <text:s text:c="16"/>setmetamode <text:s text:c="21"/>x86_64-linux-gnu-gcc-9</text:p>
      <text:p text:style-name="Standard"><text:s/>callgrind_control <text:s text:c="19"/>gdm-screenshot <text:s text:c="16"/>keytool <text:s text:c="27"/>ntfssecaudit <text:s text:c="15"/>setpci <text:s text:c="26"/>x86_64-linux-gnu-gcc-ar</text:p>
      <text:p text:style-name="Standard"><text:s/>canberra-gtk-play <text:s text:c="19"/>gedit <text:s text:c="25"/>kill <text:s text:c="30"/>ntfstruncate <text:s text:c="15"/>setpriv <text:s text:c="25"/>x86_64-linux-gnu-gcc-ar-9</text:p>
      <text:p text:style-name="Standard"><text:s/>cancel <text:s text:c="30"/>gencat <text:s text:c="24"/>killall <text:s text:c="27"/>ntfsusermap <text:s text:c="16"/>setsid <text:s text:c="26"/>x86_64-linux-gnu-gcc-nm</text:p>
      <text:p text:style-name="Standard"><text:s/>capinfos <text:s text:c="28"/>genisoimage <text:s text:c="19"/>kmod <text:s text:c="30"/>ntfswipe <text:s text:c="19"/>setterm <text:s text:c="25"/>x86_64-linux-gnu-gcc-nm-9</text:p>
      <text:p text:style-name="Standard"><text:s/>captoinfo <text:s text:c="27"/>geqn <text:s text:c="26"/>kmodsign <text:s text:c="26"/>numfmt <text:s text:c="21"/>setupcon <text:s text:c="24"/>x86_64-linux-gnu-gcc-ranlib</text:p>
      <text:p text:style-name="Standard"><text:s/>captype <text:s text:c="29"/>GET <text:s text:c="27"/>l2ping <text:s text:c="28"/>nvidia-detector <text:s text:c="12"/>setxkbmap <text:s text:c="23"/>x86_64-linux-gnu-gcc-ranlib-9</text:p>
      <text:p text:style-name="Standard"><text:s/>cat <text:s text:c="33"/>getconf <text:s text:c="23"/>l2test <text:s text:c="28"/>oakdecode <text:s text:c="18"/>sftp <text:s text:c="28"/>x86_64-linux-gnu-gcov</text:p>
      <text:p text:style-name="Standard"><text:s/>catchsegv <text:s text:c="27"/>geteltorito <text:s text:c="19"/>laptop-detect <text:s text:c="21"/>obexctl <text:s text:c="20"/>sg <text:s text:c="30"/>x86_64-linux-gnu-gcov-9</text:p>
      <text:p text:style-name="Standard"><text:s/>catman <text:s text:c="30"/>getent <text:s text:c="24"/>last <text:s text:c="30"/>objcopy <text:s text:c="20"/>sh <text:s text:c="30"/>x86_64-linux-gnu-gcov-dump</text:p>
      <text:p text:style-name="Standard"><text:s/>cautious-launcher <text:s text:c="19"/>getfacl <text:s text:c="23"/>lastb <text:s text:c="29"/>objdump <text:s text:c="20"/>sha1sum <text:s text:c="25"/>x86_64-linux-gnu-gcov-dump-9</text:p>
      <text:p text:style-name="Standard"><text:s/>cc <text:s text:c="34"/>getkeycodes <text:s text:c="19"/>lastlog <text:s text:c="27"/>oclock <text:s text:c="21"/>sha224sum <text:s text:c="23"/>x86_64-linux-gnu-gcov-tool</text:p>
      <text:p text:style-name="Standard"><text:s/>cd-create-profile <text:s text:c="19"/>getopt <text:s text:c="24"/>lavadecode <text:s text:c="24"/>od <text:s text:c="25"/>sha256sum <text:s text:c="23"/>x86_64-linux-gnu-gcov-tool-9</text:p>
      <text:p text:style-name="Standard"><text:soft-page-break/><text:s/>cd-fix-profile <text:s text:c="22"/>gettext <text:s text:c="23"/>lcf <text:s text:c="31"/>oem-getlogs <text:s text:c="16"/>sha384sum <text:s text:c="23"/>x86_64-linux-gnu-gold</text:p>
      <text:p text:style-name="Standard"><text:s/>cd-iccdump <text:s text:c="26"/>gettext.sh <text:s text:c="20"/>ld <text:s text:c="32"/>on_ac_power <text:s text:c="16"/>sha512sum <text:s text:c="23"/>x86_64-linux-gnu-gprof</text:p>
      <text:p text:style-name="Standard"><text:s/>cd-it8 <text:s text:c="30"/>ghostscript <text:s text:c="19"/>ld.bfd <text:s text:c="28"/>openssl <text:s text:c="20"/>sharkd <text:s text:c="26"/>x86_64-linux-gnu-ld</text:p>
      <text:p text:style-name="Standard"><text:s/>c++filt <text:s text:c="29"/>ginstall-info <text:s text:c="17"/>ldd <text:s text:c="31"/>openvt <text:s text:c="21"/>shasum <text:s text:c="26"/>x86_64-linux-gnu-ld.bfd</text:p>
      <text:p text:style-name="Standard"><text:s/>cg_annotate <text:s text:c="25"/>gio <text:s text:c="27"/>ld.gold <text:s text:c="27"/>opldecode <text:s text:c="18"/>shotwell <text:s text:c="24"/>x86_64-linux-gnu-ld.gold</text:p>
      <text:p text:style-name="Standard"><text:s/>cg_diff <text:s text:c="29"/>gio-querymodules <text:s text:c="14"/>less <text:s text:c="30"/>orbd <text:s text:c="23"/>showconsolefont <text:s text:c="17"/>x86_64-linux-gnu-nm</text:p>
      <text:p text:style-name="Standard"><text:s/>cg_merge <text:s text:c="28"/>gipddecode <text:s text:c="20"/>lessecho <text:s text:c="26"/>orca <text:s text:c="23"/>showkey <text:s text:c="25"/>x86_64-linux-gnu-objcopy</text:p>
      <text:p text:style-name="Standard"><text:s/>chacl <text:s text:c="31"/>gjs <text:s text:c="27"/>lessfile <text:s text:c="26"/>orca-dm-wrapper <text:s text:c="12"/>showrgb <text:s text:c="25"/>x86_64-linux-gnu-objdump</text:p>
      <text:p text:style-name="Standard"><text:s/>chage <text:s text:c="31"/>gjs-console <text:s text:c="19"/>lesskey <text:s text:c="27"/>os-prober <text:s text:c="18"/>shred <text:s text:c="27"/>x86_64-linux-gnu-pkg-config</text:p>
      <text:p text:style-name="Standard"><text:s/>chardet3 <text:s text:c="28"/>gkbd-keyboard-display <text:s text:c="9"/>lesspipe <text:s text:c="26"/>p11-kit <text:s text:c="20"/>shuf <text:s text:c="28"/>x86_64-linux-gnu-ranlib</text:p>
      <text:p text:style-name="Standard"><text:s/>chardetect3 <text:s text:c="25"/>glib-compile-schemas <text:s text:c="10"/>lexgrog <text:s text:c="27"/>pacat <text:s text:c="22"/>simple-scan <text:s text:c="21"/>x86_64-linux-gnu-readelf</text:p>
      <text:p text:style-name="Standard"><text:s/>chattr <text:s text:c="30"/>gnome-calculator <text:s text:c="14"/>libnetcfg <text:s text:c="25"/>pack200 <text:s text:c="20"/>size <text:s text:c="28"/>x86_64-linux-gnu-size</text:p>
      <text:p text:style-name="Standard"><text:s/>chcon <text:s text:c="31"/>gnome-calendar <text:s text:c="16"/>libreoffice <text:s text:c="23"/>pacmd <text:s text:c="22"/>skill <text:s text:c="27"/>x86_64-linux-gnu-strings</text:p>
      <text:p text:style-name="Standard"><text:s/>check-language-support <text:s text:c="14"/>gnome-characters <text:s text:c="14"/>libwacom-list-local-devices <text:s text:c="7"/>pactl <text:s text:c="22"/>slabtop <text:s text:c="25"/>x86_64-linux-gnu-strip</text:p>
      <text:p text:style-name="Standard"><text:s/>cheese <text:s text:c="30"/>gnome-control-center <text:s text:c="10"/>link <text:s text:c="30"/>padsp <text:s text:c="22"/>sleep <text:s text:c="27"/>x86_64-pc-linux-gnu-pkg-config</text:p>
      <text:p text:style-name="Standard"><text:s/>chfn <text:s text:c="32"/>gnome-disk-image-mounter <text:s text:c="6"/>linkicc <text:s text:c="27"/>pager <text:s text:c="22"/>slogin <text:s text:c="26"/>xargs</text:p>
      <text:p text:style-name="Standard"><text:s/>chgrp <text:s text:c="31"/>gnome-disks <text:s text:c="19"/>linux32 <text:s text:c="27"/>pa-info <text:s text:c="20"/>slxdecode <text:s text:c="23"/>xauth</text:p>
      <text:p text:style-name="Standard"><text:s/>chmod <text:s text:c="31"/>gnome-extensions <text:s text:c="14"/>linux64 <text:s text:c="27"/>pamon <text:s text:c="22"/>smproxy <text:s text:c="25"/>xbiff</text:p>
      <text:p text:style-name="Standard"><text:s/>choom <text:s text:c="31"/>gnome-font-viewer <text:s text:c="13"/>linux-boot-prober <text:s text:c="17"/>paperconf <text:s text:c="18"/>snap <text:s text:c="28"/>xbrlapi</text:p>
      <text:p text:style-name="Standard"><text:s/>chown <text:s text:c="31"/>gnome-help <text:s text:c="20"/>linux-check-removal <text:s text:c="15"/>paplay <text:s text:c="21"/>snapctl <text:s text:c="25"/>xcalc</text:p>
      <text:p text:style-name="Standard"><text:s/>chrt <text:s text:c="32"/>gnome-keyring <text:s text:c="17"/>linux-update-symlinks <text:s text:c="13"/>parec <text:s text:c="22"/>snapfuse <text:s text:c="24"/>xclipboard</text:p>
      <text:p text:style-name="Standard"><text:s/>chsh <text:s text:c="32"/>gnome-keyring-3 <text:s text:c="15"/>linux-version <text:s text:c="21"/>parecord <text:s text:c="19"/>snice <text:s text:c="27"/>xclock</text:p>
      <text:p text:style-name="Standard"><text:s/>chvt <text:s text:c="32"/>gnome-keyring-daemon <text:s text:c="10"/>listres <text:s text:c="27"/>partx <text:s text:c="22"/>soelim <text:s text:c="26"/>xcmsdb</text:p>
      <text:p text:style-name="Standard"><text:s/>ciptool <text:s text:c="29"/>gnome-language-selector <text:s text:c="7"/>ln <text:s text:c="32"/>passwd <text:s text:c="21"/>soffice <text:s text:c="25"/>xconsole</text:p>
      <text:p text:style-name="Standard"><text:s/>ckbcomp <text:s text:c="29"/>gnome-logs <text:s text:c="20"/>lnstat <text:s text:c="28"/>paste <text:s text:c="22"/>software-properties-gtk <text:s text:c="9"/>xcursorgen</text:p>
      <text:p text:style-name="Standard"><text:s/>cksum <text:s text:c="31"/>gnome-power-statistics <text:s text:c="8"/>loadkeys <text:s text:c="26"/>pasteurize <text:s text:c="17"/>sort <text:s text:c="28"/>xcutsel</text:p>
      <text:p text:style-name="Standard"><text:soft-page-break/><text:s/>clear <text:s text:c="31"/>gnome-screenshot <text:s text:c="14"/>loadunimap <text:s text:c="24"/>pasuspender <text:s text:c="16"/>sotruss <text:s text:c="25"/>xdg-dbus-proxy</text:p>
      <text:p text:style-name="Standard"><text:s/>clear_console <text:s text:c="23"/>gnome-session <text:s text:c="17"/>localc <text:s text:c="28"/>patch <text:s text:c="22"/>spd-conf <text:s text:c="24"/>xdg-desktop-icon</text:p>
      <text:p text:style-name="Standard"><text:s/>clhsdb <text:s text:c="30"/>gnome-session-custom-session <text:s text:c="2"/>locale <text:s text:c="28"/>pathchk <text:s text:c="20"/>spd-say <text:s text:c="25"/>xdg-desktop-menu</text:p>
      <text:p text:style-name="Standard"><text:s/>cmp <text:s text:c="33"/>gnome-session-inhibit <text:s text:c="9"/>locale-check <text:s text:c="22"/>pax11publish <text:s text:c="15"/>speaker-test <text:s text:c="20"/>xdg-email</text:p>
      <text:p text:style-name="Standard"><text:s/>codepage <text:s text:c="28"/>gnome-session-properties <text:s text:c="6"/>localectl <text:s text:c="25"/>pdb3 <text:s text:c="23"/>speech-dispatcher <text:s text:c="15"/>xdg-icon-resource</text:p>
      <text:p text:style-name="Standard"><text:s/>col <text:s text:c="33"/>gnome-session-quit <text:s text:c="12"/>localedef <text:s text:c="25"/>pdb3.8 <text:s text:c="21"/>spice-vdagent <text:s text:c="19"/>xdg-mime</text:p>
      <text:p text:style-name="Standard"><text:s/>colcrt <text:s text:c="30"/>gnome-session-remmina <text:s text:c="9"/>lodraw <text:s text:c="28"/>pdf2dsc <text:s text:c="20"/>splain <text:s text:c="26"/>xdg-open</text:p>
      <text:p text:style-name="Standard"><text:s/>colormgr <text:s text:c="28"/>gnome-shell <text:s text:c="19"/>loffice <text:s text:c="27"/>pdf2ps <text:s text:c="21"/>split <text:s text:c="27"/>xdg-screensaver</text:p>
      <text:p text:style-name="Standard"><text:s/>colrm <text:s text:c="31"/>gnome-shell-extension-tool <text:s text:c="4"/>lofromtemplate <text:s text:c="20"/>pdfattach <text:s text:c="18"/>splitfont <text:s text:c="23"/>xdg-settings</text:p>
      <text:p text:style-name="Standard"><text:s/>column <text:s text:c="30"/>gnome-shell-perf-tool <text:s text:c="9"/>logger <text:s text:c="28"/>pdfdetach <text:s text:c="18"/>sprof <text:s text:c="27"/>xdg-user-dir</text:p>
      <text:p text:style-name="Standard"><text:s/>comm <text:s text:c="32"/>gnome-system-monitor <text:s text:c="10"/>login <text:s text:c="29"/>pdffonts <text:s text:c="19"/>ss <text:s text:c="30"/>xdg-user-dirs-gtk-update</text:p>
      <text:p text:style-name="Standard"><text:s/>compose <text:s text:c="29"/>gnome-terminal <text:s text:c="16"/>loginctl <text:s text:c="26"/>pdfimages <text:s text:c="18"/>ssh <text:s text:c="29"/>xdg-user-dirs-update</text:p>
      <text:p text:style-name="Standard"><text:s/>corelist <text:s text:c="28"/>gnome-terminal.real <text:s text:c="11"/>logname <text:s text:c="27"/>pdfinfo <text:s text:c="20"/>ssh-add <text:s text:c="25"/>xditview</text:p>
      <text:p text:style-name="Standard"><text:s/>cp <text:s text:c="34"/>gnome-terminal.wrapper <text:s text:c="8"/>loimpress <text:s text:c="25"/>pdfseparate <text:s text:c="16"/>ssh-agent <text:s text:c="23"/>xdpyinfo</text:p>
      <text:p text:style-name="Standard"><text:s/>cpan <text:s text:c="32"/>gnome-text-editor <text:s text:c="13"/>lomath <text:s text:c="28"/>pdfsig <text:s text:c="21"/>ssh-argv0 <text:s text:c="23"/>xdriinfo</text:p>
      <text:p text:style-name="Standard"><text:s/>cpan5.30-x86_64-linux-gnu <text:s text:c="11"/>gnome-thumbnail-font <text:s text:c="10"/>look <text:s text:c="30"/>pdftocairo <text:s text:c="17"/>ssh-copy-id <text:s text:c="21"/>xedit</text:p>
      <text:p text:style-name="Standard"><text:s/>cpio <text:s text:c="32"/>gnome-todo <text:s text:c="20"/>lorder <text:s text:c="28"/>pdftohtml <text:s text:c="18"/>ssh-keygen <text:s text:c="22"/>Xephyr</text:p>
      <text:p text:style-name="Standard"><text:s/>cpp <text:s text:c="33"/>gnome-www-browser <text:s text:c="13"/>loweb <text:s text:c="29"/>pdftoppm <text:s text:c="19"/>ssh-keyscan <text:s text:c="21"/>xev</text:p>
      <text:p text:style-name="Standard"><text:s/>cpp-9 <text:s text:c="31"/>gold <text:s text:c="26"/>lowntfs-3g <text:s text:c="24"/>pdftops <text:s text:c="20"/>start-pulseaudio-x11 <text:s text:c="12"/>xeyes</text:p>
      <text:p text:style-name="Standard"><text:s/>c_rehash <text:s text:c="28"/>gpasswd <text:s text:c="23"/>lowriter <text:s text:c="26"/>pdftotext <text:s text:c="18"/>startx <text:s text:c="26"/>xfd</text:p>
      <text:p text:style-name="Standard"><text:s/>crontab <text:s text:c="29"/>gpg <text:s text:c="27"/>lp <text:s text:c="32"/>pdfunite <text:s text:c="19"/>stat <text:s text:c="28"/>xfontsel</text:p>
      <text:p text:style-name="Standard"><text:s/>csplit <text:s text:c="30"/>gpg-agent <text:s text:c="21"/>lpoptions <text:s text:c="25"/>peekfd <text:s text:c="21"/>static-sh <text:s text:c="23"/>xgamma</text:p>
      <text:p text:style-name="Standard"><text:s/>ctstat <text:s text:c="30"/>gpgcompose <text:s text:c="20"/>lpq <text:s text:c="31"/>perl <text:s text:c="23"/>stdbuf <text:s text:c="26"/>xgc</text:p>
      <text:p text:style-name="Standard"><text:s/>cupstestppd <text:s text:c="25"/>gpgconf <text:s text:c="23"/>lpr <text:s text:c="31"/>perl5.30.0 <text:s text:c="17"/>strace <text:s text:c="26"/>xhost</text:p>
      <text:p text:style-name="Standard"><text:s/>cut <text:s text:c="33"/>gpg-connect-agent <text:s text:c="13"/>lprm <text:s text:c="30"/>perl5.30-x86_64-linux-gnu <text:s text:c="2"/>strace-log-merge <text:s text:c="16"/>xinit</text:p>
      <text:p text:style-name="Standard"><text:s/>cvt <text:s text:c="33"/>gpgparsemail <text:s text:c="18"/>lp_solve <text:s text:c="26"/>perlbug <text:s text:c="20"/>strings <text:s text:c="25"/>xinput</text:p>
      <text:p text:style-name="Standard"><text:soft-page-break/><text:s/>cvtsudoers <text:s text:c="26"/>gpgsm <text:s text:c="25"/>lpstat <text:s text:c="28"/>perldoc <text:s text:c="20"/>strip <text:s text:c="27"/>xjc</text:p>
      <text:p text:style-name="Standard"><text:s/>dash <text:s text:c="32"/>gpgsplit <text:s text:c="22"/>ls <text:s text:c="32"/>perli11ndoc <text:s text:c="16"/>stty <text:s text:c="28"/>xkbbell</text:p>
      <text:p text:style-name="Standard"><text:s/>date <text:s text:c="32"/>gpgtar <text:s text:c="24"/>lsattr <text:s text:c="28"/>perlivp <text:s text:c="20"/>su <text:s text:c="30"/>xkbcomp</text:p>
      <text:p text:style-name="Standard"><text:s/>dbus-cleanup-sockets <text:s text:c="16"/>gpgv <text:s text:c="26"/>lsblk <text:s text:c="29"/>perlthanks <text:s text:c="17"/>sudo <text:s text:c="28"/>xkbevd</text:p>
      <text:p text:style-name="Standard"><text:s/>dbus-daemon <text:s text:c="25"/>gpg-wks-server <text:s text:c="16"/>lsb_release <text:s text:c="23"/>perror <text:s text:c="21"/>sudoedit <text:s text:c="24"/>xkbprint</text:p>
      <text:p text:style-name="Standard"><text:s/>dbus-launch <text:s text:c="25"/>gpg-zip <text:s text:c="23"/>lscpu <text:s text:c="29"/>pf2afm <text:s text:c="21"/>sudoreplay <text:s text:c="22"/>xkbvleds</text:p>
      <text:p text:style-name="Standard"><text:s/>dbus-monitor <text:s text:c="24"/>gpic <text:s text:c="26"/>lshw <text:s text:c="30"/>pfbtopfa <text:s text:c="19"/>sum <text:s text:c="29"/>xkbwatch</text:p>
      <text:p text:style-name="Standard"><text:s/>dbus-run-session <text:s text:c="20"/>gprof <text:s text:c="25"/>lsinitramfs <text:s text:c="23"/>pftp <text:s text:c="23"/>symcryptrun <text:s text:c="21"/>xkeystone</text:p>
      <text:p text:style-name="Standard"><text:s/>dbus-send <text:s text:c="27"/>gpu-manager <text:s text:c="19"/>lsipc <text:s text:c="29"/>pgrep <text:s text:c="22"/>sync <text:s text:c="28"/>xkill</text:p>
      <text:p text:style-name="Standard"><text:s/>dbus-update-activation-environment <text:s text:c="2"/>grep <text:s text:c="26"/>lslocks <text:s text:c="27"/>pic <text:s text:c="24"/>syslinux <text:s text:c="24"/>xload</text:p>
      <text:p text:style-name="Standard"><text:s/>dbus-uuidgen <text:s text:c="24"/>gresource <text:s text:c="21"/>lslogins <text:s text:c="26"/>pico <text:s text:c="23"/>syslinux-legacy <text:s text:c="17"/>xlogo</text:p>
      <text:p text:style-name="Standard"><text:s/>dc <text:s text:c="34"/>groff <text:s text:c="25"/>lsmem <text:s text:c="29"/>piconv <text:s text:c="21"/>system-config-printer <text:s text:c="11"/>xlsatoms</text:p>
      <text:p text:style-name="Standard"><text:s/>dconf <text:s text:c="31"/>grog <text:s text:c="26"/>lsmod <text:s text:c="29"/>pidof <text:s text:c="22"/>system-config-printer-applet <text:s text:c="4"/>xlsclients</text:p>
      <text:p text:style-name="Standard"><text:s/>dd <text:s text:c="34"/>grops <text:s text:c="25"/>lsns <text:s text:c="30"/>pinentry <text:s text:c="19"/>systemctl <text:s text:c="23"/>xlsfonts</text:p>
      <text:p text:style-name="Standard"><text:s/>ddstdecode <text:s text:c="26"/>grotty <text:s text:c="24"/>lsof <text:s text:c="30"/>pinentry-curses <text:s text:c="12"/>systemd <text:s text:c="25"/>xmag</text:p>
      <text:p text:style-name="Standard"><text:s/>deallocvt <text:s text:c="27"/>groups <text:s text:c="24"/>lspci <text:s text:c="29"/>pinentry-gnome3 <text:s text:c="12"/>systemd-analyze <text:s text:c="17"/>xman</text:p>
      <text:p text:style-name="Standard"><text:s/>debconf <text:s text:c="29"/>grub-editenv <text:s text:c="18"/>lspgpot <text:s text:c="27"/>pinentry-x11 <text:s text:c="15"/>systemd-ask-password <text:s text:c="12"/>xmessage</text:p>
      <text:p text:style-name="Standard"><text:s/>debconf-apt-progress <text:s text:c="16"/>grub-file <text:s text:c="21"/>lsusb <text:s text:c="29"/>ping <text:s text:c="23"/>systemd-cat <text:s text:c="21"/>xmodmap</text:p>
      <text:p text:style-name="Standard"><text:s/>debconf-communicate <text:s text:c="17"/>grub-fstest <text:s text:c="19"/>ltrace <text:s text:c="28"/>ping4 <text:s text:c="22"/>systemd-cgls <text:s text:c="20"/>xmore</text:p>
      <text:p text:style-name="Standard"><text:s/>debconf-copydb <text:s text:c="22"/>grub-glue-efi <text:s text:c="17"/>luit <text:s text:c="30"/>ping6 <text:s text:c="22"/>systemd-cgtop <text:s text:c="19"/>Xorg</text:p>
      <text:p text:style-name="Standard"><text:s/>debconf-escape <text:s text:c="22"/>grub-kbdcomp <text:s text:c="18"/>lwp-download <text:s text:c="22"/>pinky <text:s text:c="22"/>systemd-delta <text:s text:c="19"/>xprop</text:p>
      <text:p text:style-name="Standard"><text:s/>debconf-set-selections <text:s text:c="14"/>grub-menulst2cfg <text:s text:c="14"/>lwp-dump <text:s text:c="26"/>pkaction <text:s text:c="19"/>systemd-detect-virt <text:s text:c="13"/>xqxdecode</text:p>
      <text:p text:style-name="Standard"><text:s/>debconf-show <text:s text:c="24"/>grub-mkfont <text:s text:c="19"/>lwp-mirror <text:s text:c="24"/>pkcheck <text:s text:c="20"/>systemd-escape <text:s text:c="18"/>xrandr</text:p>
      <text:p text:style-name="Standard"><text:s/>deb-systemd-helper <text:s text:c="18"/>grub-mkimage <text:s text:c="18"/>lwp-request <text:s text:c="23"/>pkcon <text:s text:c="22"/>systemd-hwdb <text:s text:c="20"/>xrdb</text:p>
      <text:p text:style-name="Standard"><text:s/>deb-systemd-invoke <text:s text:c="18"/>grub-mklayout <text:s text:c="17"/>lz <text:s text:c="32"/>pkexec <text:s text:c="21"/>systemd-id128 <text:s text:c="19"/>xrefresh</text:p>
      <text:p text:style-name="Standard"><text:s/>deja-dup <text:s text:c="28"/>grub-mknetdir <text:s text:c="17"/>lz4 <text:s text:c="31"/>pkg-config <text:s text:c="17"/>systemd-inhibit <text:s text:c="17"/>x-session-manager</text:p>
      <text:p text:style-name="Standard"><text:soft-page-break/><text:s/>delpart <text:s text:c="29"/>grub-mkpasswd-pbkdf2 <text:s text:c="10"/>lz4c <text:s text:c="30"/>pkill <text:s text:c="22"/>systemd-machine-id-setup <text:s text:c="8"/>xset</text:p>
      <text:p text:style-name="Standard"><text:s/>delv <text:s text:c="32"/>grub-mkrelpath <text:s text:c="16"/>lz4cat <text:s text:c="28"/>pkmon <text:s text:c="22"/>systemd-mount <text:s text:c="19"/>xsetmode</text:p>
      <text:p text:style-name="Standard"><text:s/>desktop-file-edit <text:s text:c="19"/>grub-mkrescue <text:s text:c="17"/>lzcat <text:s text:c="29"/>pkttyagent <text:s text:c="17"/>systemd-notify <text:s text:c="18"/>xsetpointer</text:p>
      <text:p text:style-name="Standard"><text:s/>desktop-file-install <text:s text:c="16"/>grub-mkstandalone <text:s text:c="13"/>lzcmp <text:s text:c="29"/>pl2pm <text:s text:c="22"/>systemd-path <text:s text:c="20"/>xsetroot</text:p>
      <text:p text:style-name="Standard"><text:s/>desktop-file-validate <text:s text:c="15"/>grub-mount <text:s text:c="20"/>lzdiff <text:s text:c="28"/>pldd <text:s text:c="23"/>systemd-resolve <text:s text:c="17"/>xsetwacom</text:p>
      <text:p text:style-name="Standard"><text:s/>devdump <text:s text:c="29"/>grub-ntldr-img <text:s text:c="16"/>lzegrep <text:s text:c="27"/>plog <text:s text:c="23"/>systemd-run <text:s text:c="21"/>xsm</text:p>
      <text:p text:style-name="Standard"><text:s/>df <text:s text:c="34"/>grub-render-label <text:s text:c="13"/>lzfgrep <text:s text:c="27"/>plymouth <text:s text:c="19"/>systemd-socket-activate <text:s text:c="9"/>xstdcmap</text:p>
      <text:p text:style-name="Standard"><text:s/>dfu-tool <text:s text:c="28"/>grub-script-check <text:s text:c="13"/>lzgrep <text:s text:c="28"/>pmap <text:s text:c="23"/>systemd-stdio-bridge <text:s text:c="12"/>xsubpp</text:p>
      <text:p text:style-name="Standard"><text:s/>dh_bash-completion <text:s text:c="18"/>grub-syslinux2cfg <text:s text:c="13"/>lzless <text:s text:c="28"/>pnm2ppa <text:s text:c="20"/>systemd-sysusers <text:s text:c="16"/>x-terminal-emulator</text:p>
      <text:p text:style-name="Standard"><text:s/>dh_installxmlcatalogs <text:s text:c="15"/>gs <text:s text:c="28"/>lzma <text:s text:c="30"/>pod2html <text:s text:c="19"/>systemd-tmpfiles <text:s text:c="16"/>xvidtune</text:p>
      <text:p text:style-name="Standard"><text:s/>dh_perl_openssl <text:s text:c="21"/>gsbj <text:s text:c="26"/>lzmainfo <text:s text:c="26"/>pod2man <text:s text:c="20"/>systemd-tty-ask-password-agent <text:s text:c="2"/>xvinfo</text:p>
      <text:p text:style-name="Standard"><text:s/>diff <text:s text:c="32"/>gsdj <text:s text:c="26"/>lzmore <text:s text:c="28"/>pod2text <text:s text:c="19"/>systemd-umount <text:s text:c="18"/>Xwayland</text:p>
      <text:p text:style-name="Standard"><text:s/>diff3 <text:s text:c="31"/>gsdj500 <text:s text:c="23"/>m2300w <text:s text:c="28"/>pod2usage <text:s text:c="18"/>tabs <text:s text:c="28"/>xwd</text:p>
      <text:p text:style-name="Standard"><text:s/>dig <text:s text:c="33"/>gsettings <text:s text:c="21"/>m2300w-wrapper <text:s text:c="20"/>podchecker <text:s text:c="17"/>tac <text:s text:c="29"/>x-window-manager</text:p>
      <text:p text:style-name="Standard"><text:s/>dir <text:s text:c="33"/>gslj <text:s text:c="26"/>m2400w <text:s text:c="28"/>podselect <text:s text:c="18"/>tail <text:s text:c="28"/>xwininfo</text:p>
      <text:p text:style-name="Standard"><text:s/>dircolors <text:s text:c="27"/>gslp <text:s text:c="26"/>make <text:s text:c="30"/>poff <text:s text:c="23"/>tar <text:s text:c="29"/>xwud</text:p>
      <text:p text:style-name="Standard"><text:s/>dirmngr <text:s text:c="29"/>gsnd <text:s text:c="26"/>make-first-existing-target <text:s text:c="8"/>policytool <text:s text:c="17"/>taskset <text:s text:c="25"/>x-www-browser</text:p>
      <text:p text:style-name="Standard"><text:s/>dirmngr-client <text:s text:c="22"/>gst-device-monitor-1.0 <text:s text:c="8"/>mako-render <text:s text:c="23"/>pon <text:s text:c="24"/>tbl <text:s text:c="29"/>xxd</text:p>
      <text:p text:style-name="Standard"><text:s/>dirname <text:s text:c="29"/>gst-discoverer-1.0 <text:s text:c="12"/>man <text:s text:c="31"/>POST <text:s text:c="23"/>tee <text:s text:c="29"/>xz</text:p>
      <text:p text:style-name="Standard"><text:s/>dirsplit <text:s text:c="28"/>gst-inspect-1.0 <text:s text:c="15"/>mandb <text:s text:c="29"/>ppdc <text:s text:c="23"/>telnet <text:s text:c="26"/>xzcat</text:p>
      <text:p text:style-name="Standard"><text:s/>dmesg <text:s text:c="31"/>gst-launch-1.0 <text:s text:c="16"/>manpath <text:s text:c="27"/>ppdhtml <text:s text:c="20"/>telnet.netkit <text:s text:c="19"/>xzcmp</text:p>
      <text:p text:style-name="Standard"><text:s/>dnsdomainname <text:s text:c="23"/>gst-play-1.0 <text:s text:c="18"/>man-recode <text:s text:c="24"/>ppdi <text:s text:c="23"/>tempfile <text:s text:c="24"/>xzdiff</text:p>
      <text:p text:style-name="Standard"><text:s/>domainname <text:s text:c="26"/>gstreamer-codec-install <text:s text:c="7"/>mapscrn <text:s text:c="27"/>ppdmerge <text:s text:c="19"/>test <text:s text:c="28"/>xzegrep</text:p>
      <text:p text:style-name="Standard"><text:s/>do-release-upgrade <text:s text:c="18"/>gst-typefind-1.0 <text:s text:c="14"/>mattrib <text:s text:c="27"/>ppdpo <text:s text:c="22"/>text2pcap <text:s text:c="23"/>xzfgrep</text:p>
      <text:p text:style-name="Standard"><text:s/>dpkg <text:s text:c="32"/>gtbl <text:s text:c="26"/>mawk <text:s text:c="30"/>pphs <text:s text:c="23"/>tgz <text:s text:c="29"/>xzgrep</text:p>
      <text:p text:style-name="Standard"><text:s/>dpkg-deb <text:s text:c="28"/>gtf <text:s text:c="27"/>mbadblocks <text:s text:c="24"/>pr <text:s text:c="25"/>thunderbird <text:s text:c="21"/>xzless</text:p>
      <text:p text:style-name="Standard"><text:soft-page-break/><text:s/>dpkg-divert <text:s text:c="25"/>gtk-builder-tool <text:s text:c="14"/>mcat <text:s text:c="30"/>precat <text:s text:c="21"/>tic <text:s text:c="29"/>xzmore</text:p>
      <text:p text:style-name="Standard"><text:s/>dpkg-maintscript-helper <text:s text:c="13"/>gtk-encode-symbolic-svg <text:s text:c="7"/>mcd <text:s text:c="31"/>preconv <text:s text:c="20"/>tificc <text:s text:c="26"/>yelp</text:p>
      <text:p text:style-name="Standard"><text:s/>dpkg-query <text:s text:c="26"/>gtk-launch <text:s text:c="20"/>mcheck <text:s text:c="28"/>preunzip <text:s text:c="19"/>time <text:s text:c="28"/>yes</text:p>
      <text:p text:style-name="Standard"><text:s/>dpkg-split <text:s text:c="26"/>gtk-query-settings <text:s text:c="12"/>mclasserase <text:s text:c="23"/>prezip <text:s text:c="21"/>timedatectl <text:s text:c="21"/>ypdomainname</text:p>
      <text:p text:style-name="Standard"><text:s/>dpkg-statoverride <text:s text:c="19"/>gtk-update-icon-cache <text:s text:c="9"/>mcomp <text:s text:c="29"/>prezip-bin <text:s text:c="17"/>timeout <text:s text:c="25"/>zcat</text:p>
      <text:p text:style-name="Standard"><text:s/>dpkg-trigger <text:s text:c="24"/>gunzip <text:s text:c="24"/>mcookie <text:s text:c="27"/>print <text:s text:c="22"/>tload <text:s text:c="27"/>zcmp</text:p>
      <text:p text:style-name="Standard"><text:s/>driverless <text:s text:c="26"/>gvfs-cat <text:s text:c="22"/>mcopy <text:s text:c="29"/>printafm <text:s text:c="19"/>tnameserv <text:s text:c="23"/>zdiff</text:p>
      <text:p text:style-name="Standard"><text:s/>du <text:s text:c="34"/>gvfs-copy <text:s text:c="21"/>md5sum <text:s text:c="28"/>printenv <text:s text:c="19"/>toe <text:s text:c="29"/>zdump</text:p>
      <text:p text:style-name="Standard"><text:s/>dumpcap <text:s text:c="29"/>gvfs-info <text:s text:c="21"/>md5sum.textutils <text:s text:c="18"/>printerbanner <text:s text:c="14"/>top <text:s text:c="29"/>zegrep</text:p>
      <text:p text:style-name="Standard"><text:s/>dumpkeys <text:s text:c="28"/>gvfs-less <text:s text:c="21"/>mdel <text:s text:c="30"/>printer-profile <text:s text:c="12"/>totem <text:s text:c="27"/>zenity</text:p>
      <text:p text:style-name="Standard"><text:s/>duplicity <text:s text:c="27"/>gvfs-ls <text:s text:c="23"/>mdeltree <text:s text:c="26"/>printf <text:s text:c="21"/>totem-video-thumbnailer <text:s text:c="9"/>zfgrep</text:p>
      <text:p text:style-name="Standard"><text:s/>dvipdf <text:s text:c="30"/>gvfs-mime <text:s text:c="21"/>mdig <text:s text:c="30"/>prlimit <text:s text:c="20"/>touch <text:s text:c="27"/>zforce</text:p>
      <text:p text:style-name="Standard"><text:s/>dwp <text:s text:c="33"/>gvfs-mkdir <text:s text:c="20"/>mdir <text:s text:c="30"/>prove <text:s text:c="22"/>tput <text:s text:c="28"/>zgrep</text:p>
      <text:p text:style-name="Standard"><text:s/>echo <text:s text:c="32"/>gvfs-monitor-dir <text:s text:c="14"/>mdu <text:s text:c="31"/>prtstat <text:s text:c="20"/>tr <text:s text:c="30"/>zip</text:p>
      <text:p text:style-name="Standard"><text:s/>ed <text:s text:c="34"/>gvfs-monitor-file <text:s text:c="13"/>mergecap <text:s text:c="26"/>ps <text:s text:c="25"/>tracepath <text:s text:c="23"/>zipcloak</text:p>
      <text:p text:style-name="Standard"><text:s/>edit <text:s text:c="32"/>gvfs-mount <text:s text:c="20"/>mesa-overlay-control.py <text:s text:c="11"/>ps2ascii <text:s text:c="19"/>traceroute6 <text:s text:c="21"/>zipdetails</text:p>
      <text:p text:style-name="Standard"><text:s/>editcap <text:s text:c="29"/>gvfs-move <text:s text:c="21"/>mesg <text:s text:c="30"/>ps2epsi <text:s text:c="20"/>traceroute6.iputils <text:s text:c="13"/>zipgrep</text:p>
      <text:p text:style-name="Standard"><text:s/>editor <text:s text:c="30"/>gvfs-open <text:s text:c="21"/>mformat <text:s text:c="27"/>ps2pdf <text:s text:c="21"/>tracker <text:s text:c="25"/>zipinfo</text:p>
      <text:p text:style-name="Standard"><text:s/>editres <text:s text:c="29"/>gvfs-rename <text:s text:c="19"/>migrate-pubring-from-classic-gpg <text:s text:c="2"/>ps2pdf12 <text:s text:c="19"/>transicc <text:s text:c="24"/>zipnote</text:p>
      <text:p text:style-name="Standard"><text:s/>efibootdump <text:s text:c="25"/>gvfs-rm <text:s text:c="23"/>mimeopen <text:s text:c="26"/>ps2pdf13 <text:s text:c="19"/>transmission-gtk <text:s text:c="16"/>zipsplit</text:p>
      <text:p text:style-name="Standard"><text:s/>efibootmgr <text:s text:c="26"/>gvfs-save <text:s text:c="21"/>mimetype <text:s text:c="26"/>ps2pdf14 <text:s text:c="19"/>transset <text:s text:c="24"/>zjsdecode</text:p>
      <text:p text:style-name="Standard"><text:s/>egrep <text:s text:c="31"/>gvfs-set-attribute <text:s text:c="12"/>min12xxw <text:s text:c="26"/>ps2pdfwr <text:s text:c="19"/>tree <text:s text:c="28"/>zless</text:p>
      <text:p text:style-name="Standard"><text:s/>eject <text:s text:c="31"/>gvfs-trash <text:s text:c="20"/>minfo <text:s text:c="29"/>ps2ps <text:s text:c="22"/>troff <text:s text:c="27"/>zmore</text:p>
      <text:p text:style-name="Standard"><text:s/>elfedit <text:s text:c="29"/>gvfs-tree <text:s text:c="21"/>mkdir <text:s text:c="29"/>ps2ps2 <text:s text:c="21"/>true <text:s text:c="28"/>znew</text:p>
      <text:p text:style-name="Standard"><text:s/>enc2xs <text:s text:c="30"/>gzexe <text:s text:c="25"/>mkfifo <text:s text:c="28"/>ps2txt <text:s text:c="21"/>truncate</text:p>
      <text:p text:style-name="Standard">dac@dac-Veriton-M200-H310:/bin$ ls -a</text:p>
      <text:p text:style-name="Standard"><text:soft-page-break/><text:s/>. <text:s text:c="35"/>enc2xs <text:s text:c="24"/>gzip <text:s text:c="30"/>mkfontscale <text:s text:c="16"/>psfstriptable <text:s text:c="19"/>ttfread</text:p>
      <text:p text:style-name="Standard"><text:s/>.. <text:s text:c="34"/>encguess <text:s text:c="22"/>h2ph <text:s text:c="30"/>mkisofs <text:s text:c="20"/>psfxtable <text:s text:c="23"/>tty</text:p>
      <text:p text:style-name="Standard">'[' <text:s text:c="34"/>enchant-2 <text:s text:c="21"/>h2xs <text:s text:c="30"/>mkmanifest <text:s text:c="17"/>psicc <text:s text:c="27"/>tzselect</text:p>
      <text:p text:style-name="Standard"><text:s/>aa-enabled <text:s text:c="26"/>enchant-lsmod-2 <text:s text:c="15"/>hbpldecode <text:s text:c="24"/>mk_modmap <text:s text:c="18"/>pslog <text:s text:c="27"/>ua</text:p>
      <text:p text:style-name="Standard"><text:s/>aa-exec <text:s text:c="29"/>env <text:s text:c="27"/>hciattach <text:s text:c="25"/>mknod <text:s text:c="22"/>pstree <text:s text:c="26"/>ubuntu-advantage</text:p>
      <text:p text:style-name="Standard"><text:s/>aconnect <text:s text:c="28"/>envsubst <text:s text:c="22"/>hciconfig <text:s text:c="25"/>mksquashfs <text:s text:c="17"/>pstree.x11 <text:s text:c="22"/>ubuntu-bug</text:p>
      <text:p text:style-name="Standard"><text:s/>acpi_listen <text:s text:c="25"/>eog <text:s text:c="27"/>hcitool <text:s text:c="27"/>mktemp <text:s text:c="21"/>ptar <text:s text:c="28"/>ubuntu-core-launcher</text:p>
      <text:p text:style-name="Standard"><text:s/>add-apt-repository <text:s text:c="18"/>eps2eps <text:s text:c="23"/>hd <text:s text:c="32"/>mkzftree <text:s text:c="19"/>ptardiff <text:s text:c="24"/>ubuntu-drivers</text:p>
      <text:p text:style-name="Standard"><text:s/>addpart <text:s text:c="29"/>eqn <text:s text:c="27"/>head <text:s text:c="30"/>mlabel <text:s text:c="21"/>ptargrep <text:s text:c="24"/>ubuntu-report</text:p>
      <text:p text:style-name="Standard"><text:s/>addr2line <text:s text:c="27"/>esc-m <text:s text:c="25"/>HEAD <text:s text:c="30"/>mmcli <text:s text:c="22"/>ptx <text:s text:c="29"/>ubuntu-security-status</text:p>
      <text:p text:style-name="Standard"><text:s/>alsabat <text:s text:c="29"/>eutp <text:s text:c="26"/>helpztags <text:s text:c="25"/>mmd <text:s text:c="24"/>pulseaudio <text:s text:c="22"/>ucf</text:p>
      <text:p text:style-name="Standard"><text:s/>alsaloop <text:s text:c="28"/>evince <text:s text:c="24"/>hex2hcd <text:s text:c="27"/>mmdbresolve <text:s text:c="16"/>pwd <text:s text:c="29"/>ucfq</text:p>
      <text:p text:style-name="Standard"><text:s/>alsamixer <text:s text:c="27"/>evince-previewer <text:s text:c="14"/>hexdump <text:s text:c="27"/>mmount <text:s text:c="21"/>pwdx <text:s text:c="28"/>ucfr</text:p>
      <text:p text:style-name="Standard"><text:s/>alsatplg <text:s text:c="28"/>evince-thumbnailer <text:s text:c="12"/>hipercdecode <text:s text:c="22"/>mmove <text:s text:c="22"/>py3clean <text:s text:c="24"/>ucs2any</text:p>
      <text:p text:style-name="Standard"><text:s/>alsaucm <text:s text:c="29"/>ex <text:s text:c="28"/>host <text:s text:c="30"/>mokutil <text:s text:c="20"/>py3compile <text:s text:c="22"/>udevadm</text:p>
      <text:p text:style-name="Standard"><text:s/>amidi <text:s text:c="31"/>expand <text:s text:c="24"/>hostid <text:s text:c="28"/>monitor-sensor <text:s text:c="13"/>py3versions <text:s text:c="21"/>udisksctl</text:p>
      <text:p text:style-name="Standard"><text:s/>amixer <text:s text:c="30"/>expiry <text:s text:c="24"/>hostname <text:s text:c="26"/>more <text:s text:c="23"/>pydoc3 <text:s text:c="26"/>ul</text:p>
      <text:p text:style-name="Standard"><text:s/>amuFormat.sh <text:s text:c="24"/>expr <text:s text:c="26"/>hostnamectl <text:s text:c="23"/>mount <text:s text:c="22"/>pydoc3.8 <text:s text:c="24"/>ulockmgr_server</text:p>
      <text:p text:style-name="Standard"><text:s/>apg <text:s text:c="33"/>extcheck <text:s text:c="22"/>hp-align <text:s text:c="26"/>mountpoint <text:s text:c="17"/>pygettext3 <text:s text:c="22"/>umax_pp</text:p>
      <text:p text:style-name="Standard"><text:s/>apgbfm <text:s text:c="30"/>factor <text:s text:c="24"/>hp-check <text:s text:c="26"/>mousetweaks <text:s text:c="16"/>pygettext3.8 <text:s text:c="20"/>umount</text:p>
      <text:p text:style-name="Standard"><text:s/>aplay <text:s text:c="31"/>faillog <text:s text:c="23"/>hp-clean <text:s text:c="26"/>mpartition <text:s text:c="17"/>pyjwt3 <text:s text:c="26"/>uname</text:p>
      <text:p text:style-name="Standard"><text:s/>aplaymidi <text:s text:c="27"/>fallocate <text:s text:c="21"/>hp-colorcal <text:s text:c="23"/>mrd <text:s text:c="24"/>python3 <text:s text:c="25"/>unattended-upgrade</text:p>
      <text:p text:style-name="Standard"><text:s/>appletviewer <text:s text:c="24"/>false <text:s text:c="25"/>hp-config_usb_printer <text:s text:c="13"/>mren <text:s text:c="23"/>python3.8 <text:s text:c="23"/>unattended-upgrades</text:p>
      <text:p text:style-name="Standard"><text:s/>apport-bug <text:s text:c="26"/>fc-cache <text:s text:c="22"/>hp-doctor <text:s text:c="25"/>mscompress <text:s text:c="17"/>python3-futurize <text:s text:c="16"/>uncompress</text:p>
      <text:p text:style-name="Standard"><text:s/>apport-cli <text:s text:c="26"/>fc-cat <text:s text:c="24"/>hp-firmware <text:s text:c="23"/>msexpand <text:s text:c="19"/>python3-pasteurize <text:s text:c="14"/>unexpand</text:p>
      <text:p text:style-name="Standard"><text:s/>apport-collect <text:s text:c="22"/>fc-conflist <text:s text:c="19"/>hp-info <text:s text:c="27"/>mshortname <text:s text:c="17"/>qpdldecode <text:s text:c="22"/>unicode_start</text:p>
      <text:p text:style-name="Standard"><text:soft-page-break/><text:s/>apport-unpack <text:s text:c="23"/>fc-list <text:s text:c="23"/>hp-levels <text:s text:c="25"/>mshowfat <text:s text:c="19"/>quirks-handler <text:s text:c="18"/>unicode_stop</text:p>
      <text:p text:style-name="Standard"><text:s/>appres <text:s text:c="30"/>fc-match <text:s text:c="22"/>hp-logcapture <text:s text:c="21"/>ms_print <text:s text:c="19"/>randpkt <text:s text:c="25"/>uniq</text:p>
      <text:p text:style-name="Standard"><text:s/>appstreamcli <text:s text:c="24"/>fc-pattern <text:s text:c="20"/>hp-makeuri <text:s text:c="24"/>mt <text:s text:c="25"/>ranlib <text:s text:c="26"/>unity-scope-loader</text:p>
      <text:p text:style-name="Standard"><text:s/>apropos <text:s text:c="29"/>fc-query <text:s text:c="22"/>hp-pkservice <text:s text:c="22"/>mt-gnu <text:s text:c="21"/>rawshark <text:s text:c="24"/>unlink</text:p>
      <text:p text:style-name="Standard"><text:s/>apt <text:s text:c="33"/>fc-scan <text:s text:c="23"/>hp-plugin <text:s text:c="25"/>mtools <text:s text:c="21"/>rbash <text:s text:c="27"/>unlz4</text:p>
      <text:p text:style-name="Standard"><text:s/>apt-add-repository <text:s text:c="18"/>fc-validate <text:s text:c="19"/>hp-plugin-ubuntu <text:s text:c="18"/>mtoolstest <text:s text:c="17"/>rcp <text:s text:c="29"/>unlzma</text:p>
      <text:p text:style-name="Standard"><text:s/>apt-cache <text:s text:c="27"/>fgconsole <text:s text:c="21"/>hp-probe <text:s text:c="26"/>mtr <text:s text:c="24"/>rctest <text:s text:c="26"/>unmkinitramfs</text:p>
      <text:p text:style-name="Standard"><text:s/>apt-cdrom <text:s text:c="27"/>fgrep <text:s text:c="25"/>hp-query <text:s text:c="26"/>mtrace <text:s text:c="21"/>rdiffdir <text:s text:c="24"/>unopkg</text:p>
      <text:p text:style-name="Standard"><text:s/>apt-config <text:s text:c="26"/>file <text:s text:c="26"/>hp-scan <text:s text:c="27"/>mtr-packet <text:s text:c="17"/>rdma <text:s text:c="28"/>unpack200</text:p>
      <text:p text:style-name="Standard"><text:s/>aptdcon <text:s text:c="29"/>file2brl <text:s text:c="22"/>hp-setup <text:s text:c="26"/>mtype <text:s text:c="22"/>readelf <text:s text:c="25"/>unshare</text:p>
      <text:p text:style-name="Standard"><text:s/>apt-extracttemplates <text:s text:c="16"/>file-roller <text:s text:c="19"/>hp-testpage <text:s text:c="23"/>mutter <text:s text:c="21"/>readlink <text:s text:c="24"/>unsquashfs</text:p>
      <text:p text:style-name="Standard"><text:s/>apt-ftparchive <text:s text:c="22"/>fincore <text:s text:c="23"/>hp-timedate <text:s text:c="23"/>mv <text:s text:c="25"/>realpath <text:s text:c="24"/>unxz</text:p>
      <text:p text:style-name="Standard"><text:s/>apt-get <text:s text:c="29"/>find <text:s text:c="26"/>hsdb <text:s text:c="30"/>mxtar <text:s text:c="22"/>red <text:s text:c="29"/>unzip</text:p>
      <text:p text:style-name="Standard"><text:s/>apt-key <text:s text:c="29"/>findmnt <text:s text:c="23"/>hwe-support-status <text:s text:c="16"/>myisamchk <text:s text:c="18"/>remmina <text:s text:c="25"/>unzipsfx</text:p>
      <text:p text:style-name="Standard"><text:s/>apt-mark <text:s text:c="28"/>firefox <text:s text:c="23"/>i386 <text:s text:c="30"/>myisam_ftdump <text:s text:c="14"/>remmina-file-wrapper <text:s text:c="12"/>update-alternatives</text:p>
      <text:p text:style-name="Standard"><text:s/>apt-sortpkgs <text:s text:c="24"/>flock <text:s text:c="25"/>i686-linux-gnu-pkg-config <text:s text:c="9"/>myisamlog <text:s text:c="18"/>remmina-gnome <text:s text:c="19"/>update-desktop-database</text:p>
      <text:p text:style-name="Standard"><text:s/>apturl <text:s text:c="30"/>fmt <text:s text:c="27"/>ibd2sdi <text:s text:c="27"/>myisampack <text:s text:c="17"/>rename.ul <text:s text:c="23"/>update-manager</text:p>
      <text:p text:style-name="Standard"><text:s/>apturl-gtk <text:s text:c="26"/>fold <text:s text:c="26"/>ibus <text:s text:c="30"/>my_print_defaults <text:s text:c="10"/>rendercheck <text:s text:c="21"/>update-mime-database</text:p>
      <text:p text:style-name="Standard"><text:s/>ar <text:s text:c="34"/>fonttosfnt <text:s text:c="20"/>ibus-daemon <text:s text:c="23"/>mysql <text:s text:c="22"/>renice <text:s text:c="26"/>update-notifier</text:p>
      <text:p text:style-name="Standard"><text:s/>arch <text:s text:c="32"/>foo2ddst <text:s text:c="22"/>ibus-setup <text:s text:c="24"/>mysqladmin <text:s text:c="17"/>reordercap <text:s text:c="22"/>upower</text:p>
      <text:p text:style-name="Standard"><text:s/>arecord <text:s text:c="29"/>foo2ddst-wrapper <text:s text:c="14"/>ibus-table-createdb <text:s text:c="15"/>mysqlanalyze <text:s text:c="15"/>reset <text:s text:c="27"/>uptime</text:p>
      <text:p text:style-name="Standard"><text:s/>arecordmidi <text:s text:c="25"/>foo2hbpl2 <text:s text:c="21"/>iceauth <text:s text:c="27"/>mysqlbinlog <text:s text:c="16"/>resizecons <text:s text:c="22"/>usb-creator-gtk</text:p>
      <text:p text:style-name="Standard"><text:s/>arm2hpdl <text:s text:c="28"/>foo2hbpl2-wrapper <text:s text:c="13"/>ico <text:s text:c="31"/>mysqlcheck <text:s text:c="17"/>resizepart <text:s text:c="22"/>usb-devices</text:p>
      <text:p text:style-name="Standard"><text:s/>as <text:s text:c="34"/>foo2hiperc <text:s text:c="20"/>iconv <text:s text:c="29"/>mysql_config_editor <text:s text:c="8"/>resolvectl <text:s text:c="22"/>usbhid-dump</text:p>
      <text:p text:style-name="Standard"><text:s/>aseqdump <text:s text:c="28"/>foo2hiperc-wrapper <text:s text:c="12"/>id <text:s text:c="32"/>mysqld_multi <text:s text:c="15"/>rev <text:s text:c="29"/>usb_printerid</text:p>
      <text:p text:style-name="Standard"><text:s/>aseqnet <text:s text:c="29"/>foo2hp <text:s text:c="24"/>idlj <text:s text:c="30"/>mysqld_safe <text:s text:c="16"/>rfcomm <text:s text:c="26"/>usbreset</text:p>
      <text:p text:style-name="Standard"><text:soft-page-break/><text:s/>aspell <text:s text:c="30"/>foo2hp2600-wrapper <text:s text:c="12"/>iecset <text:s text:c="28"/>mysqldump <text:s text:c="18"/>rgrep <text:s text:c="27"/>users</text:p>
      <text:p text:style-name="Standard"><text:s/>aspell-import <text:s text:c="23"/>foo2lava <text:s text:c="22"/>ijs_pxljr <text:s text:c="25"/>mysqldumpslow <text:s text:c="14"/>rhythmbox <text:s text:c="23"/>utmpdump</text:p>
      <text:p text:style-name="Standard"><text:s/>atobm <text:s text:c="31"/>foo2lava-wrapper <text:s text:c="14"/>im-config <text:s text:c="25"/>mysqlimport <text:s text:c="16"/>rhythmbox-client <text:s text:c="16"/>uuidgen</text:p>
      <text:p text:style-name="Standard"><text:s/>avahi-browse <text:s text:c="24"/>foo2oak <text:s text:c="23"/>im-launch <text:s text:c="25"/>mysql_migrate_keyring <text:s text:c="6"/>rlogin <text:s text:c="26"/>uuidparse</text:p>
      <text:p text:style-name="Standard"><text:s/>avahi-browse-domains <text:s text:c="16"/>foo2oak-wrapper <text:s text:c="15"/>info <text:s text:c="30"/>mysqloptimize <text:s text:c="14"/>rm <text:s text:c="30"/>uz</text:p>
      <text:p text:style-name="Standard"><text:s/>avahi-publish <text:s text:c="23"/>foo2qpdl <text:s text:c="22"/>infobrowser <text:s text:c="23"/>mysqlpump <text:s text:c="18"/>rmdir <text:s text:c="27"/>valgrind</text:p>
      <text:p text:style-name="Standard"><text:s/>avahi-publish-address <text:s text:c="15"/>foo2qpdl-wrapper <text:s text:c="14"/>infocmp <text:s text:c="27"/>mysqlrepair <text:s text:c="16"/>rmic <text:s text:c="28"/>valgrind.bin</text:p>
      <text:p text:style-name="Standard"><text:s/>avahi-publish-service <text:s text:c="15"/>foo2slx <text:s text:c="23"/>infotocap <text:s text:c="25"/>mysqlreport <text:s text:c="16"/>rmid <text:s text:c="28"/>valgrind-di-server</text:p>
      <text:p text:style-name="Standard"><text:s/>avahi-resolve <text:s text:c="23"/>foo2slx-wrapper <text:s text:c="15"/>innochecksum <text:s text:c="22"/>mysql_secure_installation <text:s text:c="2"/>rmiregistry <text:s text:c="21"/>valgrind-listener</text:p>
      <text:p text:style-name="Standard"><text:s/>avahi-resolve-address <text:s text:c="15"/>foo2xqx <text:s text:c="23"/>inputattach <text:s text:c="23"/>mysqlshow <text:s text:c="18"/>rnano <text:s text:c="27"/>vdir</text:p>
      <text:p text:style-name="Standard"><text:s/>avahi-resolve-host-name <text:s text:c="13"/>foo2xqx-wrapper <text:s text:c="15"/>install <text:s text:c="27"/>mysqlslap <text:s text:c="18"/>routef <text:s text:c="26"/>vgdb</text:p>
      <text:p text:style-name="Standard"><text:s/>avahi-set-host-name <text:s text:c="17"/>foo2zjs <text:s text:c="23"/>install-info <text:s text:c="22"/>mysql_ssl_rsa_setup <text:s text:c="8"/>routel <text:s text:c="26"/>vi</text:p>
      <text:p text:style-name="Standard"><text:s/>awk <text:s text:c="33"/>foo2zjs-icc2ps <text:s text:c="16"/>install-printerdriver <text:s text:c="13"/>mysql_tzinfo_to_sql <text:s text:c="8"/>rpcgen <text:s text:c="26"/>view</text:p>
      <text:p text:style-name="Standard"><text:s/>axfer <text:s text:c="31"/>foo2zjs-pstops <text:s text:c="16"/>instmodsh <text:s text:c="25"/>mysql_upgrade <text:s text:c="14"/>rrsync <text:s text:c="26"/>viewres</text:p>
      <text:p text:style-name="Standard"><text:s/>b2sum <text:s text:c="31"/>foo2zjs-wrapper <text:s text:c="15"/>intel-virtual-output <text:s text:c="14"/>mzip <text:s text:c="23"/>rsh <text:s text:c="29"/>vim</text:p>
      <text:p text:style-name="Standard"><text:s/>baobab <text:s text:c="30"/>foomatic-rip <text:s text:c="18"/>ionice <text:s text:c="28"/>namei <text:s text:c="22"/>rstart <text:s text:c="26"/>vim.basic</text:p>
      <text:p text:style-name="Standard"><text:s/>base32 <text:s text:c="30"/>fprintd-delete <text:s text:c="16"/>ip <text:s text:c="32"/>nano <text:s text:c="23"/>rstartd <text:s text:c="25"/>vimdiff</text:p>
      <text:p text:style-name="Standard"><text:s/>base64 <text:s text:c="30"/>fprintd-enroll <text:s text:c="16"/>ipcmk <text:s text:c="29"/>native2ascii <text:s text:c="15"/>rsync <text:s text:c="27"/>vim.tiny</text:p>
      <text:p text:style-name="Standard"><text:s/>basename <text:s text:c="28"/>fprintd-list <text:s text:c="18"/>ipcrm <text:s text:c="29"/>nautilus <text:s text:c="19"/>rtstat <text:s text:c="26"/>vimtutor</text:p>
      <text:p text:style-name="Standard"><text:s/>bash <text:s text:c="32"/>fprintd-verify <text:s text:c="16"/>ipcs <text:s text:c="30"/>nautilus-autorun-software <text:s text:c="2"/>runcon <text:s text:c="26"/>vmstat</text:p>
      <text:p text:style-name="Standard"><text:s/>bashbug <text:s text:c="29"/>free <text:s text:c="26"/>ipod-read-sysinfo-extended <text:s text:c="8"/>nautilus-sendto <text:s text:c="12"/>run-mailcap <text:s text:c="21"/>vmwarectrl</text:p>
      <text:p text:style-name="Standard"><text:s/>bc <text:s text:c="34"/>from <text:s text:c="26"/>ipod-time-sync <text:s text:c="20"/>nawk <text:s text:c="23"/>run-parts <text:s text:c="23"/>volname</text:p>
      <text:p text:style-name="Standard"><text:s/>bccmd <text:s text:c="31"/>ftp <text:s text:c="27"/>ippfind <text:s text:c="27"/>nc <text:s text:c="25"/>run-with-aspell <text:s text:c="17"/>vstp</text:p>
      <text:p text:style-name="Standard"><text:s/>bdftopcf <text:s text:c="28"/>funzip <text:s text:c="24"/>ipptool <text:s text:c="27"/>ncal <text:s text:c="23"/>rview <text:s text:c="27"/>w</text:p>
      <text:p text:style-name="Standard"><text:s/>bdftruncate <text:s text:c="25"/>fuser <text:s text:c="25"/>iptables-xml <text:s text:c="22"/>nc.openbsd <text:s text:c="17"/>rvim <text:s text:c="28"/>wall</text:p>
      <text:p text:style-name="Standard"><text:s/>bitmap <text:s text:c="30"/>fusermount <text:s text:c="20"/>ischroot <text:s text:c="26"/>neqn <text:s text:c="23"/>rygel <text:s text:c="27"/>watch</text:p>
      <text:p text:style-name="Standard"><text:soft-page-break/><text:s/>bluemoon <text:s text:c="28"/>futurize <text:s text:c="22"/>isdv4-serial-debugger <text:s text:c="13"/>netcat <text:s text:c="21"/>sane-find-scanner <text:s text:c="15"/>watchgnupg</text:p>
      <text:p text:style-name="Standard"><text:s/>bluetoothctl <text:s text:c="24"/>fwupdagent <text:s text:c="20"/>isdv4-serial-inputattach <text:s text:c="10"/>netkit-ftp <text:s text:c="17"/>savelog <text:s text:c="25"/>wc</text:p>
      <text:p text:style-name="Standard"><text:s/>bluetooth-sendto <text:s text:c="20"/>fwupdate <text:s text:c="22"/>isodump <text:s text:c="27"/>networkctl <text:s text:c="17"/>sbattach <text:s text:c="24"/>wdctl</text:p>
      <text:p text:style-name="Standard"><text:s/>bmtoa <text:s text:c="31"/>fwupdmgr <text:s text:c="22"/>isoinfo <text:s text:c="27"/>networkd-dispatcher <text:s text:c="8"/>sbkeysync <text:s text:c="23"/>wget</text:p>
      <text:p text:style-name="Standard"><text:s/>boltctl <text:s text:c="29"/>fwupdtool <text:s text:c="21"/>isovfy <text:s text:c="28"/>newgrp <text:s text:c="21"/>sbsiglist <text:s text:c="23"/>whatis</text:p>
      <text:p text:style-name="Standard"><text:s/>bootctl <text:s text:c="29"/>fwupdtpmevlog <text:s text:c="17"/>ispell-wrapper <text:s text:c="20"/>ngettext <text:s text:c="19"/>sbsign <text:s text:c="26"/>whereis</text:p>
      <text:p text:style-name="Standard"><text:s/>brltty <text:s text:c="30"/>g++ <text:s text:c="27"/>jar <text:s text:c="31"/>nice <text:s text:c="23"/>sbvarsign <text:s text:c="23"/>which</text:p>
      <text:p text:style-name="Standard"><text:s/>brltty-ctb <text:s text:c="26"/>g++-9 <text:s text:c="25"/>jarsigner <text:s text:c="25"/>nisdomainname <text:s text:c="14"/>sbverify <text:s text:c="24"/>whiptail</text:p>
      <text:p text:style-name="Standard"><text:s/>brltty-trtxt <text:s text:c="24"/>gamemoded <text:s text:c="21"/>java <text:s text:c="30"/>nl <text:s text:c="25"/>scanimage <text:s text:c="23"/>who</text:p>
      <text:p text:style-name="Standard"><text:s/>brltty-ttb <text:s text:c="26"/>gamemoderun <text:s text:c="19"/>javac <text:s text:c="29"/>nm <text:s text:c="25"/>schemagen <text:s text:c="23"/>whoami</text:p>
      <text:p text:style-name="Standard"><text:s/>broadwayd <text:s text:c="27"/>gamma4scanimage <text:s text:c="15"/>javadoc <text:s text:c="27"/>nm-applet <text:s text:c="18"/>scp <text:s text:c="29"/>whoopsie</text:p>
      <text:p text:style-name="Standard"><text:s/>browse <text:s text:c="30"/>gapplication <text:s text:c="18"/>javah <text:s text:c="29"/>nmcli <text:s text:c="22"/>scp-dbus-service <text:s text:c="16"/>whoopsie-preferences</text:p>
      <text:p text:style-name="Standard"><text:s/>bsd-from <text:s text:c="28"/>gatttool <text:s text:c="22"/>javap <text:s text:c="29"/>nm-connection-editor <text:s text:c="7"/>screendump <text:s text:c="22"/>wireshark</text:p>
      <text:p text:style-name="Standard"><text:s/>bsd-write <text:s text:c="27"/>gcalccmd <text:s text:c="22"/>jcmd <text:s text:c="30"/>nm-online <text:s text:c="18"/>script <text:s text:c="26"/>word-list-compress</text:p>
      <text:p text:style-name="Standard"><text:s/>btattach <text:s text:c="28"/>gcc <text:s text:c="27"/>jconsole <text:s text:c="26"/>nmtui <text:s text:c="22"/>scriptreplay <text:s text:c="20"/>wpa_passphrase</text:p>
      <text:p text:style-name="Standard"><text:s/>btmgmt <text:s text:c="30"/>gcc-9 <text:s text:c="25"/>jdb <text:s text:c="31"/>nmtui-connect <text:s text:c="14"/>sdiff <text:s text:c="27"/>w.procps</text:p>
      <text:p text:style-name="Standard"><text:s/>btmon <text:s text:c="31"/>gcc-ar <text:s text:c="24"/>jdeps <text:s text:c="29"/>nmtui-edit <text:s text:c="17"/>sdptool <text:s text:c="25"/>write</text:p>
      <text:p text:style-name="Standard"><text:s/>bunzip2 <text:s text:c="29"/>gcc-ar-9 <text:s text:c="22"/>jexec <text:s text:c="29"/>nmtui-hostname <text:s text:c="13"/>seahorse <text:s text:c="24"/>wsgen</text:p>
      <text:p text:style-name="Standard"><text:s/>busctl <text:s text:c="30"/>gcc-nm <text:s text:c="24"/>jfr <text:s text:c="31"/>nohup <text:s text:c="22"/>sed <text:s text:c="29"/>wsimport</text:p>
      <text:p text:style-name="Standard"><text:s/>busybox <text:s text:c="29"/>gcc-nm-9 <text:s text:c="22"/>jhat <text:s text:c="30"/>notify-send <text:s text:c="16"/>see <text:s text:c="29"/>X</text:p>
      <text:p text:style-name="Standard"><text:s/>bwrap <text:s text:c="31"/>gcc-ranlib <text:s text:c="20"/>jinfo <text:s text:c="29"/>nproc <text:s text:c="22"/>select-default-iwrap <text:s text:c="12"/>X11</text:p>
      <text:p text:style-name="Standard"><text:s/>bzcat <text:s text:c="31"/>gcc-ranlib-9 <text:s text:c="18"/>jjs <text:s text:c="31"/>nroff <text:s text:c="22"/>select-editor <text:s text:c="19"/>x11perf</text:p>
      <text:p text:style-name="Standard"><text:s/>bzcmp <text:s text:c="31"/>gcore <text:s text:c="25"/>jmap <text:s text:c="30"/>nsenter <text:s text:c="20"/>sensible-browser <text:s text:c="16"/>x11perfcomp</text:p>
      <text:p text:style-name="Standard"><text:s/>bzdiff <text:s text:c="30"/>gcov <text:s text:c="26"/>join <text:s text:c="30"/>nslookup <text:s text:c="19"/>sensible-editor <text:s text:c="17"/>x86_64</text:p>
      <text:p text:style-name="Standard"><text:s/>bzegrep <text:s text:c="29"/>gcov-9 <text:s text:c="24"/>journalctl <text:s text:c="24"/>nstat <text:s text:c="22"/>sensible-pager <text:s text:c="18"/>x86_64-linux-gnu-addr2line</text:p>
      <text:p text:style-name="Standard"><text:s/>bzexe <text:s text:c="31"/>gcov-dump <text:s text:c="21"/>jpgicc <text:s text:c="28"/>nsupdate <text:s text:c="19"/>seq <text:s text:c="29"/>x86_64-linux-gnu-ar</text:p>
      <text:p text:style-name="Standard"><text:soft-page-break/><text:s/>bzfgrep <text:s text:c="29"/>gcov-dump-9 <text:s text:c="19"/>jps <text:s text:c="31"/>ntfs-3g <text:s text:c="20"/>serialver <text:s text:c="23"/>x86_64-linux-gnu-as</text:p>
      <text:p text:style-name="Standard"><text:s/>bzgrep <text:s text:c="30"/>gcov-tool <text:s text:c="21"/>jrunscript <text:s text:c="24"/>ntfs-3g.probe <text:s text:c="14"/>servertool <text:s text:c="22"/>x86_64-linux-gnu-c++filt</text:p>
      <text:p text:style-name="Standard"><text:s/>bzip2 <text:s text:c="31"/>gcov-tool-9 <text:s text:c="19"/>jsadebugd <text:s text:c="25"/>ntfscat <text:s text:c="20"/>session-migration <text:s text:c="15"/>x86_64-linux-gnu-cpp</text:p>
      <text:p text:style-name="Standard"><text:s/>bzip2recover <text:s text:c="24"/>gcr-viewer <text:s text:c="20"/>json_pp <text:s text:c="27"/>ntfscluster <text:s text:c="16"/>sessreg <text:s text:c="25"/>x86_64-linux-gnu-cpp-9</text:p>
      <text:p text:style-name="Standard"><text:s/>bzless <text:s text:c="30"/>gdb <text:s text:c="27"/>jstack <text:s text:c="28"/>ntfscmp <text:s text:c="20"/>setarch <text:s text:c="25"/>x86_64-linux-gnu-dwp</text:p>
      <text:p text:style-name="Standard"><text:s/>bzmore <text:s text:c="30"/>gdb-add-index <text:s text:c="17"/>jstat <text:s text:c="29"/>ntfsdecrypt <text:s text:c="16"/>setfacl <text:s text:c="25"/>x86_64-linux-gnu-elfedit</text:p>
      <text:p text:style-name="Standard"><text:s/>c++ <text:s text:c="33"/>gdbserver <text:s text:c="21"/>jstatd <text:s text:c="28"/>ntfsfallocate <text:s text:c="14"/>setfont <text:s text:c="25"/>x86_64-linux-gnu-g++</text:p>
      <text:p text:style-name="Standard"><text:s/>c89 <text:s text:c="33"/>gdbtui <text:s text:c="24"/>kbdinfo <text:s text:c="27"/>ntfsfix <text:s text:c="20"/>setkeycodes <text:s text:c="21"/>x86_64-linux-gnu-g++-9</text:p>
      <text:p text:style-name="Standard"><text:s/>c89-gcc <text:s text:c="29"/>gdbus <text:s text:c="25"/>kbd_mode <text:s text:c="26"/>ntfsinfo <text:s text:c="19"/>setleds <text:s text:c="25"/>x86_64-linux-gnu-gcc</text:p>
      <text:p text:style-name="Standard"><text:s/>c99 <text:s text:c="33"/>gdialog <text:s text:c="23"/>kbxutil <text:s text:c="27"/>ntfsls <text:s text:c="21"/>setlogcons <text:s text:c="22"/>x86_64-linux-gnu-gcc-9</text:p>
      <text:p text:style-name="Standard"><text:s/>c99-gcc <text:s text:c="29"/>gdk-pixbuf-csource <text:s text:c="12"/>kernel-install <text:s text:c="20"/>ntfsmove <text:s text:c="19"/>setmetamode <text:s text:c="21"/>x86_64-linux-gnu-gcc-ar</text:p>
      <text:p text:style-name="Standard"><text:s/>cal <text:s text:c="33"/>gdk-pixbuf-pixdata <text:s text:c="12"/>kerneloops-submit <text:s text:c="17"/>ntfsrecover <text:s text:c="16"/>setpci <text:s text:c="26"/>x86_64-linux-gnu-gcc-ar-9</text:p>
      <text:p text:style-name="Standard"><text:s/>calendar <text:s text:c="28"/>gdk-pixbuf-thumbnailer <text:s text:c="8"/>keyring <text:s text:c="27"/>ntfssecaudit <text:s text:c="15"/>setpriv <text:s text:c="25"/>x86_64-linux-gnu-gcc-nm</text:p>
      <text:p text:style-name="Standard"><text:s/>calibrate_ppa <text:s text:c="23"/>gdmflexiserver <text:s text:c="16"/>keytool <text:s text:c="27"/>ntfstruncate <text:s text:c="15"/>setsid <text:s text:c="26"/>x86_64-linux-gnu-gcc-nm-9</text:p>
      <text:p text:style-name="Standard"><text:s/>callgrind_annotate <text:s text:c="18"/>gdm-screenshot <text:s text:c="16"/>kill <text:s text:c="30"/>ntfsusermap <text:s text:c="16"/>setterm <text:s text:c="25"/>x86_64-linux-gnu-gcc-ranlib</text:p>
      <text:p text:style-name="Standard"><text:s/>callgrind_control <text:s text:c="19"/>gedit <text:s text:c="25"/>killall <text:s text:c="27"/>ntfswipe <text:s text:c="19"/>setupcon <text:s text:c="24"/>x86_64-linux-gnu-gcc-ranlib-9</text:p>
      <text:p text:style-name="Standard"><text:s/>canberra-gtk-play <text:s text:c="19"/>gencat <text:s text:c="24"/>kmod <text:s text:c="30"/>numfmt <text:s text:c="21"/>setxkbmap <text:s text:c="23"/>x86_64-linux-gnu-gcov</text:p>
      <text:p text:style-name="Standard"><text:s/>cancel <text:s text:c="30"/>genisoimage <text:s text:c="19"/>kmodsign <text:s text:c="26"/>nvidia-detector <text:s text:c="12"/>sftp <text:s text:c="28"/>x86_64-linux-gnu-gcov-9</text:p>
      <text:p text:style-name="Standard"><text:s/>capinfos <text:s text:c="28"/>geqn <text:s text:c="26"/>l2ping <text:s text:c="28"/>oakdecode <text:s text:c="18"/>sg <text:s text:c="30"/>x86_64-linux-gnu-gcov-dump</text:p>
      <text:p text:style-name="Standard"><text:s/>captoinfo <text:s text:c="27"/>GET <text:s text:c="27"/>l2test <text:s text:c="28"/>obexctl <text:s text:c="20"/>sh <text:s text:c="30"/>x86_64-linux-gnu-gcov-dump-9</text:p>
      <text:p text:style-name="Standard"><text:s/>captype <text:s text:c="29"/>getconf <text:s text:c="23"/>laptop-detect <text:s text:c="21"/>objcopy <text:s text:c="20"/>sha1sum <text:s text:c="25"/>x86_64-linux-gnu-gcov-tool</text:p>
      <text:p text:style-name="Standard"><text:s/>cat <text:s text:c="33"/>geteltorito <text:s text:c="19"/>last <text:s text:c="30"/>objdump <text:s text:c="20"/>sha224sum <text:s text:c="23"/>x86_64-linux-gnu-gcov-tool-9</text:p>
      <text:p text:style-name="Standard"><text:s/>catchsegv <text:s text:c="27"/>getent <text:s text:c="24"/>lastb <text:s text:c="29"/>oclock <text:s text:c="21"/>sha256sum <text:s text:c="23"/>x86_64-linux-gnu-gold</text:p>
      <text:p text:style-name="Standard"><text:s/>catman <text:s text:c="30"/>getfacl <text:s text:c="23"/>lastlog <text:s text:c="27"/>od <text:s text:c="25"/>sha384sum <text:s text:c="23"/>x86_64-linux-gnu-gprof</text:p>
      <text:p text:style-name="Standard"><text:s/>cautious-launcher <text:s text:c="19"/>getkeycodes <text:s text:c="19"/>lavadecode <text:s text:c="24"/>oem-getlogs <text:s text:c="16"/>sha512sum <text:s text:c="23"/>x86_64-linux-gnu-ld</text:p>
      <text:p text:style-name="Standard"><text:s/>cc <text:s text:c="34"/>getopt <text:s text:c="24"/>lcf <text:s text:c="31"/>on_ac_power <text:s text:c="16"/>sharkd <text:s text:c="26"/>x86_64-linux-gnu-ld.bfd</text:p>
      <text:p text:style-name="Standard"><text:soft-page-break/><text:s/>cd-create-profile <text:s text:c="19"/>gettext <text:s text:c="23"/>ld <text:s text:c="32"/>openssl <text:s text:c="20"/>shasum <text:s text:c="26"/>x86_64-linux-gnu-ld.gold</text:p>
      <text:p text:style-name="Standard"><text:s/>cd-fix-profile <text:s text:c="22"/>gettext.sh <text:s text:c="20"/>ld.bfd <text:s text:c="28"/>openvt <text:s text:c="21"/>shotwell <text:s text:c="24"/>x86_64-linux-gnu-nm</text:p>
      <text:p text:style-name="Standard"><text:s/>cd-iccdump <text:s text:c="26"/>ghostscript <text:s text:c="19"/>ldd <text:s text:c="31"/>opldecode <text:s text:c="18"/>showconsolefont <text:s text:c="17"/>x86_64-linux-gnu-objcopy</text:p>
      <text:p text:style-name="Standard"><text:s/>cd-it8 <text:s text:c="30"/>ginstall-info <text:s text:c="17"/>ld.gold <text:s text:c="27"/>orbd <text:s text:c="23"/>showkey <text:s text:c="25"/>x86_64-linux-gnu-objdump</text:p>
      <text:p text:style-name="Standard"><text:s/>c++filt <text:s text:c="29"/>gio <text:s text:c="27"/>less <text:s text:c="30"/>orca <text:s text:c="23"/>showrgb <text:s text:c="25"/>x86_64-linux-gnu-pkg-config</text:p>
      <text:p text:style-name="Standard"><text:s/>cg_annotate <text:s text:c="25"/>gio-querymodules <text:s text:c="14"/>lessecho <text:s text:c="26"/>orca-dm-wrapper <text:s text:c="12"/>shred <text:s text:c="27"/>x86_64-linux-gnu-ranlib</text:p>
      <text:p text:style-name="Standard"><text:s/>cg_diff <text:s text:c="29"/>gipddecode <text:s text:c="20"/>lessfile <text:s text:c="26"/>os-prober <text:s text:c="18"/>shuf <text:s text:c="28"/>x86_64-linux-gnu-readelf</text:p>
      <text:p text:style-name="Standard"><text:s/>cg_merge <text:s text:c="28"/>gjs <text:s text:c="27"/>lesskey <text:s text:c="27"/>p11-kit <text:s text:c="20"/>simple-scan <text:s text:c="21"/>x86_64-linux-gnu-size</text:p>
      <text:p text:style-name="Standard"><text:s/>chacl <text:s text:c="31"/>gjs-console <text:s text:c="19"/>lesspipe <text:s text:c="26"/>pacat <text:s text:c="22"/>size <text:s text:c="28"/>x86_64-linux-gnu-strings</text:p>
      <text:p text:style-name="Standard"><text:s/>chage <text:s text:c="31"/>gkbd-keyboard-display <text:s text:c="9"/>lexgrog <text:s text:c="27"/>pack200 <text:s text:c="20"/>skill <text:s text:c="27"/>x86_64-linux-gnu-strip</text:p>
      <text:p text:style-name="Standard"><text:s/>chardet3 <text:s text:c="28"/>glib-compile-schemas <text:s text:c="10"/>libnetcfg <text:s text:c="25"/>pacmd <text:s text:c="22"/>slabtop <text:s text:c="25"/>x86_64-pc-linux-gnu-pkg-config</text:p>
      <text:p text:style-name="Standard"><text:s/>chardetect3 <text:s text:c="25"/>gnome-calculator <text:s text:c="14"/>libreoffice <text:s text:c="23"/>pactl <text:s text:c="22"/>sleep <text:s text:c="27"/>xargs</text:p>
      <text:p text:style-name="Standard"><text:s/>chattr <text:s text:c="30"/>gnome-calendar <text:s text:c="16"/>libwacom-list-local-devices <text:s text:c="7"/>padsp <text:s text:c="22"/>slogin <text:s text:c="26"/>xauth</text:p>
      <text:p text:style-name="Standard"><text:s/>chcon <text:s text:c="31"/>gnome-characters <text:s text:c="14"/>link <text:s text:c="30"/>pager <text:s text:c="22"/>slxdecode <text:s text:c="23"/>xbiff</text:p>
      <text:p text:style-name="Standard"><text:s/>check-language-support <text:s text:c="14"/>gnome-control-center <text:s text:c="10"/>linkicc <text:s text:c="27"/>pa-info <text:s text:c="20"/>smproxy <text:s text:c="25"/>xbrlapi</text:p>
      <text:p text:style-name="Standard"><text:s/>cheese <text:s text:c="30"/>gnome-disk-image-mounter <text:s text:c="6"/>linux32 <text:s text:c="27"/>pamon <text:s text:c="22"/>snap <text:s text:c="28"/>xcalc</text:p>
      <text:p text:style-name="Standard"><text:s/>chfn <text:s text:c="32"/>gnome-disks <text:s text:c="19"/>linux64 <text:s text:c="27"/>paperconf <text:s text:c="18"/>snapctl <text:s text:c="25"/>xclipboard</text:p>
      <text:p text:style-name="Standard"><text:s/>chgrp <text:s text:c="31"/>gnome-extensions <text:s text:c="14"/>linux-boot-prober <text:s text:c="17"/>paplay <text:s text:c="21"/>snapfuse <text:s text:c="24"/>xclock</text:p>
      <text:p text:style-name="Standard"><text:s/>chmod <text:s text:c="31"/>gnome-font-viewer <text:s text:c="13"/>linux-check-removal <text:s text:c="15"/>parec <text:s text:c="22"/>snice <text:s text:c="27"/>xcmsdb</text:p>
      <text:p text:style-name="Standard"><text:s/>choom <text:s text:c="31"/>gnome-help <text:s text:c="20"/>linux-update-symlinks <text:s text:c="13"/>parecord <text:s text:c="19"/>soelim <text:s text:c="26"/>xconsole</text:p>
      <text:p text:style-name="Standard"><text:s/>chown <text:s text:c="31"/>gnome-keyring <text:s text:c="17"/>linux-version <text:s text:c="21"/>partx <text:s text:c="22"/>soffice <text:s text:c="25"/>xcursorgen</text:p>
      <text:p text:style-name="Standard"><text:s/>chrt <text:s text:c="32"/>gnome-keyring-3 <text:s text:c="15"/>listres <text:s text:c="27"/>passwd <text:s text:c="21"/>software-properties-gtk <text:s text:c="9"/>xcutsel</text:p>
      <text:p text:style-name="Standard"><text:s/>chsh <text:s text:c="32"/>gnome-keyring-daemon <text:s text:c="10"/>ln <text:s text:c="32"/>paste <text:s text:c="22"/>sort <text:s text:c="28"/>xdg-dbus-proxy</text:p>
      <text:p text:style-name="Standard"><text:s/>chvt <text:s text:c="32"/>gnome-language-selector <text:s text:c="7"/>lnstat <text:s text:c="28"/>pasteurize <text:s text:c="17"/>sotruss <text:s text:c="25"/>xdg-desktop-icon</text:p>
      <text:p text:style-name="Standard"><text:s/>ciptool <text:s text:c="29"/>gnome-logs <text:s text:c="20"/>loadkeys <text:s text:c="26"/>pasuspender <text:s text:c="16"/>spd-conf <text:s text:c="24"/>xdg-desktop-menu</text:p>
      <text:p text:style-name="Standard"><text:s/>ckbcomp <text:s text:c="29"/>gnome-power-statistics <text:s text:c="8"/>loadunimap <text:s text:c="24"/>patch <text:s text:c="22"/>spd-say <text:s text:c="25"/>xdg-email</text:p>
      <text:p text:style-name="Standard"><text:soft-page-break/><text:s/>cksum <text:s text:c="31"/>gnome-screenshot <text:s text:c="14"/>localc <text:s text:c="28"/>pathchk <text:s text:c="20"/>speaker-test <text:s text:c="20"/>xdg-icon-resource</text:p>
      <text:p text:style-name="Standard"><text:s/>clear <text:s text:c="31"/>gnome-session <text:s text:c="17"/>locale <text:s text:c="28"/>pax11publish <text:s text:c="15"/>speech-dispatcher <text:s text:c="15"/>xdg-mime</text:p>
      <text:p text:style-name="Standard"><text:s/>clear_console <text:s text:c="23"/>gnome-session-custom-session <text:s text:c="2"/>locale-check <text:s text:c="22"/>pdb3 <text:s text:c="23"/>spice-vdagent <text:s text:c="19"/>xdg-open</text:p>
      <text:p text:style-name="Standard"><text:s/>clhsdb <text:s text:c="30"/>gnome-session-inhibit <text:s text:c="9"/>localectl <text:s text:c="25"/>pdb3.8 <text:s text:c="21"/>splain <text:s text:c="26"/>xdg-screensaver</text:p>
      <text:p text:style-name="Standard"><text:s/>cmp <text:s text:c="33"/>gnome-session-properties <text:s text:c="6"/>localedef <text:s text:c="25"/>pdf2dsc <text:s text:c="20"/>split <text:s text:c="27"/>xdg-settings</text:p>
      <text:p text:style-name="Standard"><text:s/>codepage <text:s text:c="28"/>gnome-session-quit <text:s text:c="12"/>lodraw <text:s text:c="28"/>pdf2ps <text:s text:c="21"/>splitfont <text:s text:c="23"/>xdg-user-dir</text:p>
      <text:p text:style-name="Standard"><text:s/>col <text:s text:c="33"/>gnome-session-remmina <text:s text:c="9"/>loffice <text:s text:c="27"/>pdfattach <text:s text:c="18"/>sprof <text:s text:c="27"/>xdg-user-dirs-gtk-update</text:p>
      <text:p text:style-name="Standard"><text:s/>colcrt <text:s text:c="30"/>gnome-shell <text:s text:c="19"/>lofromtemplate <text:s text:c="20"/>pdfdetach <text:s text:c="18"/>ss <text:s text:c="30"/>xdg-user-dirs-update</text:p>
      <text:p text:style-name="Standard"><text:s/>colormgr <text:s text:c="28"/>gnome-shell-extension-tool <text:s text:c="4"/>logger <text:s text:c="28"/>pdffonts <text:s text:c="19"/>ssh <text:s text:c="29"/>xditview</text:p>
      <text:p text:style-name="Standard"><text:s/>colrm <text:s text:c="31"/>gnome-shell-perf-tool <text:s text:c="9"/>login <text:s text:c="29"/>pdfimages <text:s text:c="18"/>ssh-add <text:s text:c="25"/>xdpyinfo</text:p>
      <text:p text:style-name="Standard"><text:s/>column <text:s text:c="30"/>gnome-system-monitor <text:s text:c="10"/>loginctl <text:s text:c="26"/>pdfinfo <text:s text:c="20"/>ssh-agent <text:s text:c="23"/>xdriinfo</text:p>
      <text:p text:style-name="Standard"><text:s/>comm <text:s text:c="32"/>gnome-terminal <text:s text:c="16"/>logname <text:s text:c="27"/>pdfseparate <text:s text:c="16"/>ssh-argv0 <text:s text:c="23"/>xedit</text:p>
      <text:p text:style-name="Standard"><text:s/>compose <text:s text:c="29"/>gnome-terminal.real <text:s text:c="11"/>loimpress <text:s text:c="25"/>pdfsig <text:s text:c="21"/>ssh-copy-id <text:s text:c="21"/>Xephyr</text:p>
      <text:p text:style-name="Standard"><text:s/>corelist <text:s text:c="28"/>gnome-terminal.wrapper <text:s text:c="8"/>lomath <text:s text:c="28"/>pdftocairo <text:s text:c="17"/>ssh-keygen <text:s text:c="22"/>xev</text:p>
      <text:p text:style-name="Standard"><text:s/>cp <text:s text:c="34"/>gnome-text-editor <text:s text:c="13"/>look <text:s text:c="30"/>pdftohtml <text:s text:c="18"/>ssh-keyscan <text:s text:c="21"/>xeyes</text:p>
      <text:p text:style-name="Standard"><text:s/>cpan <text:s text:c="32"/>gnome-thumbnail-font <text:s text:c="10"/>lorder <text:s text:c="28"/>pdftoppm <text:s text:c="19"/>start-pulseaudio-x11 <text:s text:c="12"/>xfd</text:p>
      <text:p text:style-name="Standard"><text:s/>cpan5.30-x86_64-linux-gnu <text:s text:c="11"/>gnome-todo <text:s text:c="20"/>loweb <text:s text:c="29"/>pdftops <text:s text:c="20"/>startx <text:s text:c="26"/>xfontsel</text:p>
      <text:p text:style-name="Standard"><text:s/>cpio <text:s text:c="32"/>gnome-www-browser <text:s text:c="13"/>lowntfs-3g <text:s text:c="24"/>pdftotext <text:s text:c="18"/>stat <text:s text:c="28"/>xgamma</text:p>
      <text:p text:style-name="Standard"><text:s/>cpp <text:s text:c="33"/>gold <text:s text:c="26"/>lowriter <text:s text:c="26"/>pdfunite <text:s text:c="19"/>static-sh <text:s text:c="23"/>xgc</text:p>
      <text:p text:style-name="Standard"><text:s/>cpp-9 <text:s text:c="31"/>gpasswd <text:s text:c="23"/>lp <text:s text:c="32"/>peekfd <text:s text:c="21"/>stdbuf <text:s text:c="26"/>xhost</text:p>
      <text:p text:style-name="Standard"><text:s/>c_rehash <text:s text:c="28"/>gpg <text:s text:c="27"/>lpoptions <text:s text:c="25"/>perl <text:s text:c="23"/>strace <text:s text:c="26"/>xinit</text:p>
      <text:p text:style-name="Standard"><text:s/>crontab <text:s text:c="29"/>gpg-agent <text:s text:c="21"/>lpq <text:s text:c="31"/>perl5.30.0 <text:s text:c="17"/>strace-log-merge <text:s text:c="16"/>xinput</text:p>
      <text:p text:style-name="Standard"><text:s/>csplit <text:s text:c="30"/>gpgcompose <text:s text:c="20"/>lpr <text:s text:c="31"/>perl5.30-x86_64-linux-gnu <text:s text:c="2"/>strings <text:s text:c="25"/>xjc</text:p>
      <text:p text:style-name="Standard"><text:s/>ctstat <text:s text:c="30"/>gpgconf <text:s text:c="23"/>lprm <text:s text:c="30"/>perlbug <text:s text:c="20"/>strip <text:s text:c="27"/>xkbbell</text:p>
      <text:p text:style-name="Standard"><text:s/>cupstestppd <text:s text:c="25"/>gpg-connect-agent <text:s text:c="13"/>lp_solve <text:s text:c="26"/>perldoc <text:s text:c="20"/>stty <text:s text:c="28"/>xkbcomp</text:p>
      <text:p text:style-name="Standard"><text:s/>cut <text:s text:c="33"/>gpgparsemail <text:s text:c="18"/>lpstat <text:s text:c="28"/>perli11ndoc <text:s text:c="16"/>su <text:s text:c="30"/>xkbevd</text:p>
      <text:p text:style-name="Standard"><text:soft-page-break/><text:s/>cvt <text:s text:c="33"/>gpgsm <text:s text:c="25"/>ls <text:s text:c="32"/>perlivp <text:s text:c="20"/>sudo <text:s text:c="28"/>xkbprint</text:p>
      <text:p text:style-name="Standard"><text:s/>cvtsudoers <text:s text:c="26"/>gpgsplit <text:s text:c="22"/>lsattr <text:s text:c="28"/>perlthanks <text:s text:c="17"/>sudoedit <text:s text:c="24"/>xkbvleds</text:p>
      <text:p text:style-name="Standard"><text:s/>dash <text:s text:c="32"/>gpgtar <text:s text:c="24"/>lsblk <text:s text:c="29"/>perror <text:s text:c="21"/>sudoreplay <text:s text:c="22"/>xkbwatch</text:p>
      <text:p text:style-name="Standard"><text:s/>date <text:s text:c="32"/>gpgv <text:s text:c="26"/>lsb_release <text:s text:c="23"/>pf2afm <text:s text:c="21"/>sum <text:s text:c="29"/>xkeystone</text:p>
      <text:p text:style-name="Standard"><text:s/>dbus-cleanup-sockets <text:s text:c="16"/>gpg-wks-server <text:s text:c="16"/>lscpu <text:s text:c="29"/>pfbtopfa <text:s text:c="19"/>symcryptrun <text:s text:c="21"/>xkill</text:p>
      <text:p text:style-name="Standard"><text:s/>dbus-daemon <text:s text:c="25"/>gpg-zip <text:s text:c="23"/>lshw <text:s text:c="30"/>pftp <text:s text:c="23"/>sync <text:s text:c="28"/>xload</text:p>
      <text:p text:style-name="Standard"><text:s/>dbus-launch <text:s text:c="25"/>gpic <text:s text:c="26"/>lsinitramfs <text:s text:c="23"/>pgrep <text:s text:c="22"/>syslinux <text:s text:c="24"/>xlogo</text:p>
      <text:p text:style-name="Standard"><text:s/>dbus-monitor <text:s text:c="24"/>gprof <text:s text:c="25"/>lsipc <text:s text:c="29"/>pic <text:s text:c="24"/>syslinux-legacy <text:s text:c="17"/>xlsatoms</text:p>
      <text:p text:style-name="Standard"><text:s/>dbus-run-session <text:s text:c="20"/>gpu-manager <text:s text:c="19"/>lslocks <text:s text:c="27"/>pico <text:s text:c="23"/>system-config-printer <text:s text:c="11"/>xlsclients</text:p>
      <text:p text:style-name="Standard"><text:s/>dbus-send <text:s text:c="27"/>grep <text:s text:c="26"/>lslogins <text:s text:c="26"/>piconv <text:s text:c="21"/>system-config-printer-applet <text:s text:c="4"/>xlsfonts</text:p>
      <text:p text:style-name="Standard"><text:s/>dbus-update-activation-environment <text:s text:c="2"/>gresource <text:s text:c="21"/>lsmem <text:s text:c="29"/>pidof <text:s text:c="22"/>systemctl <text:s text:c="23"/>xmag</text:p>
      <text:p text:style-name="Standard"><text:s/>dbus-uuidgen <text:s text:c="24"/>groff <text:s text:c="25"/>lsmod <text:s text:c="29"/>pinentry <text:s text:c="19"/>systemd <text:s text:c="25"/>xman</text:p>
      <text:p text:style-name="Standard"><text:s/>dc <text:s text:c="34"/>grog <text:s text:c="26"/>lsns <text:s text:c="30"/>pinentry-curses <text:s text:c="12"/>systemd-analyze <text:s text:c="17"/>xmessage</text:p>
      <text:p text:style-name="Standard"><text:s/>dconf <text:s text:c="31"/>grops <text:s text:c="25"/>lsof <text:s text:c="30"/>pinentry-gnome3 <text:s text:c="12"/>systemd-ask-password <text:s text:c="12"/>xmodmap</text:p>
      <text:p text:style-name="Standard"><text:s/>dd <text:s text:c="34"/>grotty <text:s text:c="24"/>lspci <text:s text:c="29"/>pinentry-x11 <text:s text:c="15"/>systemd-cat <text:s text:c="21"/>xmore</text:p>
      <text:p text:style-name="Standard"><text:s/>ddstdecode <text:s text:c="26"/>groups <text:s text:c="24"/>lspgpot <text:s text:c="27"/>ping <text:s text:c="23"/>systemd-cgls <text:s text:c="20"/>Xorg</text:p>
      <text:p text:style-name="Standard"><text:s/>deallocvt <text:s text:c="27"/>grub-editenv <text:s text:c="18"/>lsusb <text:s text:c="29"/>ping4 <text:s text:c="22"/>systemd-cgtop <text:s text:c="19"/>xprop</text:p>
      <text:p text:style-name="Standard"><text:s/>debconf <text:s text:c="29"/>grub-file <text:s text:c="21"/>ltrace <text:s text:c="28"/>ping6 <text:s text:c="22"/>systemd-delta <text:s text:c="19"/>xqxdecode</text:p>
      <text:p text:style-name="Standard"><text:s/>debconf-apt-progress <text:s text:c="16"/>grub-fstest <text:s text:c="19"/>luit <text:s text:c="30"/>pinky <text:s text:c="22"/>systemd-detect-virt <text:s text:c="13"/>xrandr</text:p>
      <text:p text:style-name="Standard"><text:s/>debconf-communicate <text:s text:c="17"/>grub-glue-efi <text:s text:c="17"/>lwp-download <text:s text:c="22"/>pkaction <text:s text:c="19"/>systemd-escape <text:s text:c="18"/>xrdb</text:p>
      <text:p text:style-name="Standard"><text:s/>debconf-copydb <text:s text:c="22"/>grub-kbdcomp <text:s text:c="18"/>lwp-dump <text:s text:c="26"/>pkcheck <text:s text:c="20"/>systemd-hwdb <text:s text:c="20"/>xrefresh</text:p>
      <text:p text:style-name="Standard"><text:s/>debconf-escape <text:s text:c="22"/>grub-menulst2cfg <text:s text:c="14"/>lwp-mirror <text:s text:c="24"/>pkcon <text:s text:c="22"/>systemd-id128 <text:s text:c="19"/>x-session-manager</text:p>
      <text:p text:style-name="Standard"><text:s/>debconf-set-selections <text:s text:c="14"/>grub-mkfont <text:s text:c="19"/>lwp-request <text:s text:c="23"/>pkexec <text:s text:c="21"/>systemd-inhibit <text:s text:c="17"/>xset</text:p>
      <text:p text:style-name="Standard"><text:s/>debconf-show <text:s text:c="24"/>grub-mkimage <text:s text:c="18"/>lz <text:s text:c="32"/>pkg-config <text:s text:c="17"/>systemd-machine-id-setup <text:s text:c="8"/>xsetmode</text:p>
      <text:p text:style-name="Standard"><text:s/>deb-systemd-helper <text:s text:c="18"/>grub-mklayout <text:s text:c="17"/>lz4 <text:s text:c="31"/>pkill <text:s text:c="22"/>systemd-mount <text:s text:c="19"/>xsetpointer</text:p>
      <text:p text:style-name="Standard"><text:s/>deb-systemd-invoke <text:s text:c="18"/>grub-mknetdir <text:s text:c="17"/>lz4c <text:s text:c="30"/>pkmon <text:s text:c="22"/>systemd-notify <text:s text:c="18"/>xsetroot</text:p>
      <text:p text:style-name="Standard"><text:soft-page-break/><text:s/>deja-dup <text:s text:c="28"/>grub-mkpasswd-pbkdf2 <text:s text:c="10"/>lz4cat <text:s text:c="28"/>pkttyagent <text:s text:c="17"/>systemd-path <text:s text:c="20"/>xsetwacom</text:p>
      <text:p text:style-name="Standard"><text:s/>delpart <text:s text:c="29"/>grub-mkrelpath <text:s text:c="16"/>lzcat <text:s text:c="29"/>pl2pm <text:s text:c="22"/>systemd-resolve <text:s text:c="17"/>xsm</text:p>
      <text:p text:style-name="Standard"><text:s/>delv <text:s text:c="32"/>grub-mkrescue <text:s text:c="17"/>lzcmp <text:s text:c="29"/>pldd <text:s text:c="23"/>systemd-run <text:s text:c="21"/>xstdcmap</text:p>
      <text:p text:style-name="Standard"><text:s/>desktop-file-edit <text:s text:c="19"/>grub-mkstandalone <text:s text:c="13"/>lzdiff <text:s text:c="28"/>plog <text:s text:c="23"/>systemd-socket-activate <text:s text:c="9"/>xsubpp</text:p>
      <text:p text:style-name="Standard"><text:s/>desktop-file-install <text:s text:c="16"/>grub-mount <text:s text:c="20"/>lzegrep <text:s text:c="27"/>plymouth <text:s text:c="19"/>systemd-stdio-bridge <text:s text:c="12"/>x-terminal-emulator</text:p>
      <text:p text:style-name="Standard"><text:s/>desktop-file-validate <text:s text:c="15"/>grub-ntldr-img <text:s text:c="16"/>lzfgrep <text:s text:c="27"/>pmap <text:s text:c="23"/>systemd-sysusers <text:s text:c="16"/>xvidtune</text:p>
      <text:p text:style-name="Standard"><text:s/>devdump <text:s text:c="29"/>grub-render-label <text:s text:c="13"/>lzgrep <text:s text:c="28"/>pnm2ppa <text:s text:c="20"/>systemd-tmpfiles <text:s text:c="16"/>xvinfo</text:p>
      <text:p text:style-name="Standard"><text:s/>df <text:s text:c="34"/>grub-script-check <text:s text:c="13"/>lzless <text:s text:c="28"/>pod2html <text:s text:c="19"/>systemd-tty-ask-password-agent <text:s text:c="2"/>Xwayland</text:p>
      <text:p text:style-name="Standard"><text:s/>dfu-tool <text:s text:c="28"/>grub-syslinux2cfg <text:s text:c="13"/>lzma <text:s text:c="30"/>pod2man <text:s text:c="20"/>systemd-umount <text:s text:c="18"/>xwd</text:p>
      <text:p text:style-name="Standard"><text:s/>dh_bash-completion <text:s text:c="18"/>gs <text:s text:c="28"/>lzmainfo <text:s text:c="26"/>pod2text <text:s text:c="19"/>tabs <text:s text:c="28"/>x-window-manager</text:p>
      <text:p text:style-name="Standard"><text:s/>dh_installxmlcatalogs <text:s text:c="15"/>gsbj <text:s text:c="26"/>lzmore <text:s text:c="28"/>pod2usage <text:s text:c="18"/>tac <text:s text:c="29"/>xwininfo</text:p>
      <text:p text:style-name="Standard"><text:s/>dh_perl_openssl <text:s text:c="21"/>gsdj <text:s text:c="26"/>m2300w <text:s text:c="28"/>podchecker <text:s text:c="17"/>tail <text:s text:c="28"/>xwud</text:p>
      <text:p text:style-name="Standard"><text:s/>diff <text:s text:c="32"/>gsdj500 <text:s text:c="23"/>m2300w-wrapper <text:s text:c="20"/>podselect <text:s text:c="18"/>tar <text:s text:c="29"/>x-www-browser</text:p>
      <text:p text:style-name="Standard"><text:s/>diff3 <text:s text:c="31"/>gsettings <text:s text:c="21"/>m2400w <text:s text:c="28"/>poff <text:s text:c="23"/>taskset <text:s text:c="25"/>xxd</text:p>
      <text:p text:style-name="Standard"><text:s/>dig <text:s text:c="33"/>gslj <text:s text:c="26"/>make <text:s text:c="30"/>policytool <text:s text:c="17"/>tbl <text:s text:c="29"/>xz</text:p>
      <text:p text:style-name="Standard"><text:s/>dir <text:s text:c="33"/>gslp <text:s text:c="26"/>make-first-existing-target <text:s text:c="8"/>pon <text:s text:c="24"/>tee <text:s text:c="29"/>xzcat</text:p>
      <text:p text:style-name="Standard"><text:s/>dircolors <text:s text:c="27"/>gsnd <text:s text:c="26"/>mako-render <text:s text:c="23"/>POST <text:s text:c="23"/>telnet <text:s text:c="26"/>xzcmp</text:p>
      <text:p text:style-name="Standard"><text:s/>dirmngr <text:s text:c="29"/>gst-device-monitor-1.0 <text:s text:c="8"/>man <text:s text:c="31"/>ppdc <text:s text:c="23"/>telnet.netkit <text:s text:c="19"/>xzdiff</text:p>
      <text:p text:style-name="Standard"><text:s/>dirmngr-client <text:s text:c="22"/>gst-discoverer-1.0 <text:s text:c="12"/>mandb <text:s text:c="29"/>ppdhtml <text:s text:c="20"/>tempfile <text:s text:c="24"/>xzegrep</text:p>
      <text:p text:style-name="Standard"><text:s/>dirname <text:s text:c="29"/>gst-inspect-1.0 <text:s text:c="15"/>manpath <text:s text:c="27"/>ppdi <text:s text:c="23"/>test <text:s text:c="28"/>xzfgrep</text:p>
      <text:p text:style-name="Standard"><text:s/>dirsplit <text:s text:c="28"/>gst-launch-1.0 <text:s text:c="16"/>man-recode <text:s text:c="24"/>ppdmerge <text:s text:c="19"/>text2pcap <text:s text:c="23"/>xzgrep</text:p>
      <text:p text:style-name="Standard"><text:s/>dmesg <text:s text:c="31"/>gst-play-1.0 <text:s text:c="18"/>mapscrn <text:s text:c="27"/>ppdpo <text:s text:c="22"/>tgz <text:s text:c="29"/>xzless</text:p>
      <text:p text:style-name="Standard"><text:s/>dnsdomainname <text:s text:c="23"/>gstreamer-codec-install <text:s text:c="7"/>mattrib <text:s text:c="27"/>pphs <text:s text:c="23"/>thunderbird <text:s text:c="21"/>xzmore</text:p>
      <text:p text:style-name="Standard"><text:s/>domainname <text:s text:c="26"/>gst-typefind-1.0 <text:s text:c="14"/>mawk <text:s text:c="30"/>pr <text:s text:c="25"/>tic <text:s text:c="29"/>yelp</text:p>
      <text:p text:style-name="Standard"><text:s/>do-release-upgrade <text:s text:c="18"/>gtbl <text:s text:c="26"/>mbadblocks <text:s text:c="24"/>precat <text:s text:c="21"/>tificc <text:s text:c="26"/>yes</text:p>
      <text:p text:style-name="Standard"><text:s/>dpkg <text:s text:c="32"/>gtf <text:s text:c="27"/>mcat <text:s text:c="30"/>preconv <text:s text:c="20"/>time <text:s text:c="28"/>ypdomainname</text:p>
      <text:p text:style-name="Standard"><text:soft-page-break/><text:s/>dpkg-deb <text:s text:c="28"/>gtk-builder-tool <text:s text:c="14"/>mcd <text:s text:c="31"/>preunzip <text:s text:c="19"/>timedatectl <text:s text:c="21"/>zcat</text:p>
      <text:p text:style-name="Standard"><text:s/>dpkg-divert <text:s text:c="25"/>gtk-encode-symbolic-svg <text:s text:c="7"/>mcheck <text:s text:c="28"/>prezip <text:s text:c="21"/>timeout <text:s text:c="25"/>zcmp</text:p>
      <text:p text:style-name="Standard"><text:s/>dpkg-maintscript-helper <text:s text:c="13"/>gtk-launch <text:s text:c="20"/>mclasserase <text:s text:c="23"/>prezip-bin <text:s text:c="17"/>tload <text:s text:c="27"/>zdiff</text:p>
      <text:p text:style-name="Standard"><text:s/>dpkg-query <text:s text:c="26"/>gtk-query-settings <text:s text:c="12"/>mcomp <text:s text:c="29"/>print <text:s text:c="22"/>tnameserv <text:s text:c="23"/>zdump</text:p>
      <text:p text:style-name="Standard"><text:s/>dpkg-split <text:s text:c="26"/>gtk-update-icon-cache <text:s text:c="9"/>mcookie <text:s text:c="27"/>printafm <text:s text:c="19"/>toe <text:s text:c="29"/>zegrep</text:p>
      <text:p text:style-name="Standard"><text:s/>dpkg-statoverride <text:s text:c="19"/>gunzip <text:s text:c="24"/>mcopy <text:s text:c="29"/>printenv <text:s text:c="19"/>top <text:s text:c="29"/>zenity</text:p>
      <text:p text:style-name="Standard"><text:s/>dpkg-trigger <text:s text:c="24"/>gvfs-cat <text:s text:c="22"/>md5sum <text:s text:c="28"/>printerbanner <text:s text:c="14"/>totem <text:s text:c="27"/>zfgrep</text:p>
      <text:p text:style-name="Standard"><text:s/>driverless <text:s text:c="26"/>gvfs-copy <text:s text:c="21"/>md5sum.textutils <text:s text:c="18"/>printer-profile <text:s text:c="12"/>totem-video-thumbnailer <text:s text:c="9"/>zforce</text:p>
      <text:p text:style-name="Standard"><text:s/>du <text:s text:c="34"/>gvfs-info <text:s text:c="21"/>mdel <text:s text:c="30"/>printf <text:s text:c="21"/>touch <text:s text:c="27"/>zgrep</text:p>
      <text:p text:style-name="Standard"><text:s/>dumpcap <text:s text:c="29"/>gvfs-less <text:s text:c="21"/>mdeltree <text:s text:c="26"/>prlimit <text:s text:c="20"/>tput <text:s text:c="28"/>zip</text:p>
      <text:p text:style-name="Standard"><text:s/>dumpkeys <text:s text:c="28"/>gvfs-ls <text:s text:c="23"/>mdig <text:s text:c="30"/>prove <text:s text:c="22"/>tr <text:s text:c="30"/>zipcloak</text:p>
      <text:p text:style-name="Standard"><text:s/>duplicity <text:s text:c="27"/>gvfs-mime <text:s text:c="21"/>mdir <text:s text:c="30"/>prtstat <text:s text:c="20"/>tracepath <text:s text:c="23"/>zipdetails</text:p>
      <text:p text:style-name="Standard"><text:s/>dvipdf <text:s text:c="30"/>gvfs-mkdir <text:s text:c="20"/>mdu <text:s text:c="31"/>ps <text:s text:c="25"/>traceroute6 <text:s text:c="21"/>zipgrep</text:p>
      <text:p text:style-name="Standard"><text:s/>dwp <text:s text:c="33"/>gvfs-monitor-dir <text:s text:c="14"/>mergecap <text:s text:c="26"/>ps2ascii <text:s text:c="19"/>traceroute6.iputils <text:s text:c="13"/>zipinfo</text:p>
      <text:p text:style-name="Standard"><text:s/>echo <text:s text:c="32"/>gvfs-monitor-file <text:s text:c="13"/>mesa-overlay-control.py <text:s text:c="11"/>ps2epsi <text:s text:c="20"/>tracker <text:s text:c="25"/>zipnote</text:p>
      <text:p text:style-name="Standard"><text:s/>ed <text:s text:c="34"/>gvfs-mount <text:s text:c="20"/>mesg <text:s text:c="30"/>ps2pdf <text:s text:c="21"/>transicc <text:s text:c="24"/>zipsplit</text:p>
      <text:p text:style-name="Standard"><text:s/>edit <text:s text:c="32"/>gvfs-move <text:s text:c="21"/>mformat <text:s text:c="27"/>ps2pdf12 <text:s text:c="19"/>transmission-gtk <text:s text:c="16"/>zjsdecode</text:p>
      <text:p text:style-name="Standard"><text:s/>editcap <text:s text:c="29"/>gvfs-open <text:s text:c="21"/>migrate-pubring-from-classic-gpg <text:s text:c="2"/>ps2pdf13 <text:s text:c="19"/>transset <text:s text:c="24"/>zless</text:p>
      <text:p text:style-name="Standard"><text:s/>editor <text:s text:c="30"/>gvfs-rename <text:s text:c="19"/>mimeopen <text:s text:c="26"/>ps2pdf14 <text:s text:c="19"/>tree <text:s text:c="28"/>zmore</text:p>
      <text:p text:style-name="Standard"><text:s/>editres <text:s text:c="29"/>gvfs-rm <text:s text:c="23"/>mimetype <text:s text:c="26"/>ps2pdfwr <text:s text:c="19"/>troff <text:s text:c="27"/>znew</text:p>
      <text:p text:style-name="Standard"><text:s/>efibootdump <text:s text:c="25"/>gvfs-save <text:s text:c="21"/>min12xxw <text:s text:c="26"/>ps2ps <text:s text:c="22"/>true</text:p>
      <text:p text:style-name="Standard"><text:s/>efibootmgr <text:s text:c="26"/>gvfs-set-attribute <text:s text:c="12"/>minfo <text:s text:c="29"/>ps2ps2 <text:s text:c="21"/>truncate</text:p>
      <text:p text:style-name="Standard"><text:s/>egrep <text:s text:c="31"/>gvfs-trash <text:s text:c="20"/>mkdir <text:s text:c="29"/>ps2txt <text:s text:c="21"/>trust</text:p>
      <text:p text:style-name="Standard"><text:s/>eject <text:s text:c="31"/>gvfs-tree <text:s text:c="21"/>mkfifo <text:s text:c="28"/>psfaddtable <text:s text:c="16"/>tset</text:p>
      <text:p text:style-name="Standard"><text:s/>elfedit <text:s text:c="29"/>gzexe <text:s text:c="25"/>mkfontdir <text:s text:c="25"/>psfgettable <text:s text:c="16"/>tsort</text:p>
      <text:p text:style-name="Standard">dac@dac-Veriton-M200-H310:/bin$ ls r*</text:p>
      <text:p text:style-name="Standard">randpkt <text:s text:c="2"/>rbash <text:s text:c="2"/>rdiffdir <text:s/>readlink <text:s/>remmina <text:s text:c="14"/>rename.ul <text:s text:c="3"/>reordercap <text:s/>resizepart <text:s/>rfcomm <text:s text:c="4"/>rhythmbox-client <text:s/>rmdir <text:s/>rmiregistry <text:s/>routel <text:s/>rsh <text:s text:c="5"/>rsync <text:s text:c="2"/>run-mailcap <text:s text:c="5"/>rview</text:p>
      <text:p text:style-name="Standard">ranlib <text:s text:c="3"/>rcp <text:s text:c="4"/>rdma <text:s text:c="5"/>realpath <text:s/>remmina-file-wrapper <text:s/>rendercheck <text:s/>reset <text:s text:c="6"/>resolvectl <text:s/>rgrep <text:s text:c="5"/>rlogin <text:s text:c="11"/>rmic <text:s text:c="2"/>rnano <text:s text:c="7"/>rpcgen <text:s/>rstart <text:s text:c="2"/>rtstat <text:s/>run-parts <text:s text:c="7"/>rvim</text:p>
      <text:p text:style-name="Standard"><text:soft-page-break/>rawshark <text:s/>rctest <text:s/>readelf <text:s text:c="2"/>red <text:s text:c="6"/>remmina-gnome <text:s text:c="8"/>renice <text:s text:c="6"/>resizecons <text:s/>rev <text:s text:c="8"/>rhythmbox <text:s/>rm <text:s text:c="15"/>rmid <text:s text:c="2"/>routef <text:s text:c="6"/>rrsync <text:s/>rstartd <text:s/>runcon <text:s/>run-with-aspell <text:s/>rygel</text:p>
      <text:p text:style-name="Standard">dac@dac-Veriton-M200-H310:/bin$ ls ???</text:p>
      <text:p text:style-name="Standard">apg <text:s/>c++ <text:s/>cal <text:s/>col <text:s/>cvt <text:s/>dwp <text:s/>eqn <text:s/>g++ <text:s/>GET <text:s/>gpg <text:s/>jar <text:s/>jjs <text:s/>ldd <text:s/>lz4 <text:s/>mdu <text:s/>mtr <text:s/>ptx <text:s/>red <text:s/>scp <text:s/>seq <text:s/>tac <text:s/>tee <text:s/>toe <text:s/>ucf <text:s/>xev <text:s/>xjc <text:s/>xxd</text:p>
      <text:p text:style-name="Standard">apt <text:s/>c89 <text:s/>cat <text:s/>cpp <text:s/>dig <text:s/>env <text:s/>fmt <text:s/>gcc <text:s/>gio <text:s/>gtf <text:s/>jdb <text:s/>jps <text:s/>lpq <text:s/>man <text:s/>mmd <text:s/>pic <text:s/>pwd <text:s/>rev <text:s/>sed <text:s/>ssh <text:s/>tar <text:s/>tgz <text:s/>top <text:s/>vim <text:s/>xfd <text:s/>xsm <text:s/>yes</text:p>
      <text:p text:style-name="Standard">awk <text:s/>c99 <text:s/>cmp <text:s/>cut <text:s/>dir <text:s/>eog <text:s/>ftp <text:s/>gdb <text:s/>gjs <text:s/>ico <text:s/>jfr <text:s/>lcf <text:s/>lpr <text:s/>mcd <text:s/>mrd <text:s/>pon <text:s/>rcp <text:s/>rsh <text:s/>see <text:s/>sum <text:s/>tbl <text:s/>tic <text:s/>tty <text:s/>who <text:s/>xgc <text:s/>xwd <text:s/>zip</text:p>
      <text:p text:style-name="Standard"/>
      <text:p text:style-name="Standard">X11:</text:p>
      <text:p text:style-name="Standard">'[' <text:s text:c="34"/>encguess <text:s text:c="22"/>gzip <text:s text:c="30"/>mkfontdir <text:s text:c="18"/>psfaddtable <text:s text:c="21"/>trust</text:p>
      <text:p text:style-name="Standard"><text:s/>aa-enabled <text:s text:c="26"/>enchant-2 <text:s text:c="21"/>h2ph <text:s text:c="30"/>mkfontscale <text:s text:c="16"/>psfgettable <text:s text:c="21"/>tset</text:p>
      <text:p text:style-name="Standard"><text:s/>aa-exec <text:s text:c="29"/>enchant-lsmod-2 <text:s text:c="15"/>h2xs <text:s text:c="30"/>mkisofs <text:s text:c="20"/>psfstriptable <text:s text:c="19"/>tsort</text:p>
      <text:p text:style-name="Standard"><text:s/>aconnect <text:s text:c="28"/>env <text:s text:c="27"/>hbpldecode <text:s text:c="24"/>mkmanifest <text:s text:c="17"/>psfxtable <text:s text:c="23"/>ttfread</text:p>
      <text:p text:style-name="Standard"><text:s/>acpi_listen <text:s text:c="25"/>envsubst <text:s text:c="22"/>hciattach <text:s text:c="25"/>mk_modmap <text:s text:c="18"/>psicc <text:s text:c="27"/>tty</text:p>
      <text:p text:style-name="Standard"><text:s/>add-apt-repository <text:s text:c="18"/>eog <text:s text:c="27"/>hciconfig <text:s text:c="25"/>mknod <text:s text:c="22"/>pslog <text:s text:c="27"/>tzselect</text:p>
      <text:p text:style-name="Standard"><text:s/>addpart <text:s text:c="29"/>eps2eps <text:s text:c="23"/>hcitool <text:s text:c="27"/>mksquashfs <text:s text:c="17"/>pstree <text:s text:c="26"/>ua</text:p>
      <text:p text:style-name="Standard"><text:s/>addr2line <text:s text:c="27"/>eqn <text:s text:c="27"/>hd <text:s text:c="32"/>mktemp <text:s text:c="21"/>pstree.x11 <text:s text:c="22"/>ubuntu-advantage</text:p>
      <text:p text:style-name="Standard"><text:s/>alsabat <text:s text:c="29"/>esc-m <text:s text:c="25"/>head <text:s text:c="30"/>mkzftree <text:s text:c="19"/>ptar <text:s text:c="28"/>ubuntu-bug</text:p>
      <text:p text:style-name="Standard"><text:s/>alsaloop <text:s text:c="28"/>eutp <text:s text:c="26"/>HEAD <text:s text:c="30"/>mlabel <text:s text:c="21"/>ptardiff <text:s text:c="24"/>ubuntu-core-launcher</text:p>
      <text:p text:style-name="Standard"><text:s/>alsamixer <text:s text:c="27"/>evince <text:s text:c="24"/>helpztags <text:s text:c="25"/>mmcli <text:s text:c="22"/>ptargrep <text:s text:c="24"/>ubuntu-drivers</text:p>
      <text:p text:style-name="Standard"><text:s/>alsatplg <text:s text:c="28"/>evince-previewer <text:s text:c="14"/>hex2hcd <text:s text:c="27"/>mmd <text:s text:c="24"/>ptx <text:s text:c="29"/>ubuntu-report</text:p>
      <text:p text:style-name="Standard"><text:s/>alsaucm <text:s text:c="29"/>evince-thumbnailer <text:s text:c="12"/>hexdump <text:s text:c="27"/>mmdbresolve <text:s text:c="16"/>pulseaudio <text:s text:c="22"/>ubuntu-security-status</text:p>
      <text:p text:style-name="Standard"><text:s/>amidi <text:s text:c="31"/>ex <text:s text:c="28"/>hipercdecode <text:s text:c="22"/>mmount <text:s text:c="21"/>pwd <text:s text:c="29"/>ucf</text:p>
      <text:p text:style-name="Standard"><text:s/>amixer <text:s text:c="30"/>expand <text:s text:c="24"/>host <text:s text:c="30"/>mmove <text:s text:c="22"/>pwdx <text:s text:c="28"/>ucfq</text:p>
      <text:p text:style-name="Standard"><text:s/>amuFormat.sh <text:s text:c="24"/>expiry <text:s text:c="24"/>hostid <text:s text:c="28"/>mokutil <text:s text:c="20"/>py3clean <text:s text:c="24"/>ucfr</text:p>
      <text:p text:style-name="Standard"><text:s/>apg <text:s text:c="33"/>expr <text:s text:c="26"/>hostname <text:s text:c="26"/>monitor-sensor <text:s text:c="13"/>py3compile <text:s text:c="22"/>ucs2any</text:p>
      <text:p text:style-name="Standard"><text:s/>apgbfm <text:s text:c="30"/>extcheck <text:s text:c="22"/>hostnamectl <text:s text:c="23"/>more <text:s text:c="23"/>py3versions <text:s text:c="21"/>udevadm</text:p>
      <text:p text:style-name="Standard"><text:s/>aplay <text:s text:c="31"/>factor <text:s text:c="24"/>hp-align <text:s text:c="26"/>mount <text:s text:c="22"/>pydoc3 <text:s text:c="26"/>udisksctl</text:p>
      <text:p text:style-name="Standard"><text:s/>aplaymidi <text:s text:c="27"/>faillog <text:s text:c="23"/>hp-check <text:s text:c="26"/>mountpoint <text:s text:c="17"/>pydoc3.8 <text:s text:c="24"/>ul</text:p>
      <text:p text:style-name="Standard"><text:soft-page-break/><text:s/>appletviewer <text:s text:c="24"/>fallocate <text:s text:c="21"/>hp-clean <text:s text:c="26"/>mousetweaks <text:s text:c="16"/>pygettext3 <text:s text:c="22"/>ulockmgr_server</text:p>
      <text:p text:style-name="Standard"><text:s/>apport-bug <text:s text:c="26"/>false <text:s text:c="25"/>hp-colorcal <text:s text:c="23"/>mpartition <text:s text:c="17"/>pygettext3.8 <text:s text:c="20"/>umax_pp</text:p>
      <text:p text:style-name="Standard"><text:s/>apport-cli <text:s text:c="26"/>fc-cache <text:s text:c="22"/>hp-config_usb_printer <text:s text:c="13"/>mrd <text:s text:c="24"/>pyjwt3 <text:s text:c="26"/>umount</text:p>
      <text:p text:style-name="Standard"><text:s/>apport-collect <text:s text:c="22"/>fc-cat <text:s text:c="24"/>hp-doctor <text:s text:c="25"/>mren <text:s text:c="23"/>python3 <text:s text:c="25"/>uname</text:p>
      <text:p text:style-name="Standard"><text:s/>apport-unpack <text:s text:c="23"/>fc-conflist <text:s text:c="19"/>hp-firmware <text:s text:c="23"/>mscompress <text:s text:c="17"/>python3.8 <text:s text:c="23"/>unattended-upgrade</text:p>
      <text:p text:style-name="Standard"><text:s/>appres <text:s text:c="30"/>fc-list <text:s text:c="23"/>hp-info <text:s text:c="27"/>msexpand <text:s text:c="19"/>python3-futurize <text:s text:c="16"/>unattended-upgrades</text:p>
      <text:p text:style-name="Standard"><text:s/>appstreamcli <text:s text:c="24"/>fc-match <text:s text:c="22"/>hp-levels <text:s text:c="25"/>mshortname <text:s text:c="17"/>python3-pasteurize <text:s text:c="14"/>uncompress</text:p>
      <text:p text:style-name="Standard"><text:s/>apropos <text:s text:c="29"/>fc-pattern <text:s text:c="20"/>hp-logcapture <text:s text:c="21"/>mshowfat <text:s text:c="19"/>qpdldecode <text:s text:c="22"/>unexpand</text:p>
      <text:p text:style-name="Standard"><text:s/>apt <text:s text:c="33"/>fc-query <text:s text:c="22"/>hp-makeuri <text:s text:c="24"/>ms_print <text:s text:c="19"/>quirks-handler <text:s text:c="18"/>unicode_start</text:p>
      <text:p text:style-name="Standard"><text:s/>apt-add-repository <text:s text:c="18"/>fc-scan <text:s text:c="23"/>hp-pkservice <text:s text:c="22"/>mt <text:s text:c="25"/>randpkt <text:s text:c="25"/>unicode_stop</text:p>
      <text:p text:style-name="Standard"><text:s/>apt-cache <text:s text:c="27"/>fc-validate <text:s text:c="19"/>hp-plugin <text:s text:c="25"/>mt-gnu <text:s text:c="21"/>ranlib <text:s text:c="26"/>uniq</text:p>
      <text:p text:style-name="Standard"><text:s/>apt-cdrom <text:s text:c="27"/>fgconsole <text:s text:c="21"/>hp-plugin-ubuntu <text:s text:c="18"/>mtools <text:s text:c="21"/>rawshark <text:s text:c="24"/>unity-scope-loader</text:p>
      <text:p text:style-name="Standard"><text:s/>apt-config <text:s text:c="26"/>fgrep <text:s text:c="25"/>hp-probe <text:s text:c="26"/>mtoolstest <text:s text:c="17"/>rbash <text:s text:c="27"/>unlink</text:p>
      <text:p text:style-name="Standard"><text:s/>aptdcon <text:s text:c="29"/>file <text:s text:c="26"/>hp-query <text:s text:c="26"/>mtr <text:s text:c="24"/>rcp <text:s text:c="29"/>unlz4</text:p>
      <text:p text:style-name="Standard"><text:s/>apt-extracttemplates <text:s text:c="16"/>file2brl <text:s text:c="22"/>hp-scan <text:s text:c="27"/>mtrace <text:s text:c="21"/>rctest <text:s text:c="26"/>unlzma</text:p>
      <text:p text:style-name="Standard"><text:s/>apt-ftparchive <text:s text:c="22"/>file-roller <text:s text:c="19"/>hp-setup <text:s text:c="26"/>mtr-packet <text:s text:c="17"/>rdiffdir <text:s text:c="24"/>unmkinitramfs</text:p>
      <text:p text:style-name="Standard"><text:s/>apt-get <text:s text:c="29"/>fincore <text:s text:c="23"/>hp-testpage <text:s text:c="23"/>mtype <text:s text:c="22"/>rdma <text:s text:c="28"/>unopkg</text:p>
      <text:p text:style-name="Standard"><text:s/>apt-key <text:s text:c="29"/>find <text:s text:c="26"/>hp-timedate <text:s text:c="23"/>mutter <text:s text:c="21"/>readelf <text:s text:c="25"/>unpack200</text:p>
      <text:p text:style-name="Standard"><text:s/>apt-mark <text:s text:c="28"/>findmnt <text:s text:c="23"/>hsdb <text:s text:c="30"/>mv <text:s text:c="25"/>readlink <text:s text:c="24"/>unshare</text:p>
      <text:p text:style-name="Standard"><text:s/>apt-sortpkgs <text:s text:c="24"/>firefox <text:s text:c="23"/>hwe-support-status <text:s text:c="16"/>mxtar <text:s text:c="22"/>realpath <text:s text:c="24"/>unsquashfs</text:p>
      <text:p text:style-name="Standard"><text:s/>apturl <text:s text:c="30"/>flock <text:s text:c="25"/>i386 <text:s text:c="30"/>myisamchk <text:s text:c="18"/>red <text:s text:c="29"/>unxz</text:p>
      <text:p text:style-name="Standard"><text:s/>apturl-gtk <text:s text:c="26"/>fmt <text:s text:c="27"/>i686-linux-gnu-pkg-config <text:s text:c="9"/>myisam_ftdump <text:s text:c="14"/>remmina <text:s text:c="25"/>unzip</text:p>
      <text:p text:style-name="Standard"><text:s/>ar <text:s text:c="34"/>fold <text:s text:c="26"/>ibd2sdi <text:s text:c="27"/>myisamlog <text:s text:c="18"/>remmina-file-wrapper <text:s text:c="12"/>unzipsfx</text:p>
      <text:p text:style-name="Standard"><text:s/>arch <text:s text:c="32"/>fonttosfnt <text:s text:c="20"/>ibus <text:s text:c="30"/>myisampack <text:s text:c="17"/>remmina-gnome <text:s text:c="19"/>update-alternatives</text:p>
      <text:p text:style-name="Standard"><text:s/>arecord <text:s text:c="29"/>foo2ddst <text:s text:c="22"/>ibus-daemon <text:s text:c="23"/>my_print_defaults <text:s text:c="10"/>rename.ul <text:s text:c="23"/>update-desktop-database</text:p>
      <text:p text:style-name="Standard"><text:s/>arecordmidi <text:s text:c="25"/>foo2ddst-wrapper <text:s text:c="14"/>ibus-setup <text:s text:c="24"/>mysql <text:s text:c="22"/>rendercheck <text:s text:c="21"/>update-manager</text:p>
      <text:p text:style-name="Standard"><text:soft-page-break/><text:s/>arm2hpdl <text:s text:c="28"/>foo2hbpl2 <text:s text:c="21"/>ibus-table-createdb <text:s text:c="15"/>mysqladmin <text:s text:c="17"/>renice <text:s text:c="26"/>update-mime-database</text:p>
      <text:p text:style-name="Standard"><text:s/>as <text:s text:c="34"/>foo2hbpl2-wrapper <text:s text:c="13"/>iceauth <text:s text:c="27"/>mysqlanalyze <text:s text:c="15"/>reordercap <text:s text:c="22"/>update-notifier</text:p>
      <text:p text:style-name="Standard"><text:s/>aseqdump <text:s text:c="28"/>foo2hiperc <text:s text:c="20"/>ico <text:s text:c="31"/>mysqlbinlog <text:s text:c="16"/>reset <text:s text:c="27"/>upower</text:p>
      <text:p text:style-name="Standard"><text:s/>aseqnet <text:s text:c="29"/>foo2hiperc-wrapper <text:s text:c="12"/>iconv <text:s text:c="29"/>mysqlcheck <text:s text:c="17"/>resizecons <text:s text:c="22"/>uptime</text:p>
      <text:p text:style-name="Standard"><text:s/>aspell <text:s text:c="30"/>foo2hp <text:s text:c="24"/>id <text:s text:c="32"/>mysql_config_editor <text:s text:c="8"/>resizepart <text:s text:c="22"/>usb-creator-gtk</text:p>
      <text:p text:style-name="Standard"><text:s/>aspell-import <text:s text:c="23"/>foo2hp2600-wrapper <text:s text:c="12"/>idlj <text:s text:c="30"/>mysqld_multi <text:s text:c="15"/>resolvectl <text:s text:c="22"/>usb-devices</text:p>
      <text:p text:style-name="Standard"><text:s/>atobm <text:s text:c="31"/>foo2lava <text:s text:c="22"/>iecset <text:s text:c="28"/>mysqld_safe <text:s text:c="16"/>rev <text:s text:c="29"/>usbhid-dump</text:p>
      <text:p text:style-name="Standard"><text:s/>avahi-browse <text:s text:c="24"/>foo2lava-wrapper <text:s text:c="14"/>ijs_pxljr <text:s text:c="25"/>mysqldump <text:s text:c="18"/>rfcomm <text:s text:c="26"/>usb_printerid</text:p>
      <text:p text:style-name="Standard"><text:s/>avahi-browse-domains <text:s text:c="16"/>foo2oak <text:s text:c="23"/>im-config <text:s text:c="25"/>mysqldumpslow <text:s text:c="14"/>rgrep <text:s text:c="27"/>usbreset</text:p>
      <text:p text:style-name="Standard"><text:s/>avahi-publish <text:s text:c="23"/>foo2oak-wrapper <text:s text:c="15"/>im-launch <text:s text:c="25"/>mysqlimport <text:s text:c="16"/>rhythmbox <text:s text:c="23"/>users</text:p>
      <text:p text:style-name="Standard"><text:s/>avahi-publish-address <text:s text:c="15"/>foo2qpdl <text:s text:c="22"/>info <text:s text:c="30"/>mysql_migrate_keyring <text:s text:c="6"/>rhythmbox-client <text:s text:c="16"/>utmpdump</text:p>
      <text:p text:style-name="Standard"><text:s/>avahi-publish-service <text:s text:c="15"/>foo2qpdl-wrapper <text:s text:c="14"/>infobrowser <text:s text:c="23"/>mysqloptimize <text:s text:c="14"/>rlogin <text:s text:c="26"/>uuidgen</text:p>
      <text:p text:style-name="Standard"><text:s/>avahi-resolve <text:s text:c="23"/>foo2slx <text:s text:c="23"/>infocmp <text:s text:c="27"/>mysqlpump <text:s text:c="18"/>rm <text:s text:c="30"/>uuidparse</text:p>
      <text:p text:style-name="Standard"><text:s/>avahi-resolve-address <text:s text:c="15"/>foo2slx-wrapper <text:s text:c="15"/>infotocap <text:s text:c="25"/>mysqlrepair <text:s text:c="16"/>rmdir <text:s text:c="27"/>uz</text:p>
      <text:p text:style-name="Standard"><text:s/>avahi-resolve-host-name <text:s text:c="13"/>foo2xqx <text:s text:c="23"/>innochecksum <text:s text:c="22"/>mysqlreport <text:s text:c="16"/>rmic <text:s text:c="28"/>valgrind</text:p>
      <text:p text:style-name="Standard"><text:s/>avahi-set-host-name <text:s text:c="17"/>foo2xqx-wrapper <text:s text:c="15"/>inputattach <text:s text:c="23"/>mysql_secure_installation <text:s text:c="2"/>rmid <text:s text:c="28"/>valgrind.bin</text:p>
      <text:p text:style-name="Standard"><text:s/>awk <text:s text:c="33"/>foo2zjs <text:s text:c="23"/>install <text:s text:c="27"/>mysqlshow <text:s text:c="18"/>rmiregistry <text:s text:c="21"/>valgrind-di-server</text:p>
      <text:p text:style-name="Standard"><text:s/>axfer <text:s text:c="31"/>foo2zjs-icc2ps <text:s text:c="16"/>install-info <text:s text:c="22"/>mysqlslap <text:s text:c="18"/>rnano <text:s text:c="27"/>valgrind-listener</text:p>
      <text:p text:style-name="Standard"><text:s/>b2sum <text:s text:c="31"/>foo2zjs-pstops <text:s text:c="16"/>install-printerdriver <text:s text:c="13"/>mysql_ssl_rsa_setup <text:s text:c="8"/>routef <text:s text:c="26"/>vdir</text:p>
      <text:p text:style-name="Standard"><text:s/>baobab <text:s text:c="30"/>foo2zjs-wrapper <text:s text:c="15"/>instmodsh <text:s text:c="25"/>mysql_tzinfo_to_sql <text:s text:c="8"/>routel <text:s text:c="26"/>vgdb</text:p>
      <text:p text:style-name="Standard"><text:s/>base32 <text:s text:c="30"/>foomatic-rip <text:s text:c="18"/>intel-virtual-output <text:s text:c="14"/>mysql_upgrade <text:s text:c="14"/>rpcgen <text:s text:c="26"/>vi</text:p>
      <text:p text:style-name="Standard"><text:s/>base64 <text:s text:c="30"/>fprintd-delete <text:s text:c="16"/>ionice <text:s text:c="28"/>mzip <text:s text:c="23"/>rrsync <text:s text:c="26"/>view</text:p>
      <text:p text:style-name="Standard"><text:s/>basename <text:s text:c="28"/>fprintd-enroll <text:s text:c="16"/>ip <text:s text:c="32"/>namei <text:s text:c="22"/>rsh <text:s text:c="29"/>viewres</text:p>
      <text:p text:style-name="Standard"><text:s/>bash <text:s text:c="32"/>fprintd-list <text:s text:c="18"/>ipcmk <text:s text:c="29"/>nano <text:s text:c="23"/>rstart <text:s text:c="26"/>vim</text:p>
      <text:p text:style-name="Standard"><text:s/>bashbug <text:s text:c="29"/>fprintd-verify <text:s text:c="16"/>ipcrm <text:s text:c="29"/>native2ascii <text:s text:c="15"/>rstartd <text:s text:c="25"/>vim.basic</text:p>
      <text:p text:style-name="Standard"><text:s/>bc <text:s text:c="34"/>free <text:s text:c="26"/>ipcs <text:s text:c="30"/>nautilus <text:s text:c="19"/>rsync <text:s text:c="27"/>vimdiff</text:p>
      <text:p text:style-name="Standard"><text:soft-page-break/><text:s/>bccmd <text:s text:c="31"/>from <text:s text:c="26"/>ipod-read-sysinfo-extended <text:s text:c="8"/>nautilus-autorun-software <text:s text:c="2"/>rtstat <text:s text:c="26"/>vim.tiny</text:p>
      <text:p text:style-name="Standard"><text:s/>bdftopcf <text:s text:c="28"/>ftp <text:s text:c="27"/>ipod-time-sync <text:s text:c="20"/>nautilus-sendto <text:s text:c="12"/>runcon <text:s text:c="26"/>vimtutor</text:p>
      <text:p text:style-name="Standard"><text:s/>bdftruncate <text:s text:c="25"/>funzip <text:s text:c="24"/>ippfind <text:s text:c="27"/>nawk <text:s text:c="23"/>run-mailcap <text:s text:c="21"/>vmstat</text:p>
      <text:p text:style-name="Standard"><text:s/>bitmap <text:s text:c="30"/>fuser <text:s text:c="25"/>ipptool <text:s text:c="27"/>nc <text:s text:c="25"/>run-parts <text:s text:c="23"/>vmwarectrl</text:p>
      <text:p text:style-name="Standard"><text:s/>bluemoon <text:s text:c="28"/>fusermount <text:s text:c="20"/>iptables-xml <text:s text:c="22"/>ncal <text:s text:c="23"/>run-with-aspell <text:s text:c="17"/>volname</text:p>
      <text:p text:style-name="Standard"><text:s/>bluetoothctl <text:s text:c="24"/>futurize <text:s text:c="22"/>ischroot <text:s text:c="26"/>nc.openbsd <text:s text:c="17"/>rview <text:s text:c="27"/>vstp</text:p>
      <text:p text:style-name="Standard"><text:s/>bluetooth-sendto <text:s text:c="20"/>fwupdagent <text:s text:c="20"/>isdv4-serial-debugger <text:s text:c="13"/>neqn <text:s text:c="23"/>rvim <text:s text:c="28"/>w</text:p>
      <text:p text:style-name="Standard"><text:s/>bmtoa <text:s text:c="31"/>fwupdate <text:s text:c="22"/>isdv4-serial-inputattach <text:s text:c="10"/>netcat <text:s text:c="21"/>rygel <text:s text:c="27"/>wall</text:p>
      <text:p text:style-name="Standard"><text:s/>boltctl <text:s text:c="29"/>fwupdmgr <text:s text:c="22"/>isodump <text:s text:c="27"/>netkit-ftp <text:s text:c="17"/>sane-find-scanner <text:s text:c="15"/>watch</text:p>
      <text:p text:style-name="Standard"><text:s/>bootctl <text:s text:c="29"/>fwupdtool <text:s text:c="21"/>isoinfo <text:s text:c="27"/>networkctl <text:s text:c="17"/>savelog <text:s text:c="25"/>watchgnupg</text:p>
      <text:p text:style-name="Standard"><text:s/>brltty <text:s text:c="30"/>fwupdtpmevlog <text:s text:c="17"/>isovfy <text:s text:c="28"/>networkd-dispatcher <text:s text:c="8"/>sbattach <text:s text:c="24"/>wc</text:p>
      <text:p text:style-name="Standard"><text:s/>brltty-ctb <text:s text:c="26"/>g++ <text:s text:c="27"/>ispell-wrapper <text:s text:c="20"/>newgrp <text:s text:c="21"/>sbkeysync <text:s text:c="23"/>wdctl</text:p>
      <text:p text:style-name="Standard"><text:s/>brltty-trtxt <text:s text:c="24"/>g++-9 <text:s text:c="25"/>jar <text:s text:c="31"/>ngettext <text:s text:c="19"/>sbsiglist <text:s text:c="23"/>wget</text:p>
      <text:p text:style-name="Standard"><text:s/>brltty-ttb <text:s text:c="26"/>gamemoded <text:s text:c="21"/>jarsigner <text:s text:c="25"/>nice <text:s text:c="23"/>sbsign <text:s text:c="26"/>whatis</text:p>
      <text:p text:style-name="Standard"><text:s/>broadwayd <text:s text:c="27"/>gamemoderun <text:s text:c="19"/>java <text:s text:c="30"/>nisdomainname <text:s text:c="14"/>sbvarsign <text:s text:c="23"/>whereis</text:p>
      <text:p text:style-name="Standard"><text:s/>browse <text:s text:c="30"/>gamma4scanimage <text:s text:c="15"/>javac <text:s text:c="29"/>nl <text:s text:c="25"/>sbverify <text:s text:c="24"/>which</text:p>
      <text:p text:style-name="Standard"><text:s/>bsd-from <text:s text:c="28"/>gapplication <text:s text:c="18"/>javadoc <text:s text:c="27"/>nm <text:s text:c="25"/>scanimage <text:s text:c="23"/>whiptail</text:p>
      <text:p text:style-name="Standard"><text:s/>bsd-write <text:s text:c="27"/>gatttool <text:s text:c="22"/>javah <text:s text:c="29"/>nm-applet <text:s text:c="18"/>schemagen <text:s text:c="23"/>who</text:p>
      <text:p text:style-name="Standard"><text:s/>btattach <text:s text:c="28"/>gcalccmd <text:s text:c="22"/>javap <text:s text:c="29"/>nmcli <text:s text:c="22"/>scp <text:s text:c="29"/>whoami</text:p>
      <text:p text:style-name="Standard"><text:s/>btmgmt <text:s text:c="30"/>gcc <text:s text:c="27"/>jcmd <text:s text:c="30"/>nm-connection-editor <text:s text:c="7"/>scp-dbus-service <text:s text:c="16"/>whoopsie</text:p>
      <text:p text:style-name="Standard"><text:s/>btmon <text:s text:c="31"/>gcc-9 <text:s text:c="25"/>jconsole <text:s text:c="26"/>nm-online <text:s text:c="18"/>screendump <text:s text:c="22"/>whoopsie-preferences</text:p>
      <text:p text:style-name="Standard"><text:s/>bunzip2 <text:s text:c="29"/>gcc-ar <text:s text:c="24"/>jdb <text:s text:c="31"/>nmtui <text:s text:c="22"/>script <text:s text:c="26"/>wireshark</text:p>
      <text:p text:style-name="Standard"><text:s/>busctl <text:s text:c="30"/>gcc-ar-9 <text:s text:c="22"/>jdeps <text:s text:c="29"/>nmtui-connect <text:s text:c="14"/>scriptreplay <text:s text:c="20"/>word-list-compress</text:p>
      <text:p text:style-name="Standard"><text:s/>busybox <text:s text:c="29"/>gcc-nm <text:s text:c="24"/>jexec <text:s text:c="29"/>nmtui-edit <text:s text:c="17"/>sdiff <text:s text:c="27"/>wpa_passphrase</text:p>
      <text:p text:style-name="Standard"><text:s/>bwrap <text:s text:c="31"/>gcc-nm-9 <text:s text:c="22"/>jfr <text:s text:c="31"/>nmtui-hostname <text:s text:c="13"/>sdptool <text:s text:c="25"/>w.procps</text:p>
      <text:p text:style-name="Standard"><text:s/>bzcat <text:s text:c="31"/>gcc-ranlib <text:s text:c="20"/>jhat <text:s text:c="30"/>nohup <text:s text:c="22"/>seahorse <text:s text:c="24"/>write</text:p>
      <text:p text:style-name="Standard"><text:soft-page-break/><text:s/>bzcmp <text:s text:c="31"/>gcc-ranlib-9 <text:s text:c="18"/>jinfo <text:s text:c="29"/>notify-send <text:s text:c="16"/>sed <text:s text:c="29"/>wsgen</text:p>
      <text:p text:style-name="Standard"><text:s/>bzdiff <text:s text:c="30"/>gcore <text:s text:c="25"/>jjs <text:s text:c="31"/>nproc <text:s text:c="22"/>see <text:s text:c="29"/>wsimport</text:p>
      <text:p text:style-name="Standard"><text:s/>bzegrep <text:s text:c="29"/>gcov <text:s text:c="26"/>jmap <text:s text:c="30"/>nroff <text:s text:c="22"/>select-default-iwrap <text:s text:c="12"/>X</text:p>
      <text:p text:style-name="Standard"><text:s/>bzexe <text:s text:c="31"/>gcov-9 <text:s text:c="24"/>join <text:s text:c="30"/>nsenter <text:s text:c="20"/>select-editor <text:s text:c="19"/>X11</text:p>
      <text:p text:style-name="Standard"><text:s/>bzfgrep <text:s text:c="29"/>gcov-dump <text:s text:c="21"/>journalctl <text:s text:c="24"/>nslookup <text:s text:c="19"/>sensible-browser <text:s text:c="16"/>x11perf</text:p>
      <text:p text:style-name="Standard"><text:s/>bzgrep <text:s text:c="30"/>gcov-dump-9 <text:s text:c="19"/>jpgicc <text:s text:c="28"/>nstat <text:s text:c="22"/>sensible-editor <text:s text:c="17"/>x11perfcomp</text:p>
      <text:p text:style-name="Standard"><text:s/>bzip2 <text:s text:c="31"/>gcov-tool <text:s text:c="21"/>jps <text:s text:c="31"/>nsupdate <text:s text:c="19"/>sensible-pager <text:s text:c="18"/>x86_64</text:p>
      <text:p text:style-name="Standard"><text:s/>bzip2recover <text:s text:c="24"/>gcov-tool-9 <text:s text:c="19"/>jrunscript <text:s text:c="24"/>ntfs-3g <text:s text:c="20"/>seq <text:s text:c="29"/>x86_64-linux-gnu-addr2line</text:p>
      <text:p text:style-name="Standard"><text:s/>bzless <text:s text:c="30"/>gcr-viewer <text:s text:c="20"/>jsadebugd <text:s text:c="25"/>ntfs-3g.probe <text:s text:c="14"/>serialver <text:s text:c="23"/>x86_64-linux-gnu-ar</text:p>
      <text:p text:style-name="Standard"><text:s/>bzmore <text:s text:c="30"/>gdb <text:s text:c="27"/>json_pp <text:s text:c="27"/>ntfscat <text:s text:c="20"/>servertool <text:s text:c="22"/>x86_64-linux-gnu-as</text:p>
      <text:p text:style-name="Standard"><text:s/>c++ <text:s text:c="33"/>gdb-add-index <text:s text:c="17"/>jstack <text:s text:c="28"/>ntfscluster <text:s text:c="16"/>session-migration <text:s text:c="15"/>x86_64-linux-gnu-c++filt</text:p>
      <text:p text:style-name="Standard"><text:s/>c89 <text:s text:c="33"/>gdbserver <text:s text:c="21"/>jstat <text:s text:c="29"/>ntfscmp <text:s text:c="20"/>sessreg <text:s text:c="25"/>x86_64-linux-gnu-cpp</text:p>
      <text:p text:style-name="Standard"><text:s/>c89-gcc <text:s text:c="29"/>gdbtui <text:s text:c="24"/>jstatd <text:s text:c="28"/>ntfsdecrypt <text:s text:c="16"/>setarch <text:s text:c="25"/>x86_64-linux-gnu-cpp-9</text:p>
      <text:p text:style-name="Standard"><text:s/>c99 <text:s text:c="33"/>gdbus <text:s text:c="25"/>kbdinfo <text:s text:c="27"/>ntfsfallocate <text:s text:c="14"/>setfacl <text:s text:c="25"/>x86_64-linux-gnu-dwp</text:p>
      <text:p text:style-name="Standard"><text:s/>c99-gcc <text:s text:c="29"/>gdialog <text:s text:c="23"/>kbd_mode <text:s text:c="26"/>ntfsfix <text:s text:c="20"/>setfont <text:s text:c="25"/>x86_64-linux-gnu-elfedit</text:p>
      <text:p text:style-name="Standard"><text:s/>cal <text:s text:c="33"/>gdk-pixbuf-csource <text:s text:c="12"/>kbxutil <text:s text:c="27"/>ntfsinfo <text:s text:c="19"/>setkeycodes <text:s text:c="21"/>x86_64-linux-gnu-g++</text:p>
      <text:p text:style-name="Standard"><text:s/>calendar <text:s text:c="28"/>gdk-pixbuf-pixdata <text:s text:c="12"/>kernel-install <text:s text:c="20"/>ntfsls <text:s text:c="21"/>setleds <text:s text:c="25"/>x86_64-linux-gnu-g++-9</text:p>
      <text:p text:style-name="Standard"><text:s/>calibrate_ppa <text:s text:c="23"/>gdk-pixbuf-thumbnailer <text:s text:c="8"/>kerneloops-submit <text:s text:c="17"/>ntfsmove <text:s text:c="19"/>setlogcons <text:s text:c="22"/>x86_64-linux-gnu-gcc</text:p>
      <text:p text:style-name="Standard"><text:s/>callgrind_annotate <text:s text:c="18"/>gdmflexiserver <text:s text:c="16"/>keyring <text:s text:c="27"/>ntfsrecover <text:s text:c="16"/>setmetamode <text:s text:c="21"/>x86_64-linux-gnu-gcc-9</text:p>
      <text:p text:style-name="Standard"><text:s/>callgrind_control <text:s text:c="19"/>gdm-screenshot <text:s text:c="16"/>keytool <text:s text:c="27"/>ntfssecaudit <text:s text:c="15"/>setpci <text:s text:c="26"/>x86_64-linux-gnu-gcc-ar</text:p>
      <text:p text:style-name="Standard"><text:s/>canberra-gtk-play <text:s text:c="19"/>gedit <text:s text:c="25"/>kill <text:s text:c="30"/>ntfstruncate <text:s text:c="15"/>setpriv <text:s text:c="25"/>x86_64-linux-gnu-gcc-ar-9</text:p>
      <text:p text:style-name="Standard"><text:s/>cancel <text:s text:c="30"/>gencat <text:s text:c="24"/>killall <text:s text:c="27"/>ntfsusermap <text:s text:c="16"/>setsid <text:s text:c="26"/>x86_64-linux-gnu-gcc-nm</text:p>
      <text:p text:style-name="Standard"><text:s/>capinfos <text:s text:c="28"/>genisoimage <text:s text:c="19"/>kmod <text:s text:c="30"/>ntfswipe <text:s text:c="19"/>setterm <text:s text:c="25"/>x86_64-linux-gnu-gcc-nm-9</text:p>
      <text:p text:style-name="Standard"><text:s/>captoinfo <text:s text:c="27"/>geqn <text:s text:c="26"/>kmodsign <text:s text:c="26"/>numfmt <text:s text:c="21"/>setupcon <text:s text:c="24"/>x86_64-linux-gnu-gcc-ranlib</text:p>
      <text:p text:style-name="Standard"><text:s/>captype <text:s text:c="29"/>GET <text:s text:c="27"/>l2ping <text:s text:c="28"/>nvidia-detector <text:s text:c="12"/>setxkbmap <text:s text:c="23"/>x86_64-linux-gnu-gcc-ranlib-9</text:p>
      <text:p text:style-name="Standard"><text:s/>cat <text:s text:c="33"/>getconf <text:s text:c="23"/>l2test <text:s text:c="28"/>oakdecode <text:s text:c="18"/>sftp <text:s text:c="28"/>x86_64-linux-gnu-gcov</text:p>
      <text:p text:style-name="Standard"><text:soft-page-break/><text:s/>catchsegv <text:s text:c="27"/>geteltorito <text:s text:c="19"/>laptop-detect <text:s text:c="21"/>obexctl <text:s text:c="20"/>sg <text:s text:c="30"/>x86_64-linux-gnu-gcov-9</text:p>
      <text:p text:style-name="Standard"><text:s/>catman <text:s text:c="30"/>getent <text:s text:c="24"/>last <text:s text:c="30"/>objcopy <text:s text:c="20"/>sh <text:s text:c="30"/>x86_64-linux-gnu-gcov-dump</text:p>
      <text:p text:style-name="Standard"><text:s/>cautious-launcher <text:s text:c="19"/>getfacl <text:s text:c="23"/>lastb <text:s text:c="29"/>objdump <text:s text:c="20"/>sha1sum <text:s text:c="25"/>x86_64-linux-gnu-gcov-dump-9</text:p>
      <text:p text:style-name="Standard"><text:s/>cc <text:s text:c="34"/>getkeycodes <text:s text:c="19"/>lastlog <text:s text:c="27"/>oclock <text:s text:c="21"/>sha224sum <text:s text:c="23"/>x86_64-linux-gnu-gcov-tool</text:p>
      <text:p text:style-name="Standard"><text:s/>cd-create-profile <text:s text:c="19"/>getopt <text:s text:c="24"/>lavadecode <text:s text:c="24"/>od <text:s text:c="25"/>sha256sum <text:s text:c="23"/>x86_64-linux-gnu-gcov-tool-9</text:p>
      <text:p text:style-name="Standard"><text:s/>cd-fix-profile <text:s text:c="22"/>gettext <text:s text:c="23"/>lcf <text:s text:c="31"/>oem-getlogs <text:s text:c="16"/>sha384sum <text:s text:c="23"/>x86_64-linux-gnu-gold</text:p>
      <text:p text:style-name="Standard"><text:s/>cd-iccdump <text:s text:c="26"/>gettext.sh <text:s text:c="20"/>ld <text:s text:c="32"/>on_ac_power <text:s text:c="16"/>sha512sum <text:s text:c="23"/>x86_64-linux-gnu-gprof</text:p>
      <text:p text:style-name="Standard"><text:s/>cd-it8 <text:s text:c="30"/>ghostscript <text:s text:c="19"/>ld.bfd <text:s text:c="28"/>openssl <text:s text:c="20"/>sharkd <text:s text:c="26"/>x86_64-linux-gnu-ld</text:p>
      <text:p text:style-name="Standard"><text:s/>c++filt <text:s text:c="29"/>ginstall-info <text:s text:c="17"/>ldd <text:s text:c="31"/>openvt <text:s text:c="21"/>shasum <text:s text:c="26"/>x86_64-linux-gnu-ld.bfd</text:p>
      <text:p text:style-name="Standard"><text:s/>cg_annotate <text:s text:c="25"/>gio <text:s text:c="27"/>ld.gold <text:s text:c="27"/>opldecode <text:s text:c="18"/>shotwell <text:s text:c="24"/>x86_64-linux-gnu-ld.gold</text:p>
      <text:p text:style-name="Standard"><text:s/>cg_diff <text:s text:c="29"/>gio-querymodules <text:s text:c="14"/>less <text:s text:c="30"/>orbd <text:s text:c="23"/>showconsolefont <text:s text:c="17"/>x86_64-linux-gnu-nm</text:p>
      <text:p text:style-name="Standard"><text:s/>cg_merge <text:s text:c="28"/>gipddecode <text:s text:c="20"/>lessecho <text:s text:c="26"/>orca <text:s text:c="23"/>showkey <text:s text:c="25"/>x86_64-linux-gnu-objcopy</text:p>
      <text:p text:style-name="Standard"><text:s/>chacl <text:s text:c="31"/>gjs <text:s text:c="27"/>lessfile <text:s text:c="26"/>orca-dm-wrapper <text:s text:c="12"/>showrgb <text:s text:c="25"/>x86_64-linux-gnu-objdump</text:p>
      <text:p text:style-name="Standard"><text:s/>chage <text:s text:c="31"/>gjs-console <text:s text:c="19"/>lesskey <text:s text:c="27"/>os-prober <text:s text:c="18"/>shred <text:s text:c="27"/>x86_64-linux-gnu-pkg-config</text:p>
      <text:p text:style-name="Standard"><text:s/>chardet3 <text:s text:c="28"/>gkbd-keyboard-display <text:s text:c="9"/>lesspipe <text:s text:c="26"/>p11-kit <text:s text:c="20"/>shuf <text:s text:c="28"/>x86_64-linux-gnu-ranlib</text:p>
      <text:p text:style-name="Standard"><text:s/>chardetect3 <text:s text:c="25"/>glib-compile-schemas <text:s text:c="10"/>lexgrog <text:s text:c="27"/>pacat <text:s text:c="22"/>simple-scan <text:s text:c="21"/>x86_64-linux-gnu-readelf</text:p>
      <text:p text:style-name="Standard"><text:s/>chattr <text:s text:c="30"/>gnome-calculator <text:s text:c="14"/>libnetcfg <text:s text:c="25"/>pack200 <text:s text:c="20"/>size <text:s text:c="28"/>x86_64-linux-gnu-size</text:p>
      <text:p text:style-name="Standard"><text:s/>chcon <text:s text:c="31"/>gnome-calendar <text:s text:c="16"/>libreoffice <text:s text:c="23"/>pacmd <text:s text:c="22"/>skill <text:s text:c="27"/>x86_64-linux-gnu-strings</text:p>
      <text:p text:style-name="Standard"><text:s/>check-language-support <text:s text:c="14"/>gnome-characters <text:s text:c="14"/>libwacom-list-local-devices <text:s text:c="7"/>pactl <text:s text:c="22"/>slabtop <text:s text:c="25"/>x86_64-linux-gnu-strip</text:p>
      <text:p text:style-name="Standard"><text:s/>cheese <text:s text:c="30"/>gnome-control-center <text:s text:c="10"/>link <text:s text:c="30"/>padsp <text:s text:c="22"/>sleep <text:s text:c="27"/>x86_64-pc-linux-gnu-pkg-config</text:p>
      <text:p text:style-name="Standard"><text:s/>chfn <text:s text:c="32"/>gnome-disk-image-mounter <text:s text:c="6"/>linkicc <text:s text:c="27"/>pager <text:s text:c="22"/>slogin <text:s text:c="26"/>xargs</text:p>
      <text:p text:style-name="Standard"><text:s/>chgrp <text:s text:c="31"/>gnome-disks <text:s text:c="19"/>linux32 <text:s text:c="27"/>pa-info <text:s text:c="20"/>slxdecode <text:s text:c="23"/>xauth</text:p>
      <text:p text:style-name="Standard"><text:s/>chmod <text:s text:c="31"/>gnome-extensions <text:s text:c="14"/>linux64 <text:s text:c="27"/>pamon <text:s text:c="22"/>smproxy <text:s text:c="25"/>xbiff</text:p>
      <text:p text:style-name="Standard"><text:s/>choom <text:s text:c="31"/>gnome-font-viewer <text:s text:c="13"/>linux-boot-prober <text:s text:c="17"/>paperconf <text:s text:c="18"/>snap <text:s text:c="28"/>xbrlapi</text:p>
      <text:p text:style-name="Standard"><text:s/>chown <text:s text:c="31"/>gnome-help <text:s text:c="20"/>linux-check-removal <text:s text:c="15"/>paplay <text:s text:c="21"/>snapctl <text:s text:c="25"/>xcalc</text:p>
      <text:p text:style-name="Standard"><text:s/>chrt <text:s text:c="32"/>gnome-keyring <text:s text:c="17"/>linux-update-symlinks <text:s text:c="13"/>parec <text:s text:c="22"/>snapfuse <text:s text:c="24"/>xclipboard</text:p>
      <text:p text:style-name="Standard"><text:soft-page-break/><text:s/>chsh <text:s text:c="32"/>gnome-keyring-3 <text:s text:c="15"/>linux-version <text:s text:c="21"/>parecord <text:s text:c="19"/>snice <text:s text:c="27"/>xclock</text:p>
      <text:p text:style-name="Standard"><text:s/>chvt <text:s text:c="32"/>gnome-keyring-daemon <text:s text:c="10"/>listres <text:s text:c="27"/>partx <text:s text:c="22"/>soelim <text:s text:c="26"/>xcmsdb</text:p>
      <text:p text:style-name="Standard"><text:s/>ciptool <text:s text:c="29"/>gnome-language-selector <text:s text:c="7"/>ln <text:s text:c="32"/>passwd <text:s text:c="21"/>soffice <text:s text:c="25"/>xconsole</text:p>
      <text:p text:style-name="Standard"><text:s/>ckbcomp <text:s text:c="29"/>gnome-logs <text:s text:c="20"/>lnstat <text:s text:c="28"/>paste <text:s text:c="22"/>software-properties-gtk <text:s text:c="9"/>xcursorgen</text:p>
      <text:p text:style-name="Standard"><text:s/>cksum <text:s text:c="31"/>gnome-power-statistics <text:s text:c="8"/>loadkeys <text:s text:c="26"/>pasteurize <text:s text:c="17"/>sort <text:s text:c="28"/>xcutsel</text:p>
      <text:p text:style-name="Standard"><text:s/>clear <text:s text:c="31"/>gnome-screenshot <text:s text:c="14"/>loadunimap <text:s text:c="24"/>pasuspender <text:s text:c="16"/>sotruss <text:s text:c="25"/>xdg-dbus-proxy</text:p>
      <text:p text:style-name="Standard"><text:s/>clear_console <text:s text:c="23"/>gnome-session <text:s text:c="17"/>localc <text:s text:c="28"/>patch <text:s text:c="22"/>spd-conf <text:s text:c="24"/>xdg-desktop-icon</text:p>
      <text:p text:style-name="Standard"><text:s/>clhsdb <text:s text:c="30"/>gnome-session-custom-session <text:s text:c="2"/>locale <text:s text:c="28"/>pathchk <text:s text:c="20"/>spd-say <text:s text:c="25"/>xdg-desktop-menu</text:p>
      <text:p text:style-name="Standard"><text:s/>cmp <text:s text:c="33"/>gnome-session-inhibit <text:s text:c="9"/>locale-check <text:s text:c="22"/>pax11publish <text:s text:c="15"/>speaker-test <text:s text:c="20"/>xdg-email</text:p>
      <text:p text:style-name="Standard"><text:s/>codepage <text:s text:c="28"/>gnome-session-properties <text:s text:c="6"/>localectl <text:s text:c="25"/>pdb3 <text:s text:c="23"/>speech-dispatcher <text:s text:c="15"/>xdg-icon-resource</text:p>
      <text:p text:style-name="Standard"><text:s/>col <text:s text:c="33"/>gnome-session-quit <text:s text:c="12"/>localedef <text:s text:c="25"/>pdb3.8 <text:s text:c="21"/>spice-vdagent <text:s text:c="19"/>xdg-mime</text:p>
      <text:p text:style-name="Standard"><text:s/>colcrt <text:s text:c="30"/>gnome-session-remmina <text:s text:c="9"/>lodraw <text:s text:c="28"/>pdf2dsc <text:s text:c="20"/>splain <text:s text:c="26"/>xdg-open</text:p>
      <text:p text:style-name="Standard"><text:s/>colormgr <text:s text:c="28"/>gnome-shell <text:s text:c="19"/>loffice <text:s text:c="27"/>pdf2ps <text:s text:c="21"/>split <text:s text:c="27"/>xdg-screensaver</text:p>
      <text:p text:style-name="Standard"><text:s/>colrm <text:s text:c="31"/>gnome-shell-extension-tool <text:s text:c="4"/>lofromtemplate <text:s text:c="20"/>pdfattach <text:s text:c="18"/>splitfont <text:s text:c="23"/>xdg-settings</text:p>
      <text:p text:style-name="Standard"><text:s/>column <text:s text:c="30"/>gnome-shell-perf-tool <text:s text:c="9"/>logger <text:s text:c="28"/>pdfdetach <text:s text:c="18"/>sprof <text:s text:c="27"/>xdg-user-dir</text:p>
      <text:p text:style-name="Standard"><text:s/>comm <text:s text:c="32"/>gnome-system-monitor <text:s text:c="10"/>login <text:s text:c="29"/>pdffonts <text:s text:c="19"/>ss <text:s text:c="30"/>xdg-user-dirs-gtk-update</text:p>
      <text:p text:style-name="Standard"><text:s/>compose <text:s text:c="29"/>gnome-terminal <text:s text:c="16"/>loginctl <text:s text:c="26"/>pdfimages <text:s text:c="18"/>ssh <text:s text:c="29"/>xdg-user-dirs-update</text:p>
      <text:p text:style-name="Standard"><text:s/>corelist <text:s text:c="28"/>gnome-terminal.real <text:s text:c="11"/>logname <text:s text:c="27"/>pdfinfo <text:s text:c="20"/>ssh-add <text:s text:c="25"/>xditview</text:p>
      <text:p text:style-name="Standard"><text:s/>cp <text:s text:c="34"/>gnome-terminal.wrapper <text:s text:c="8"/>loimpress <text:s text:c="25"/>pdfseparate <text:s text:c="16"/>ssh-agent <text:s text:c="23"/>xdpyinfo</text:p>
      <text:p text:style-name="Standard"><text:s/>cpan <text:s text:c="32"/>gnome-text-editor <text:s text:c="13"/>lomath <text:s text:c="28"/>pdfsig <text:s text:c="21"/>ssh-argv0 <text:s text:c="23"/>xdriinfo</text:p>
      <text:p text:style-name="Standard"><text:s/>cpan5.30-x86_64-linux-gnu <text:s text:c="11"/>gnome-thumbnail-font <text:s text:c="10"/>look <text:s text:c="30"/>pdftocairo <text:s text:c="17"/>ssh-copy-id <text:s text:c="21"/>xedit</text:p>
      <text:p text:style-name="Standard"><text:s/>cpio <text:s text:c="32"/>gnome-todo <text:s text:c="20"/>lorder <text:s text:c="28"/>pdftohtml <text:s text:c="18"/>ssh-keygen <text:s text:c="22"/>Xephyr</text:p>
      <text:p text:style-name="Standard"><text:s/>cpp <text:s text:c="33"/>gnome-www-browser <text:s text:c="13"/>loweb <text:s text:c="29"/>pdftoppm <text:s text:c="19"/>ssh-keyscan <text:s text:c="21"/>xev</text:p>
      <text:p text:style-name="Standard"><text:s/>cpp-9 <text:s text:c="31"/>gold <text:s text:c="26"/>lowntfs-3g <text:s text:c="24"/>pdftops <text:s text:c="20"/>start-pulseaudio-x11 <text:s text:c="12"/>xeyes</text:p>
      <text:p text:style-name="Standard"><text:s/>c_rehash <text:s text:c="28"/>gpasswd <text:s text:c="23"/>lowriter <text:s text:c="26"/>pdftotext <text:s text:c="18"/>startx <text:s text:c="26"/>xfd</text:p>
      <text:p text:style-name="Standard"><text:s/>crontab <text:s text:c="29"/>gpg <text:s text:c="27"/>lp <text:s text:c="32"/>pdfunite <text:s text:c="19"/>stat <text:s text:c="28"/>xfontsel</text:p>
      <text:p text:style-name="Standard"><text:soft-page-break/><text:s/>csplit <text:s text:c="30"/>gpg-agent <text:s text:c="21"/>lpoptions <text:s text:c="25"/>peekfd <text:s text:c="21"/>static-sh <text:s text:c="23"/>xgamma</text:p>
      <text:p text:style-name="Standard"><text:s/>ctstat <text:s text:c="30"/>gpgcompose <text:s text:c="20"/>lpq <text:s text:c="31"/>perl <text:s text:c="23"/>stdbuf <text:s text:c="26"/>xgc</text:p>
      <text:p text:style-name="Standard"><text:s/>cupstestppd <text:s text:c="25"/>gpgconf <text:s text:c="23"/>lpr <text:s text:c="31"/>perl5.30.0 <text:s text:c="17"/>strace <text:s text:c="26"/>xhost</text:p>
      <text:p text:style-name="Standard"><text:s/>cut <text:s text:c="33"/>gpg-connect-agent <text:s text:c="13"/>lprm <text:s text:c="30"/>perl5.30-x86_64-linux-gnu <text:s text:c="2"/>strace-log-merge <text:s text:c="16"/>xinit</text:p>
      <text:p text:style-name="Standard"><text:s/>cvt <text:s text:c="33"/>gpgparsemail <text:s text:c="18"/>lp_solve <text:s text:c="26"/>perlbug <text:s text:c="20"/>strings <text:s text:c="25"/>xinput</text:p>
      <text:p text:style-name="Standard"><text:s/>cvtsudoers <text:s text:c="26"/>gpgsm <text:s text:c="25"/>lpstat <text:s text:c="28"/>perldoc <text:s text:c="20"/>strip <text:s text:c="27"/>xjc</text:p>
      <text:p text:style-name="Standard"><text:s/>dash <text:s text:c="32"/>gpgsplit <text:s text:c="22"/>ls <text:s text:c="32"/>perli11ndoc <text:s text:c="16"/>stty <text:s text:c="28"/>xkbbell</text:p>
      <text:p text:style-name="Standard"><text:s/>date <text:s text:c="32"/>gpgtar <text:s text:c="24"/>lsattr <text:s text:c="28"/>perlivp <text:s text:c="20"/>su <text:s text:c="30"/>xkbcomp</text:p>
      <text:p text:style-name="Standard"><text:s/>dbus-cleanup-sockets <text:s text:c="16"/>gpgv <text:s text:c="26"/>lsblk <text:s text:c="29"/>perlthanks <text:s text:c="17"/>sudo <text:s text:c="28"/>xkbevd</text:p>
      <text:p text:style-name="Standard"><text:s/>dbus-daemon <text:s text:c="25"/>gpg-wks-server <text:s text:c="16"/>lsb_release <text:s text:c="23"/>perror <text:s text:c="21"/>sudoedit <text:s text:c="24"/>xkbprint</text:p>
      <text:p text:style-name="Standard"><text:s/>dbus-launch <text:s text:c="25"/>gpg-zip <text:s text:c="23"/>lscpu <text:s text:c="29"/>pf2afm <text:s text:c="21"/>sudoreplay <text:s text:c="22"/>xkbvleds</text:p>
      <text:p text:style-name="Standard"><text:s/>dbus-monitor <text:s text:c="24"/>gpic <text:s text:c="26"/>lshw <text:s text:c="30"/>pfbtopfa <text:s text:c="19"/>sum <text:s text:c="29"/>xkbwatch</text:p>
      <text:p text:style-name="Standard"><text:s/>dbus-run-session <text:s text:c="20"/>gprof <text:s text:c="25"/>lsinitramfs <text:s text:c="23"/>pftp <text:s text:c="23"/>symcryptrun <text:s text:c="21"/>xkeystone</text:p>
      <text:p text:style-name="Standard"><text:s/>dbus-send <text:s text:c="27"/>gpu-manager <text:s text:c="19"/>lsipc <text:s text:c="29"/>pgrep <text:s text:c="22"/>sync <text:s text:c="28"/>xkill</text:p>
      <text:p text:style-name="Standard"><text:s/>dbus-update-activation-environment <text:s text:c="2"/>grep <text:s text:c="26"/>lslocks <text:s text:c="27"/>pic <text:s text:c="24"/>syslinux <text:s text:c="24"/>xload</text:p>
      <text:p text:style-name="Standard"><text:s/>dbus-uuidgen <text:s text:c="24"/>gresource <text:s text:c="21"/>lslogins <text:s text:c="26"/>pico <text:s text:c="23"/>syslinux-legacy <text:s text:c="17"/>xlogo</text:p>
      <text:p text:style-name="Standard"><text:s/>dc <text:s text:c="34"/>groff <text:s text:c="25"/>lsmem <text:s text:c="29"/>piconv <text:s text:c="21"/>system-config-printer <text:s text:c="11"/>xlsatoms</text:p>
      <text:p text:style-name="Standard"><text:s/>dconf <text:s text:c="31"/>grog <text:s text:c="26"/>lsmod <text:s text:c="29"/>pidof <text:s text:c="22"/>system-config-printer-applet <text:s text:c="4"/>xlsclients</text:p>
      <text:p text:style-name="Standard"><text:s/>dd <text:s text:c="34"/>grops <text:s text:c="25"/>lsns <text:s text:c="30"/>pinentry <text:s text:c="19"/>systemctl <text:s text:c="23"/>xlsfonts</text:p>
      <text:p text:style-name="Standard"><text:s/>ddstdecode <text:s text:c="26"/>grotty <text:s text:c="24"/>lsof <text:s text:c="30"/>pinentry-curses <text:s text:c="12"/>systemd <text:s text:c="25"/>xmag</text:p>
      <text:p text:style-name="Standard"><text:s/>deallocvt <text:s text:c="27"/>groups <text:s text:c="24"/>lspci <text:s text:c="29"/>pinentry-gnome3 <text:s text:c="12"/>systemd-analyze <text:s text:c="17"/>xman</text:p>
      <text:p text:style-name="Standard"><text:s/>debconf <text:s text:c="29"/>grub-editenv <text:s text:c="18"/>lspgpot <text:s text:c="27"/>pinentry-x11 <text:s text:c="15"/>systemd-ask-password <text:s text:c="12"/>xmessage</text:p>
      <text:p text:style-name="Standard"><text:s/>debconf-apt-progress <text:s text:c="16"/>grub-file <text:s text:c="21"/>lsusb <text:s text:c="29"/>ping <text:s text:c="23"/>systemd-cat <text:s text:c="21"/>xmodmap</text:p>
      <text:p text:style-name="Standard"><text:s/>debconf-communicate <text:s text:c="17"/>grub-fstest <text:s text:c="19"/>ltrace <text:s text:c="28"/>ping4 <text:s text:c="22"/>systemd-cgls <text:s text:c="20"/>xmore</text:p>
      <text:p text:style-name="Standard"><text:s/>debconf-copydb <text:s text:c="22"/>grub-glue-efi <text:s text:c="17"/>luit <text:s text:c="30"/>ping6 <text:s text:c="22"/>systemd-cgtop <text:s text:c="19"/>Xorg</text:p>
      <text:p text:style-name="Standard"><text:s/>debconf-escape <text:s text:c="22"/>grub-kbdcomp <text:s text:c="18"/>lwp-download <text:s text:c="22"/>pinky <text:s text:c="22"/>systemd-delta <text:s text:c="19"/>xprop</text:p>
      <text:p text:style-name="Standard"><text:soft-page-break/><text:s/>debconf-set-selections <text:s text:c="14"/>grub-menulst2cfg <text:s text:c="14"/>lwp-dump <text:s text:c="26"/>pkaction <text:s text:c="19"/>systemd-detect-virt <text:s text:c="13"/>xqxdecode</text:p>
      <text:p text:style-name="Standard"><text:s/>debconf-show <text:s text:c="24"/>grub-mkfont <text:s text:c="19"/>lwp-mirror <text:s text:c="24"/>pkcheck <text:s text:c="20"/>systemd-escape <text:s text:c="18"/>xrandr</text:p>
      <text:p text:style-name="Standard"><text:s/>deb-systemd-helper <text:s text:c="18"/>grub-mkimage <text:s text:c="18"/>lwp-request <text:s text:c="23"/>pkcon <text:s text:c="22"/>systemd-hwdb <text:s text:c="20"/>xrdb</text:p>
      <text:p text:style-name="Standard"><text:s/>deb-systemd-invoke <text:s text:c="18"/>grub-mklayout <text:s text:c="17"/>lz <text:s text:c="32"/>pkexec <text:s text:c="21"/>systemd-id128 <text:s text:c="19"/>xrefresh</text:p>
      <text:p text:style-name="Standard"><text:s/>deja-dup <text:s text:c="28"/>grub-mknetdir <text:s text:c="17"/>lz4 <text:s text:c="31"/>pkg-config <text:s text:c="17"/>systemd-inhibit <text:s text:c="17"/>x-session-manager</text:p>
      <text:p text:style-name="Standard"><text:s/>delpart <text:s text:c="29"/>grub-mkpasswd-pbkdf2 <text:s text:c="10"/>lz4c <text:s text:c="30"/>pkill <text:s text:c="22"/>systemd-machine-id-setup <text:s text:c="8"/>xset</text:p>
      <text:p text:style-name="Standard"><text:s/>delv <text:s text:c="32"/>grub-mkrelpath <text:s text:c="16"/>lz4cat <text:s text:c="28"/>pkmon <text:s text:c="22"/>systemd-mount <text:s text:c="19"/>xsetmode</text:p>
      <text:p text:style-name="Standard"><text:s/>desktop-file-edit <text:s text:c="19"/>grub-mkrescue <text:s text:c="17"/>lzcat <text:s text:c="29"/>pkttyagent <text:s text:c="17"/>systemd-notify <text:s text:c="18"/>xsetpointer</text:p>
      <text:p text:style-name="Standard"><text:s/>desktop-file-install <text:s text:c="16"/>grub-mkstandalone <text:s text:c="13"/>lzcmp <text:s text:c="29"/>pl2pm <text:s text:c="22"/>systemd-path <text:s text:c="20"/>xsetroot</text:p>
      <text:p text:style-name="Standard"><text:s/>desktop-file-validate <text:s text:c="15"/>grub-mount <text:s text:c="20"/>lzdiff <text:s text:c="28"/>pldd <text:s text:c="23"/>systemd-resolve <text:s text:c="17"/>xsetwacom</text:p>
      <text:p text:style-name="Standard"><text:s/>devdump <text:s text:c="29"/>grub-ntldr-img <text:s text:c="16"/>lzegrep <text:s text:c="27"/>plog <text:s text:c="23"/>systemd-run <text:s text:c="21"/>xsm</text:p>
      <text:p text:style-name="Standard"><text:s/>df <text:s text:c="34"/>grub-render-label <text:s text:c="13"/>lzfgrep <text:s text:c="27"/>plymouth <text:s text:c="19"/>systemd-socket-activate <text:s text:c="9"/>xstdcmap</text:p>
      <text:p text:style-name="Standard"><text:s/>dfu-tool <text:s text:c="28"/>grub-script-check <text:s text:c="13"/>lzgrep <text:s text:c="28"/>pmap <text:s text:c="23"/>systemd-stdio-bridge <text:s text:c="12"/>xsubpp</text:p>
      <text:p text:style-name="Standard"><text:s/>dh_bash-completion <text:s text:c="18"/>grub-syslinux2cfg <text:s text:c="13"/>lzless <text:s text:c="28"/>pnm2ppa <text:s text:c="20"/>systemd-sysusers <text:s text:c="16"/>x-terminal-emulator</text:p>
      <text:p text:style-name="Standard"><text:s/>dh_installxmlcatalogs <text:s text:c="15"/>gs <text:s text:c="28"/>lzma <text:s text:c="30"/>pod2html <text:s text:c="19"/>systemd-tmpfiles <text:s text:c="16"/>xvidtune</text:p>
      <text:p text:style-name="Standard"><text:s/>dh_perl_openssl <text:s text:c="21"/>gsbj <text:s text:c="26"/>lzmainfo <text:s text:c="26"/>pod2man <text:s text:c="20"/>systemd-tty-ask-password-agent <text:s text:c="2"/>xvinfo</text:p>
      <text:p text:style-name="Standard"><text:s/>diff <text:s text:c="32"/>gsdj <text:s text:c="26"/>lzmore <text:s text:c="28"/>pod2text <text:s text:c="19"/>systemd-umount <text:s text:c="18"/>Xwayland</text:p>
      <text:p text:style-name="Standard"><text:s/>diff3 <text:s text:c="31"/>gsdj500 <text:s text:c="23"/>m2300w <text:s text:c="28"/>pod2usage <text:s text:c="18"/>tabs <text:s text:c="28"/>xwd</text:p>
      <text:p text:style-name="Standard"><text:s/>dig <text:s text:c="33"/>gsettings <text:s text:c="21"/>m2300w-wrapper <text:s text:c="20"/>podchecker <text:s text:c="17"/>tac <text:s text:c="29"/>x-window-manager</text:p>
      <text:p text:style-name="Standard"><text:s/>dir <text:s text:c="33"/>gslj <text:s text:c="26"/>m2400w <text:s text:c="28"/>podselect <text:s text:c="18"/>tail <text:s text:c="28"/>xwininfo</text:p>
      <text:p text:style-name="Standard"><text:s/>dircolors <text:s text:c="27"/>gslp <text:s text:c="26"/>make <text:s text:c="30"/>poff <text:s text:c="23"/>tar <text:s text:c="29"/>xwud</text:p>
      <text:p text:style-name="Standard"><text:s/>dirmngr <text:s text:c="29"/>gsnd <text:s text:c="26"/>make-first-existing-target <text:s text:c="8"/>policytool <text:s text:c="17"/>taskset <text:s text:c="25"/>x-www-browser</text:p>
      <text:p text:style-name="Standard"><text:s/>dirmngr-client <text:s text:c="22"/>gst-device-monitor-1.0 <text:s text:c="8"/>mako-render <text:s text:c="23"/>pon <text:s text:c="24"/>tbl <text:s text:c="29"/>xxd</text:p>
      <text:p text:style-name="Standard"><text:s/>dirname <text:s text:c="29"/>gst-discoverer-1.0 <text:s text:c="12"/>man <text:s text:c="31"/>POST <text:s text:c="23"/>tee <text:s text:c="29"/>xz</text:p>
      <text:p text:style-name="Standard"><text:s/>dirsplit <text:s text:c="28"/>gst-inspect-1.0 <text:s text:c="15"/>mandb <text:s text:c="29"/>ppdc <text:s text:c="23"/>telnet <text:s text:c="26"/>xzcat</text:p>
      <text:p text:style-name="Standard"><text:s/>dmesg <text:s text:c="31"/>gst-launch-1.0 <text:s text:c="16"/>manpath <text:s text:c="27"/>ppdhtml <text:s text:c="20"/>telnet.netkit <text:s text:c="19"/>xzcmp</text:p>
      <text:p text:style-name="Standard"><text:soft-page-break/><text:s/>dnsdomainname <text:s text:c="23"/>gst-play-1.0 <text:s text:c="18"/>man-recode <text:s text:c="24"/>ppdi <text:s text:c="23"/>tempfile <text:s text:c="24"/>xzdiff</text:p>
      <text:p text:style-name="Standard"><text:s/>domainname <text:s text:c="26"/>gstreamer-codec-install <text:s text:c="7"/>mapscrn <text:s text:c="27"/>ppdmerge <text:s text:c="19"/>test <text:s text:c="28"/>xzegrep</text:p>
      <text:p text:style-name="Standard"><text:s/>do-release-upgrade <text:s text:c="18"/>gst-typefind-1.0 <text:s text:c="14"/>mattrib <text:s text:c="27"/>ppdpo <text:s text:c="22"/>text2pcap <text:s text:c="23"/>xzfgrep</text:p>
      <text:p text:style-name="Standard"><text:s/>dpkg <text:s text:c="32"/>gtbl <text:s text:c="26"/>mawk <text:s text:c="30"/>pphs <text:s text:c="23"/>tgz <text:s text:c="29"/>xzgrep</text:p>
      <text:p text:style-name="Standard"><text:s/>dpkg-deb <text:s text:c="28"/>gtf <text:s text:c="27"/>mbadblocks <text:s text:c="24"/>pr <text:s text:c="25"/>thunderbird <text:s text:c="21"/>xzless</text:p>
      <text:p text:style-name="Standard"><text:s/>dpkg-divert <text:s text:c="25"/>gtk-builder-tool <text:s text:c="14"/>mcat <text:s text:c="30"/>precat <text:s text:c="21"/>tic <text:s text:c="29"/>xzmore</text:p>
      <text:p text:style-name="Standard"><text:s/>dpkg-maintscript-helper <text:s text:c="13"/>gtk-encode-symbolic-svg <text:s text:c="7"/>mcd <text:s text:c="31"/>preconv <text:s text:c="20"/>tificc <text:s text:c="26"/>yelp</text:p>
      <text:p text:style-name="Standard"><text:s/>dpkg-query <text:s text:c="26"/>gtk-launch <text:s text:c="20"/>mcheck <text:s text:c="28"/>preunzip <text:s text:c="19"/>time <text:s text:c="28"/>yes</text:p>
      <text:p text:style-name="Standard"><text:s/>dpkg-split <text:s text:c="26"/>gtk-query-settings <text:s text:c="12"/>mclasserase <text:s text:c="23"/>prezip <text:s text:c="21"/>timedatectl <text:s text:c="21"/>ypdomainname</text:p>
      <text:p text:style-name="Standard"><text:s/>dpkg-statoverride <text:s text:c="19"/>gtk-update-icon-cache <text:s text:c="9"/>mcomp <text:s text:c="29"/>prezip-bin <text:s text:c="17"/>timeout <text:s text:c="25"/>zcat</text:p>
      <text:p text:style-name="Standard"><text:s/>dpkg-trigger <text:s text:c="24"/>gunzip <text:s text:c="24"/>mcookie <text:s text:c="27"/>print <text:s text:c="22"/>tload <text:s text:c="27"/>zcmp</text:p>
      <text:p text:style-name="Standard"><text:s/>driverless <text:s text:c="26"/>gvfs-cat <text:s text:c="22"/>mcopy <text:s text:c="29"/>printafm <text:s text:c="19"/>tnameserv <text:s text:c="23"/>zdiff</text:p>
      <text:p text:style-name="Standard"><text:s/>du <text:s text:c="34"/>gvfs-copy <text:s text:c="21"/>md5sum <text:s text:c="28"/>printenv <text:s text:c="19"/>toe <text:s text:c="29"/>zdump</text:p>
      <text:p text:style-name="Standard"><text:s/>dumpcap <text:s text:c="29"/>gvfs-info <text:s text:c="21"/>md5sum.textutils <text:s text:c="18"/>printerbanner <text:s text:c="14"/>top <text:s text:c="29"/>zegrep</text:p>
      <text:p text:style-name="Standard"><text:s/>dumpkeys <text:s text:c="28"/>gvfs-less <text:s text:c="21"/>mdel <text:s text:c="30"/>printer-profile <text:s text:c="12"/>totem <text:s text:c="27"/>zenity</text:p>
      <text:p text:style-name="Standard"><text:s/>duplicity <text:s text:c="27"/>gvfs-ls <text:s text:c="23"/>mdeltree <text:s text:c="26"/>printf <text:s text:c="21"/>totem-video-thumbnailer <text:s text:c="9"/>zfgrep</text:p>
      <text:p text:style-name="Standard"><text:s/>dvipdf <text:s text:c="30"/>gvfs-mime <text:s text:c="21"/>mdig <text:s text:c="30"/>prlimit <text:s text:c="20"/>touch <text:s text:c="27"/>zforce</text:p>
      <text:p text:style-name="Standard"><text:s/>dwp <text:s text:c="33"/>gvfs-mkdir <text:s text:c="20"/>mdir <text:s text:c="30"/>prove <text:s text:c="22"/>tput <text:s text:c="28"/>zgrep</text:p>
      <text:p text:style-name="Standard"><text:s/>echo <text:s text:c="32"/>gvfs-monitor-dir <text:s text:c="14"/>mdu <text:s text:c="31"/>prtstat <text:s text:c="20"/>tr <text:s text:c="30"/>zip</text:p>
      <text:p text:style-name="Standard"><text:s/>ed <text:s text:c="34"/>gvfs-monitor-file <text:s text:c="13"/>mergecap <text:s text:c="26"/>ps <text:s text:c="25"/>tracepath <text:s text:c="23"/>zipcloak</text:p>
      <text:p text:style-name="Standard"><text:s/>edit <text:s text:c="32"/>gvfs-mount <text:s text:c="20"/>mesa-overlay-control.py <text:s text:c="11"/>ps2ascii <text:s text:c="19"/>traceroute6 <text:s text:c="21"/>zipdetails</text:p>
      <text:p text:style-name="Standard"><text:s/>editcap <text:s text:c="29"/>gvfs-move <text:s text:c="21"/>mesg <text:s text:c="30"/>ps2epsi <text:s text:c="20"/>traceroute6.iputils <text:s text:c="13"/>zipgrep</text:p>
      <text:p text:style-name="Standard"><text:s/>editor <text:s text:c="30"/>gvfs-open <text:s text:c="21"/>mformat <text:s text:c="27"/>ps2pdf <text:s text:c="21"/>tracker <text:s text:c="25"/>zipinfo</text:p>
      <text:p text:style-name="Standard"><text:s/>editres <text:s text:c="29"/>gvfs-rename <text:s text:c="19"/>migrate-pubring-from-classic-gpg <text:s text:c="2"/>ps2pdf12 <text:s text:c="19"/>transicc <text:s text:c="24"/>zipnote</text:p>
      <text:p text:style-name="Standard"><text:s/>efibootdump <text:s text:c="25"/>gvfs-rm <text:s text:c="23"/>mimeopen <text:s text:c="26"/>ps2pdf13 <text:s text:c="19"/>transmission-gtk <text:s text:c="16"/>zipsplit</text:p>
      <text:p text:style-name="Standard"><text:s/>efibootmgr <text:s text:c="26"/>gvfs-save <text:s text:c="21"/>mimetype <text:s text:c="26"/>ps2pdf14 <text:s text:c="19"/>transset <text:s text:c="24"/>zjsdecode</text:p>
      <text:p text:style-name="Standard"><text:soft-page-break/><text:s/>egrep <text:s text:c="31"/>gvfs-set-attribute <text:s text:c="12"/>min12xxw <text:s text:c="26"/>ps2pdfwr <text:s text:c="19"/>tree <text:s text:c="28"/>zless</text:p>
      <text:p text:style-name="Standard"><text:s/>eject <text:s text:c="31"/>gvfs-trash <text:s text:c="20"/>minfo <text:s text:c="29"/>ps2ps <text:s text:c="22"/>troff <text:s text:c="27"/>zmore</text:p>
      <text:p text:style-name="Standard"><text:s/>elfedit <text:s text:c="29"/>gvfs-tree <text:s text:c="21"/>mkdir <text:s text:c="29"/>ps2ps2 <text:s text:c="21"/>true <text:s text:c="28"/>znew</text:p>
      <text:p text:style-name="Standard"><text:s/>enc2xs <text:s text:c="30"/>gzexe <text:s text:c="25"/>mkfifo <text:s text:c="28"/>ps2txt <text:s text:c="21"/>truncate</text:p>
      <text:p text:style-name="Standard">dac@dac-Veriton-M200-H310:/bin$ ls *.doc</text:p>
      <text:p text:style-name="Standard">ls: cannot access '*.doc': No such file or directory</text:p>
      <text:p text:style-name="Standard">dac@dac-Veriton-M200-H310:/bin$ touch abc.doc bcd.doc</text:p>
      <text:p text:style-name="Standard">touch: cannot touch 'abc.doc': Permission denied</text:p>
      <text:p text:style-name="Standard">touch: cannot touch 'bcd.doc': Permission denied</text:p>
      <text:p text:style-name="Standard">dac@dac-Veriton-M200-H310:/bin$ cd </text:p>
      <text:p text:style-name="Standard">dac@dac-Veriton-M200-H310:~$ cd Batch_B1</text:p>
      <text:p text:style-name="Standard">dac@dac-Veriton-M200-H310:~/Batch_B1$ touch abc.doc bcd.doc</text:p>
      <text:p text:style-name="Standard">dac@dac-Veriton-M200-H310:~/Batch_B1$ ls *.doc</text:p>
      <text:p text:style-name="Standard">abc.doc <text:s/>bcd.doc <text:s/>test.doc</text:p>
      <text:p text:style-name="Standard">dac@dac-Veriton-M200-H310:~/Batch_B1$ ls</text:p>
      <text:p text:style-name="Standard">abc.doc <text:s/>bcd.doc <text:s/>Day2 <text:s/>OS <text:s/>test1 <text:s/>Test1 <text:s/>test2 <text:s/>Test2 <text:s/>test3 <text:s/>test4 <text:s/>test5 <text:s/>test.doc</text:p>
      <text:p text:style-name="Standard">dac@dac-Veriton-M200-H310:~/Batch_B1$ ls [l-s]*</text:p>
      <text:p text:style-name="Standard">ls: cannot access '[l-s]*': No such file or directory</text:p>
      <text:p text:style-name="Standard">dac@dac-Veriton-M200-H310:~/Batch_B1$ cd /bin</text:p>
      <text:p text:style-name="Standard">dac@dac-Veriton-M200-H310:/bin$ ls [l-s]*</text:p>
      <text:p text:style-name="Standard">l2ping <text:s text:c="22"/>lzcmp <text:s text:c="28"/>myisamchk <text:s text:c="17"/>od <text:s text:c="24"/>pod2html <text:s text:c="13"/>reordercap <text:s text:c="11"/>showkey</text:p>
      <text:p text:style-name="Standard">l2test <text:s text:c="22"/>lzdiff <text:s text:c="27"/>myisam_ftdump <text:s text:c="13"/>oem-getlogs <text:s text:c="15"/>pod2man <text:s text:c="14"/>reset <text:s text:c="16"/>showrgb</text:p>
      <text:p text:style-name="Standard">laptop-detect <text:s text:c="15"/>lzegrep <text:s text:c="26"/>myisamlog <text:s text:c="17"/>on_ac_power <text:s text:c="15"/>pod2text <text:s text:c="13"/>resizecons <text:s text:c="11"/>shred</text:p>
      <text:p text:style-name="Standard">last <text:s text:c="24"/>lzfgrep <text:s text:c="26"/>myisampack <text:s text:c="16"/>openssl <text:s text:c="19"/>pod2usage <text:s text:c="12"/>resizepart <text:s text:c="11"/>shuf</text:p>
      <text:p text:style-name="Standard">lastb <text:s text:c="23"/>lzgrep <text:s text:c="27"/>my_print_defaults <text:s text:c="9"/>openvt <text:s text:c="20"/>podchecker <text:s text:c="11"/>resolvectl <text:s text:c="11"/>simple-scan</text:p>
      <text:p text:style-name="Standard">lastlog <text:s text:c="21"/>lzless <text:s text:c="27"/>mysql <text:s text:c="21"/>opldecode <text:s text:c="17"/>podselect <text:s text:c="12"/>rev <text:s text:c="18"/>size</text:p>
      <text:p text:style-name="Standard">lavadecode <text:s text:c="18"/>lzma <text:s text:c="29"/>mysqladmin <text:s text:c="16"/>orbd <text:s text:c="22"/>poff <text:s text:c="17"/>rfcomm <text:s text:c="15"/>skill</text:p>
      <text:p text:style-name="Standard">lcf <text:s text:c="25"/>lzmainfo <text:s text:c="25"/>mysqlanalyze <text:s text:c="14"/>orca <text:s text:c="22"/>policytool <text:s text:c="11"/>rgrep <text:s text:c="16"/>slabtop</text:p>
      <text:p text:style-name="Standard">ld <text:s text:c="26"/>lzmore <text:s text:c="27"/>mysqlbinlog <text:s text:c="15"/>orca-dm-wrapper <text:s text:c="11"/>pon <text:s text:c="18"/>rhythmbox <text:s text:c="12"/>sleep</text:p>
      <text:p text:style-name="Standard">ld.bfd <text:s text:c="22"/>m2300w <text:s text:c="27"/>mysqlcheck <text:s text:c="16"/>os-prober <text:s text:c="17"/>ppdc <text:s text:c="17"/>rhythmbox-client <text:s text:c="5"/>slogin</text:p>
      <text:p text:style-name="Standard">ldd <text:s text:c="25"/>m2300w-wrapper <text:s text:c="19"/>mysql_config_editor <text:s text:c="7"/>p11-kit <text:s text:c="19"/>ppdhtml <text:s text:c="14"/>rlogin <text:s text:c="15"/>slxdecode</text:p>
      <text:p text:style-name="Standard">ld.gold <text:s text:c="21"/>m2400w <text:s text:c="27"/>mysqld_multi <text:s text:c="14"/>pacat <text:s text:c="21"/>ppdi <text:s text:c="17"/>rm <text:s text:c="19"/>smproxy</text:p>
      <text:p text:style-name="Standard">less <text:s text:c="24"/>make <text:s text:c="29"/>mysqld_safe <text:s text:c="15"/>pack200 <text:s text:c="19"/>ppdmerge <text:s text:c="13"/>rmdir <text:s text:c="16"/>snap</text:p>
      <text:p text:style-name="Standard">lessecho <text:s text:c="20"/>make-first-existing-target <text:s text:c="7"/>mysqldump <text:s text:c="17"/>pacmd <text:s text:c="21"/>ppdpo <text:s text:c="16"/>rmic <text:s text:c="17"/>snapctl</text:p>
      <text:p text:style-name="Standard"><text:soft-page-break/>lessfile <text:s text:c="20"/>mako-render <text:s text:c="22"/>mysqldumpslow <text:s text:c="13"/>pactl <text:s text:c="21"/>pphs <text:s text:c="17"/>rmid <text:s text:c="17"/>snapfuse</text:p>
      <text:p text:style-name="Standard">lesskey <text:s text:c="21"/>man <text:s text:c="30"/>mysqlimport <text:s text:c="15"/>padsp <text:s text:c="21"/>pr <text:s text:c="19"/>rmiregistry <text:s text:c="10"/>snice</text:p>
      <text:p text:style-name="Standard">lesspipe <text:s text:c="20"/>mandb <text:s text:c="28"/>mysql_migrate_keyring <text:s text:c="5"/>pager <text:s text:c="21"/>precat <text:s text:c="15"/>rnano <text:s text:c="16"/>soelim</text:p>
      <text:p text:style-name="Standard">lexgrog <text:s text:c="21"/>manpath <text:s text:c="26"/>mysqloptimize <text:s text:c="13"/>pa-info <text:s text:c="19"/>preconv <text:s text:c="14"/>routef <text:s text:c="15"/>soffice</text:p>
      <text:p text:style-name="Standard">libnetcfg <text:s text:c="19"/>man-recode <text:s text:c="23"/>mysqlpump <text:s text:c="17"/>pamon <text:s text:c="21"/>preunzip <text:s text:c="13"/>routel <text:s text:c="15"/>software-properties-gtk</text:p>
      <text:p text:style-name="Standard">libreoffice <text:s text:c="17"/>mapscrn <text:s text:c="26"/>mysqlrepair <text:s text:c="15"/>paperconf <text:s text:c="17"/>prezip <text:s text:c="15"/>rpcgen <text:s text:c="15"/>sort</text:p>
      <text:p text:style-name="Standard">libwacom-list-local-devices <text:s/>mattrib <text:s text:c="26"/>mysqlreport <text:s text:c="15"/>paplay <text:s text:c="20"/>prezip-bin <text:s text:c="11"/>rrsync <text:s text:c="15"/>sotruss</text:p>
      <text:p text:style-name="Standard">link <text:s text:c="24"/>mawk <text:s text:c="29"/>mysql_secure_installation <text:s/>parec <text:s text:c="21"/>print <text:s text:c="16"/>rsh <text:s text:c="18"/>spd-conf</text:p>
      <text:p text:style-name="Standard">linkicc <text:s text:c="21"/>mbadblocks <text:s text:c="23"/>mysqlshow <text:s text:c="17"/>parecord <text:s text:c="18"/>printafm <text:s text:c="13"/>rstart <text:s text:c="15"/>spd-say</text:p>
      <text:p text:style-name="Standard">linux32 <text:s text:c="21"/>mcat <text:s text:c="29"/>mysqlslap <text:s text:c="17"/>partx <text:s text:c="21"/>printenv <text:s text:c="13"/>rstartd <text:s text:c="14"/>speaker-test</text:p>
      <text:p text:style-name="Standard">linux64 <text:s text:c="21"/>mcd <text:s text:c="30"/>mysql_ssl_rsa_setup <text:s text:c="7"/>passwd <text:s text:c="20"/>printerbanner <text:s text:c="8"/>rsync <text:s text:c="16"/>speech-dispatcher</text:p>
      <text:p text:style-name="Standard">linux-boot-prober <text:s text:c="11"/>mcheck <text:s text:c="27"/>mysql_tzinfo_to_sql <text:s text:c="7"/>paste <text:s text:c="21"/>printer-profile <text:s text:c="6"/>rtstat <text:s text:c="15"/>spice-vdagent</text:p>
      <text:p text:style-name="Standard">linux-check-removal <text:s text:c="9"/>mclasserase <text:s text:c="22"/>mysql_upgrade <text:s text:c="13"/>pasteurize <text:s text:c="16"/>printf <text:s text:c="15"/>runcon <text:s text:c="15"/>splain</text:p>
      <text:p text:style-name="Standard">linux-update-symlinks <text:s text:c="7"/>mcomp <text:s text:c="28"/>mzip <text:s text:c="22"/>pasuspender <text:s text:c="15"/>prlimit <text:s text:c="14"/>run-mailcap <text:s text:c="10"/>split</text:p>
      <text:p text:style-name="Standard">linux-version <text:s text:c="15"/>mcookie <text:s text:c="26"/>namei <text:s text:c="21"/>patch <text:s text:c="21"/>prove <text:s text:c="16"/>run-parts <text:s text:c="12"/>splitfont</text:p>
      <text:p text:style-name="Standard">listres <text:s text:c="21"/>mcopy <text:s text:c="28"/>nano <text:s text:c="22"/>pathchk <text:s text:c="19"/>prtstat <text:s text:c="14"/>run-with-aspell <text:s text:c="6"/>sprof</text:p>
      <text:p text:style-name="Standard">ln <text:s text:c="26"/>md5sum <text:s text:c="27"/>native2ascii <text:s text:c="14"/>pax11publish <text:s text:c="14"/>ps <text:s text:c="19"/>rview <text:s text:c="16"/>ss</text:p>
      <text:p text:style-name="Standard">lnstat <text:s text:c="22"/>md5sum.textutils <text:s text:c="17"/>nautilus <text:s text:c="18"/>pdb3 <text:s text:c="22"/>ps2ascii <text:s text:c="13"/>rvim <text:s text:c="17"/>ssh</text:p>
      <text:p text:style-name="Standard">loadkeys <text:s text:c="20"/>mdel <text:s text:c="29"/>nautilus-autorun-software <text:s/>pdb3.8 <text:s text:c="20"/>ps2epsi <text:s text:c="14"/>rygel <text:s text:c="16"/>ssh-add</text:p>
      <text:p text:style-name="Standard">loadunimap <text:s text:c="18"/>mdeltree <text:s text:c="25"/>nautilus-sendto <text:s text:c="11"/>pdf2dsc <text:s text:c="19"/>ps2pdf <text:s text:c="15"/>sane-find-scanner <text:s text:c="4"/>ssh-agent</text:p>
      <text:p text:style-name="Standard">localc <text:s text:c="22"/>mdig <text:s text:c="29"/>nawk <text:s text:c="22"/>pdf2ps <text:s text:c="20"/>ps2pdf12 <text:s text:c="13"/>savelog <text:s text:c="14"/>ssh-argv0</text:p>
      <text:p text:style-name="Standard">locale <text:s text:c="22"/>mdir <text:s text:c="29"/>nc <text:s text:c="24"/>pdfattach <text:s text:c="17"/>ps2pdf13 <text:s text:c="13"/>sbattach <text:s text:c="13"/>ssh-copy-id</text:p>
      <text:p text:style-name="Standard">locale-check <text:s text:c="16"/>mdu <text:s text:c="30"/>ncal <text:s text:c="22"/>pdfdetach <text:s text:c="17"/>ps2pdf14 <text:s text:c="13"/>sbkeysync <text:s text:c="12"/>ssh-keygen</text:p>
      <text:p text:style-name="Standard">localectl <text:s text:c="19"/>mergecap <text:s text:c="25"/>nc.openbsd <text:s text:c="16"/>pdffonts <text:s text:c="18"/>ps2pdfwr <text:s text:c="13"/>sbsiglist <text:s text:c="12"/>ssh-keyscan</text:p>
      <text:p text:style-name="Standard">localedef <text:s text:c="19"/>mesa-overlay-control.py <text:s text:c="10"/>neqn <text:s text:c="22"/>pdfimages <text:s text:c="17"/>ps2ps <text:s text:c="16"/>sbsign <text:s text:c="15"/>start-pulseaudio-x11</text:p>
      <text:p text:style-name="Standard">lodraw <text:s text:c="22"/>mesg <text:s text:c="29"/>netcat <text:s text:c="20"/>pdfinfo <text:s text:c="19"/>ps2ps2 <text:s text:c="15"/>sbvarsign <text:s text:c="12"/>startx</text:p>
      <text:p text:style-name="Standard"><text:soft-page-break/>loffice <text:s text:c="21"/>mformat <text:s text:c="26"/>netkit-ftp <text:s text:c="16"/>pdfseparate <text:s text:c="15"/>ps2txt <text:s text:c="15"/>sbverify <text:s text:c="13"/>stat</text:p>
      <text:p text:style-name="Standard">lofromtemplate <text:s text:c="14"/>migrate-pubring-from-classic-gpg <text:s/>networkctl <text:s text:c="16"/>pdfsig <text:s text:c="20"/>psfaddtable <text:s text:c="10"/>scanimage <text:s text:c="12"/>static-sh</text:p>
      <text:p text:style-name="Standard">logger <text:s text:c="22"/>mimeopen <text:s text:c="25"/>networkd-dispatcher <text:s text:c="7"/>pdftocairo <text:s text:c="16"/>psfgettable <text:s text:c="10"/>schemagen <text:s text:c="12"/>stdbuf</text:p>
      <text:p text:style-name="Standard">login <text:s text:c="23"/>mimetype <text:s text:c="25"/>newgrp <text:s text:c="20"/>pdftohtml <text:s text:c="17"/>psfstriptable <text:s text:c="8"/>scp <text:s text:c="18"/>strace</text:p>
      <text:p text:style-name="Standard">loginctl <text:s text:c="20"/>min12xxw <text:s text:c="25"/>ngettext <text:s text:c="18"/>pdftoppm <text:s text:c="18"/>psfxtable <text:s text:c="12"/>scp-dbus-service <text:s text:c="5"/>strace-log-merge</text:p>
      <text:p text:style-name="Standard">logname <text:s text:c="21"/>minfo <text:s text:c="28"/>nice <text:s text:c="22"/>pdftops <text:s text:c="19"/>psicc <text:s text:c="16"/>screendump <text:s text:c="11"/>strings</text:p>
      <text:p text:style-name="Standard">loimpress <text:s text:c="19"/>mkdir <text:s text:c="28"/>nisdomainname <text:s text:c="13"/>pdftotext <text:s text:c="17"/>pslog <text:s text:c="16"/>script <text:s text:c="15"/>strip</text:p>
      <text:p text:style-name="Standard">lomath <text:s text:c="22"/>mkfifo <text:s text:c="27"/>nl <text:s text:c="24"/>pdfunite <text:s text:c="18"/>pstree <text:s text:c="15"/>scriptreplay <text:s text:c="9"/>stty</text:p>
      <text:p text:style-name="Standard">look <text:s text:c="24"/>mkfontdir <text:s text:c="24"/>nm <text:s text:c="24"/>peekfd <text:s text:c="20"/>pstree.x11 <text:s text:c="11"/>sdiff <text:s text:c="16"/>su</text:p>
      <text:p text:style-name="Standard">lorder <text:s text:c="22"/>mkfontscale <text:s text:c="22"/>nm-applet <text:s text:c="17"/>perl <text:s text:c="22"/>ptar <text:s text:c="17"/>sdptool <text:s text:c="14"/>sudo</text:p>
      <text:p text:style-name="Standard">loweb <text:s text:c="23"/>mkisofs <text:s text:c="26"/>nmcli <text:s text:c="21"/>perl5.30.0 <text:s text:c="16"/>ptardiff <text:s text:c="13"/>seahorse <text:s text:c="13"/>sudoedit</text:p>
      <text:p text:style-name="Standard">lowntfs-3g <text:s text:c="18"/>mkmanifest <text:s text:c="23"/>nm-connection-editor <text:s text:c="6"/>perl5.30-x86_64-linux-gnu <text:s/>ptargrep <text:s text:c="13"/>sed <text:s text:c="18"/>sudoreplay</text:p>
      <text:p text:style-name="Standard">lowriter <text:s text:c="20"/>mk_modmap <text:s text:c="24"/>nm-online <text:s text:c="17"/>perlbug <text:s text:c="19"/>ptx <text:s text:c="18"/>see <text:s text:c="18"/>sum</text:p>
      <text:p text:style-name="Standard">lp <text:s text:c="26"/>mknod <text:s text:c="28"/>nmtui <text:s text:c="21"/>perldoc <text:s text:c="19"/>pulseaudio <text:s text:c="11"/>select-default-iwrap <text:s/>symcryptrun</text:p>
      <text:p text:style-name="Standard">lpoptions <text:s text:c="19"/>mksquashfs <text:s text:c="23"/>nmtui-connect <text:s text:c="13"/>perli11ndoc <text:s text:c="15"/>pwd <text:s text:c="18"/>select-editor <text:s text:c="8"/>sync</text:p>
      <text:p text:style-name="Standard">lpq <text:s text:c="25"/>mktemp <text:s text:c="27"/>nmtui-edit <text:s text:c="16"/>perlivp <text:s text:c="19"/>pwdx <text:s text:c="17"/>sensible-browser <text:s text:c="5"/>syslinux</text:p>
      <text:p text:style-name="Standard">lpr <text:s text:c="25"/>mkzftree <text:s text:c="25"/>nmtui-hostname <text:s text:c="12"/>perlthanks <text:s text:c="16"/>py3clean <text:s text:c="13"/>sensible-editor <text:s text:c="6"/>syslinux-legacy</text:p>
      <text:p text:style-name="Standard">lprm <text:s text:c="24"/>mlabel <text:s text:c="27"/>nohup <text:s text:c="21"/>perror <text:s text:c="20"/>py3compile <text:s text:c="11"/>sensible-pager <text:s text:c="7"/>system-config-printer</text:p>
      <text:p text:style-name="Standard">lp_solve <text:s text:c="20"/>mmcli <text:s text:c="28"/>notify-send <text:s text:c="15"/>pf2afm <text:s text:c="20"/>py3versions <text:s text:c="10"/>seq <text:s text:c="18"/>system-config-printer-applet</text:p>
      <text:p text:style-name="Standard">lpstat <text:s text:c="22"/>mmd <text:s text:c="30"/>nproc <text:s text:c="21"/>pfbtopfa <text:s text:c="18"/>pydoc3 <text:s text:c="15"/>serialver <text:s text:c="12"/>systemctl</text:p>
      <text:p text:style-name="Standard">ls <text:s text:c="26"/>mmdbresolve <text:s text:c="22"/>nroff <text:s text:c="21"/>pftp <text:s text:c="22"/>pydoc3.8 <text:s text:c="13"/>servertool <text:s text:c="11"/>systemd</text:p>
      <text:p text:style-name="Standard">lsattr <text:s text:c="22"/>mmount <text:s text:c="27"/>nsenter <text:s text:c="19"/>pgrep <text:s text:c="21"/>pygettext3 <text:s text:c="11"/>session-migration <text:s text:c="4"/>systemd-analyze</text:p>
      <text:p text:style-name="Standard">lsblk <text:s text:c="23"/>mmove <text:s text:c="28"/>nslookup <text:s text:c="18"/>pic <text:s text:c="23"/>pygettext3.8 <text:s text:c="9"/>sessreg <text:s text:c="14"/>systemd-ask-password</text:p>
      <text:p text:style-name="Standard">lsb_release <text:s text:c="17"/>mokutil <text:s text:c="26"/>nstat <text:s text:c="21"/>pico <text:s text:c="22"/>pyjwt3 <text:s text:c="15"/>setarch <text:s text:c="14"/>systemd-cat</text:p>
      <text:p text:style-name="Standard">lscpu <text:s text:c="23"/>monitor-sensor <text:s text:c="19"/>nsupdate <text:s text:c="18"/>piconv <text:s text:c="20"/>python3 <text:s text:c="14"/>setfacl <text:s text:c="14"/>systemd-cgls</text:p>
      <text:p text:style-name="Standard">lshw <text:s text:c="24"/>more <text:s text:c="29"/>ntfs-3g <text:s text:c="19"/>pidof <text:s text:c="21"/>python3.8 <text:s text:c="12"/>setfont <text:s text:c="14"/>systemd-cgtop</text:p>
      <text:p text:style-name="Standard"><text:soft-page-break/>lsinitramfs <text:s text:c="17"/>mount <text:s text:c="28"/>ntfs-3g.probe <text:s text:c="13"/>pinentry <text:s text:c="18"/>python3-futurize <text:s text:c="5"/>setkeycodes <text:s text:c="10"/>systemd-delta</text:p>
      <text:p text:style-name="Standard">lsipc <text:s text:c="23"/>mountpoint <text:s text:c="23"/>ntfscat <text:s text:c="19"/>pinentry-curses <text:s text:c="11"/>python3-pasteurize <text:s text:c="3"/>setleds <text:s text:c="14"/>systemd-detect-virt</text:p>
      <text:p text:style-name="Standard">lslocks <text:s text:c="21"/>mousetweaks <text:s text:c="22"/>ntfscluster <text:s text:c="15"/>pinentry-gnome3 <text:s text:c="11"/>qpdldecode <text:s text:c="11"/>setlogcons <text:s text:c="11"/>systemd-escape</text:p>
      <text:p text:style-name="Standard">lslogins <text:s text:c="20"/>mpartition <text:s text:c="23"/>ntfscmp <text:s text:c="19"/>pinentry-x11 <text:s text:c="14"/>quirks-handler <text:s text:c="7"/>setmetamode <text:s text:c="10"/>systemd-hwdb</text:p>
      <text:p text:style-name="Standard">lsmem <text:s text:c="23"/>mrd <text:s text:c="30"/>ntfsdecrypt <text:s text:c="15"/>ping <text:s text:c="22"/>randpkt <text:s text:c="14"/>setpci <text:s text:c="15"/>systemd-id128</text:p>
      <text:p text:style-name="Standard">lsmod <text:s text:c="23"/>mren <text:s text:c="29"/>ntfsfallocate <text:s text:c="13"/>ping4 <text:s text:c="21"/>ranlib <text:s text:c="15"/>setpriv <text:s text:c="14"/>systemd-inhibit</text:p>
      <text:p text:style-name="Standard">lsns <text:s text:c="24"/>mscompress <text:s text:c="23"/>ntfsfix <text:s text:c="19"/>ping6 <text:s text:c="21"/>rawshark <text:s text:c="13"/>setsid <text:s text:c="15"/>systemd-machine-id-setup</text:p>
      <text:p text:style-name="Standard">lsof <text:s text:c="24"/>msexpand <text:s text:c="25"/>ntfsinfo <text:s text:c="18"/>pinky <text:s text:c="21"/>rbash <text:s text:c="16"/>setterm <text:s text:c="14"/>systemd-mount</text:p>
      <text:p text:style-name="Standard">lspci <text:s text:c="23"/>mshortname <text:s text:c="23"/>ntfsls <text:s text:c="20"/>pkaction <text:s text:c="18"/>rcp <text:s text:c="18"/>setupcon <text:s text:c="13"/>systemd-notify</text:p>
      <text:p text:style-name="Standard">lspgpot <text:s text:c="21"/>mshowfat <text:s text:c="25"/>ntfsmove <text:s text:c="18"/>pkcheck <text:s text:c="19"/>rctest <text:s text:c="15"/>setxkbmap <text:s text:c="12"/>systemd-path</text:p>
      <text:p text:style-name="Standard">lsusb <text:s text:c="23"/>ms_print <text:s text:c="25"/>ntfsrecover <text:s text:c="15"/>pkcon <text:s text:c="21"/>rdiffdir <text:s text:c="13"/>sftp <text:s text:c="17"/>systemd-resolve</text:p>
      <text:p text:style-name="Standard">ltrace <text:s text:c="22"/>mt <text:s text:c="31"/>ntfssecaudit <text:s text:c="14"/>pkexec <text:s text:c="20"/>rdma <text:s text:c="17"/>sg <text:s text:c="19"/>systemd-run</text:p>
      <text:p text:style-name="Standard">luit <text:s text:c="24"/>mt-gnu <text:s text:c="27"/>ntfstruncate <text:s text:c="14"/>pkg-config <text:s text:c="16"/>readelf <text:s text:c="14"/>sh <text:s text:c="19"/>systemd-socket-activate</text:p>
      <text:p text:style-name="Standard">lwp-download <text:s text:c="16"/>mtools <text:s text:c="27"/>ntfsusermap <text:s text:c="15"/>pkill <text:s text:c="21"/>readlink <text:s text:c="13"/>sha1sum <text:s text:c="14"/>systemd-stdio-bridge</text:p>
      <text:p text:style-name="Standard">lwp-dump <text:s text:c="20"/>mtoolstest <text:s text:c="23"/>ntfswipe <text:s text:c="18"/>pkmon <text:s text:c="21"/>realpath <text:s text:c="13"/>sha224sum <text:s text:c="12"/>systemd-sysusers</text:p>
      <text:p text:style-name="Standard">lwp-mirror <text:s text:c="18"/>mtr <text:s text:c="30"/>numfmt <text:s text:c="20"/>pkttyagent <text:s text:c="16"/>red <text:s text:c="18"/>sha256sum <text:s text:c="12"/>systemd-tmpfiles</text:p>
      <text:p text:style-name="Standard">lwp-request <text:s text:c="17"/>mtrace <text:s text:c="27"/>nvidia-detector <text:s text:c="11"/>pl2pm <text:s text:c="21"/>remmina <text:s text:c="14"/>sha384sum <text:s text:c="12"/>systemd-tty-ask-password-agent</text:p>
      <text:p text:style-name="Standard">lz <text:s text:c="26"/>mtr-packet <text:s text:c="23"/>oakdecode <text:s text:c="17"/>pldd <text:s text:c="22"/>remmina-file-wrapper <text:s/>sha512sum <text:s text:c="12"/>systemd-umount</text:p>
      <text:p text:style-name="Standard">lz4 <text:s text:c="25"/>mtype <text:s text:c="28"/>obexctl <text:s text:c="19"/>plog <text:s text:c="22"/>remmina-gnome <text:s text:c="8"/>sharkd</text:p>
      <text:p text:style-name="Standard">lz4c <text:s text:c="24"/>mutter <text:s text:c="27"/>objcopy <text:s text:c="19"/>plymouth <text:s text:c="18"/>rename.ul <text:s text:c="12"/>shasum</text:p>
      <text:p text:style-name="Standard">lz4cat <text:s text:c="22"/>mv <text:s text:c="31"/>objdump <text:s text:c="19"/>pmap <text:s text:c="22"/>rendercheck <text:s text:c="10"/>shotwell</text:p>
      <text:p text:style-name="Standard">lzcat <text:s text:c="23"/>mxtar <text:s text:c="28"/>oclock <text:s text:c="20"/>pnm2ppa <text:s text:c="19"/>renice <text:s text:c="15"/>showconsolefont</text:p>
      <text:p text:style-name="Standard">dac@dac-Veriton-M200-H310:/bin$ cd ~/Batch_B1</text:p>
      <text:p text:style-name="Standard">dac@dac-Veriton-M200-H310:~/Batch_B1$ cp Test1 Test2</text:p>
      <text:p text:style-name="Standard">dac@dac-Veriton-M200-H310:~/Batch_B1$ cat Test2</text:p>
      <text:p text:style-name="Standard">Hello World!!!</text:p>
      <text:p text:style-name="Standard">Hello World!!!</text:p>
      <text:p text:style-name="Standard">dac@dac-Veriton-M200-H310:~/Batch_B1$ cat Test2 &gt;&gt; Test1</text:p>
      <text:p text:style-name="Standard">dac@dac-Veriton-M200-H310:~/Batch_B1$ cat Test2</text:p>
      <text:p text:style-name="Standard">Hello World!!!</text:p>
      <text:p text:style-name="Standard"><text:soft-page-break/>Hello World!!!</text:p>
      <text:p text:style-name="Standard">dac@dac-Veriton-M200-H310:~/Batch_B1$ cat Test1</text:p>
      <text:p text:style-name="Standard">Hello World!!!</text:p>
      <text:p text:style-name="Standard">Hello World!!!</text:p>
      <text:p text:style-name="Standard">Hello World!!!</text:p>
      <text:p text:style-name="Standard">Hello World!!!</text:p>
      <text:p text:style-name="Standard">dac@dac-Veriton-M200-H310:~/Batch_B1$ ls -1 *.* | wc -l</text:p>
      <text:p text:style-name="Standard">3</text:p>
      <text:p text:style-name="Standard">dac@dac-Veriton-M200-H310:~/Batch_B1$ ls -l &gt;&gt; afile.txt</text:p>
      <text:p text:style-name="Standard">dac@dac-Veriton-M200-H310:~/Batch_B1$ cat afile.txt</text:p>
      <text:p text:style-name="Standard">total 36</text:p>
      <text:p text:style-name="Standard">-rw-rw-r-- 1 dac dac <text:s text:c="3"/>0 Mar 25 11:38 abc.doc</text:p>
      <text:p text:style-name="Standard">-rw-rw-r-- 1 dac dac <text:s text:c="3"/>0 Mar 25 11:44 afile.txt</text:p>
      <text:p text:style-name="Standard">-rw-rw-r-- 1 dac dac <text:s text:c="3"/>0 Mar 25 11:38 bcd.doc</text:p>
      <text:p text:style-name="Standard">drwxrwxr-x 4 dac dac 4096 Mar 23 20:19 Day2</text:p>
      <text:p text:style-name="Standard">drwxrwxr-x 2 dac dac 4096 Mar 25 11:31 OS</text:p>
      <text:p text:style-name="Standard">drwxrwxr-x 2 dac dac 4096 Mar 22 14:55 test1</text:p>
      <text:p text:style-name="Standard">-rw-rw-r-- 1 dac dac <text:s text:c="2"/>60 Mar 25 11:40 Test1</text:p>
      <text:p text:style-name="Standard">drwxrwxr-x 4 dac dac 4096 Mar 22 14:56 test2</text:p>
      <text:p text:style-name="Standard">-rw-rw-r-- 1 dac dac <text:s text:c="2"/>30 Mar 25 11:40 Test2</text:p>
      <text:p text:style-name="Standard">-rw-rw-r-- 1 dac dac <text:s/>368 Mar 24 15:25 test3</text:p>
      <text:p text:style-name="Standard">-rw-rw-r-- 1 dac dac 1393 Mar 24 15:54 test4</text:p>
      <text:p text:style-name="Standard">-rw-rw-r-- 1 dac dac <text:s text:c="2"/>59 Mar 24 15:44 test5</text:p>
      <text:p text:style-name="Standard">-rw-rw-r-- 1 dac dac <text:s text:c="3"/>0 Mar 24 14:55 test.doc</text:p>
      <text:p text:style-name="Standard">dac@dac-Veriton-M200-H310:~/Batch_B1$ cat text1</text:p>
      <text:p text:style-name="Standard">total 36</text:p>
      <text:p text:style-name="Standard">-rw-rw-r-- 1 dac dac <text:s text:c="3"/>0 Mar 25 11:38 abc.doc</text:p>
      <text:p text:style-name="Standard">-rw-rw-r-- 1 dac dac <text:s text:c="3"/>0 Mar 25 11:44 afile.txt</text:p>
      <text:p text:style-name="Standard">-rw-rw-r-- 1 dac dac <text:s text:c="3"/>0 Mar 25 11:38 bcd.doc</text:p>
      <text:p text:style-name="Standard">drwxrwxr-x 4 dac dac 4096 Mar 23 20:19 Day2</text:p>
      <text:p text:style-name="Standard">drwxrwxr-x 2 dac dac 4096 Mar 25 11:31 OS</text:p>
      <text:p text:style-name="Standard">drwxrwxr-x 2 dac dac 4096 Mar 22 14:55 test1</text:p>
      <text:p text:style-name="Standard">-rw-rw-r-- 1 dac dac <text:s text:c="2"/>60 Mar 25 11:40 Test1</text:p>
      <text:p text:style-name="Standard">drwxrwxr-x 4 dac dac 4096 Mar 22 14:56 test2</text:p>
      <text:p text:style-name="Standard">-rw-rw-r-- 1 dac dac <text:s text:c="2"/>30 Mar 25 11:40 Test2</text:p>
      <text:p text:style-name="Standard">-rw-rw-r-- 1 dac dac <text:s/>368 Mar 24 15:25 test3</text:p>
      <text:p text:style-name="Standard">-rw-rw-r-- 1 dac dac 1393 Mar 24 15:54 test4</text:p>
      <text:p text:style-name="Standard">-rw-rw-r-- 1 dac dac <text:s text:c="2"/>59 Mar 24 15:44 test5</text:p>
      <text:p text:style-name="Standard">-rw-rw-r-- 1 dac dac <text:s text:c="3"/>0 Mar 24 14:55 test.doc</text:p>
      <text:p text:style-name="Standard">dac@dac-Veriton-M200-H310:~/Batch_B1$ sed 1,10d text1</text:p>
      <text:p text:style-name="Standard">-rw-rw-r-- 1 dac dac <text:s/>368 Mar 24 15:25 test3</text:p>
      <text:p text:style-name="Standard">-rw-rw-r-- 1 dac dac 1393 Mar 24 15:54 test4</text:p>
      <text:p text:style-name="Standard">-rw-rw-r-- 1 dac dac <text:s text:c="2"/>59 Mar 24 15:44 test5</text:p>
      <text:p text:style-name="Standard">-rw-rw-r-- 1 dac dac <text:s text:c="3"/>0 Mar 24 14:55 test.doc</text:p>
      <text:p text:style-name="Standard">dac@dac-Veriton-M200-H310:~/Batch_B1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1:46:36.101391366</meta:creation-date>
    <dc:date>2023-03-25T11:49:25.750914733</dc:date>
    <meta:editing-duration>PT2M49S</meta:editing-duration>
    <meta:editing-cycles>1</meta:editing-cycles>
    <meta:document-statistic meta:table-count="0" meta:image-count="0" meta:object-count="0" meta:page-count="35" meta:paragraph-count="944" meta:word-count="5812" meta:character-count="154567" meta:non-whitespace-character-count="50209"/>
    <meta:generator>LibreOffice/6.4.7.2$Linux_X86_64 LibreOffice_project/40$Build-2</meta:generator>
  </office:meta>
</office:document-meta>
</file>